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2.4661in"/>
    </style:style>
    <style:style style:name="co4" style:family="table-column">
      <style:table-column-properties fo:break-before="auto" style:column-width="2.2193in"/>
    </style:style>
    <style:style style:name="co5" style:family="table-column">
      <style:table-column-properties fo:break-before="auto" style:column-width="2.3161in"/>
    </style:style>
    <style:style style:name="co6" style:family="table-column">
      <style:table-column-properties fo:break-before="auto" style:column-width="2.1874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0.75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Wavelength_20_and_20_Absorbance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velength and Absorba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>
            <text:p>Wavelength [nm]</text:p>
          </table:table-cell>
          <table:table-cell table:style-name="ce1" office:value-type="string" calcext:value-type="string">
            <text:p>0 min</text:p>
          </table:table-cell>
          <table:table-cell table:style-name="ce1" office:value-type="string" calcext:value-type="string">
            <text:p>4 min</text:p>
          </table:table-cell>
          <table:table-cell table:style-name="ce1" office:value-type="string" calcext:value-type="string">
            <text:p>8 min</text:p>
          </table:table-cell>
          <table:table-cell table:style-name="ce1" office:value-type="string" calcext:value-type="string">
            <text:p>12 min</text:p>
          </table:table-cell>
          <table:table-cell table:style-name="ce1" office:value-type="string" calcext:value-type="string">
            <text:p>16 min</text:p>
          </table:table-cell>
          <table:table-cell table:style-name="ce1" office:value-type="string" calcext:value-type="string">
            <text:p>20 min</text:p>
          </table:table-cell>
          <table:table-cell table:number-columns-repeated="1637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-0.0201224846894138" calcext:value-type="float">
            <text:p>-0.0201224846894138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5748031496063" calcext:value-type="float">
            <text:p>-0.015748031496063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-0.0201224846894138" calcext:value-type="float">
            <text:p>-0.0201224846894138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5748031496063" calcext:value-type="float">
            <text:p>-0.015748031496063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-0.0201224846894138" calcext:value-type="float">
            <text:p>-0.0201224846894138</text:p>
          </table:table-cell>
          <table:table-cell office:value-type="float" office:value="-0.0122484689413823" calcext:value-type="float">
            <text:p>-0.0122484689413823</text:p>
          </table:table-cell>
          <table:table-cell office:value-type="float" office:value="-0.015748031496063" calcext:value-type="float">
            <text:p>-0.015748031496063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-0.020997375328084" calcext:value-type="float">
            <text:p>-0.020997375328084</text:p>
          </table:table-cell>
          <table:table-cell office:value-type="float" office:value="-0.0122484689413823" calcext:value-type="float">
            <text:p>-0.0122484689413823</text:p>
          </table:table-cell>
          <table:table-cell office:value-type="float" office:value="-0.015748031496063" calcext:value-type="float">
            <text:p>-0.015748031496063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20997375328084" calcext:value-type="float">
            <text:p>-0.020997375328084</text:p>
          </table:table-cell>
          <table:table-cell office:value-type="float" office:value="-0.0122484689413823" calcext:value-type="float">
            <text:p>-0.0122484689413823</text:p>
          </table:table-cell>
          <table:table-cell office:value-type="float" office:value="-0.015748031496063" calcext:value-type="float">
            <text:p>-0.015748031496063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-0.020997375328084" calcext:value-type="float">
            <text:p>-0.020997375328084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5748031496063" calcext:value-type="float">
            <text:p>-0.015748031496063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-0.020997375328084" calcext:value-type="float">
            <text:p>-0.020997375328084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-0.0201224846894138" calcext:value-type="float">
            <text:p>-0.0201224846894138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-0.0201224846894138" calcext:value-type="float">
            <text:p>-0.0201224846894138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-0.0201224846894138" calcext:value-type="float">
            <text:p>-0.0201224846894138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201224846894138" calcext:value-type="float">
            <text:p>-0.0201224846894138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201224846894138" calcext:value-type="float">
            <text:p>-0.0201224846894138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201224846894138" calcext:value-type="float">
            <text:p>-0.0201224846894138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201224846894138" calcext:value-type="float">
            <text:p>-0.0201224846894138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201224846894138" calcext:value-type="float">
            <text:p>-0.0201224846894138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92475940507437" calcext:value-type="float">
            <text:p>-0.0192475940507437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92475940507437" calcext:value-type="float">
            <text:p>-0.0192475940507437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92475940507437" calcext:value-type="float">
            <text:p>-0.0192475940507437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22484689413823" calcext:value-type="float">
            <text:p>-0.0122484689413823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92475940507437" calcext:value-type="float">
            <text:p>-0.0192475940507437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22484689413823" calcext:value-type="float">
            <text:p>-0.0122484689413823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92475940507437" calcext:value-type="float">
            <text:p>-0.0192475940507437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22484689413823" calcext:value-type="float">
            <text:p>-0.0122484689413823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92475940507437" calcext:value-type="float">
            <text:p>-0.0192475940507437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92475940507437" calcext:value-type="float">
            <text:p>-0.0192475940507437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92475940507437" calcext:value-type="float">
            <text:p>-0.0192475940507437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92475940507437" calcext:value-type="float">
            <text:p>-0.0192475940507437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92475940507437" calcext:value-type="float">
            <text:p>-0.0192475940507437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92475940507437" calcext:value-type="float">
            <text:p>-0.0192475940507437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92475940507437" calcext:value-type="float">
            <text:p>-0.0192475940507437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92475940507437" calcext:value-type="float">
            <text:p>-0.0192475940507437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92475940507437" calcext:value-type="float">
            <text:p>-0.0192475940507437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92475940507437" calcext:value-type="float">
            <text:p>-0.0192475940507437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83727034120735" calcext:value-type="float">
            <text:p>-0.0183727034120735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92475940507437" calcext:value-type="float">
            <text:p>-0.0192475940507437</text:p>
          </table:table-cell>
          <table:table-cell table:number-columns-repeated="1637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83727034120735" calcext:value-type="float">
            <text:p>-0.0183727034120735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83727034120735" calcext:value-type="float">
            <text:p>-0.0183727034120735</text:p>
          </table:table-cell>
          <table:table-cell table:number-columns-repeated="1637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83727034120735" calcext:value-type="float">
            <text:p>-0.0183727034120735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83727034120735" calcext:value-type="float">
            <text:p>-0.0183727034120735</text:p>
          </table:table-cell>
          <table:table-cell table:number-columns-repeated="1637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83727034120735" calcext:value-type="float">
            <text:p>-0.0183727034120735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83727034120735" calcext:value-type="float">
            <text:p>-0.0183727034120735</text:p>
          </table:table-cell>
          <table:table-cell table:number-columns-repeated="1637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183727034120735" calcext:value-type="float">
            <text:p>-0.0183727034120735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83727034120735" calcext:value-type="float">
            <text:p>-0.0183727034120735</text:p>
          </table:table-cell>
          <table:table-cell table:number-columns-repeated="1637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-0.0183727034120735" calcext:value-type="float">
            <text:p>-0.0183727034120735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83727034120735" calcext:value-type="float">
            <text:p>-0.0183727034120735</text:p>
          </table:table-cell>
          <table:table-cell table:number-columns-repeated="1637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-0.0174978127734033" calcext:value-type="float">
            <text:p>-0.0174978127734033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22484689413823" calcext:value-type="float">
            <text:p>-0.0122484689413823</text:p>
          </table:table-cell>
          <table:table-cell office:value-type="float" office:value="-0.0174978127734033" calcext:value-type="float">
            <text:p>-0.0174978127734033</text:p>
          </table:table-cell>
          <table:table-cell table:number-columns-repeated="1637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-0.0174978127734033" calcext:value-type="float">
            <text:p>-0.0174978127734033</text:p>
          </table:table-cell>
          <table:table-cell office:value-type="float" office:value="-0.00962379702537183" calcext:value-type="float">
            <text:p>-0.00962379702537183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22484689413823" calcext:value-type="float">
            <text:p>-0.0122484689413823</text:p>
          </table:table-cell>
          <table:table-cell office:value-type="float" office:value="-0.0174978127734033" calcext:value-type="float">
            <text:p>-0.0174978127734033</text:p>
          </table:table-cell>
          <table:table-cell table:number-columns-repeated="1637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-0.0174978127734033" calcext:value-type="float">
            <text:p>-0.0174978127734033</text:p>
          </table:table-cell>
          <table:table-cell office:value-type="float" office:value="-0.00962379702537183" calcext:value-type="float">
            <text:p>-0.00962379702537183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22484689413823" calcext:value-type="float">
            <text:p>-0.0122484689413823</text:p>
          </table:table-cell>
          <table:table-cell office:value-type="float" office:value="-0.0174978127734033" calcext:value-type="float">
            <text:p>-0.0174978127734033</text:p>
          </table:table-cell>
          <table:table-cell table:number-columns-repeated="1637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-0.0174978127734033" calcext:value-type="float">
            <text:p>-0.0174978127734033</text:p>
          </table:table-cell>
          <table:table-cell office:value-type="float" office:value="-0.00962379702537183" calcext:value-type="float">
            <text:p>-0.00962379702537183</text:p>
          </table:table-cell>
          <table:table-cell office:value-type="float" office:value="-0.0122484689413823" calcext:value-type="float">
            <text:p>-0.0122484689413823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74978127734033" calcext:value-type="float">
            <text:p>-0.0174978127734033</text:p>
          </table:table-cell>
          <table:table-cell table:number-columns-repeated="1637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-0.0174978127734033" calcext:value-type="float">
            <text:p>-0.0174978127734033</text:p>
          </table:table-cell>
          <table:table-cell office:value-type="float" office:value="-0.00962379702537183" calcext:value-type="float">
            <text:p>-0.00962379702537183</text:p>
          </table:table-cell>
          <table:table-cell office:value-type="float" office:value="-0.0122484689413823" calcext:value-type="float">
            <text:p>-0.0122484689413823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74978127734033" calcext:value-type="float">
            <text:p>-0.0174978127734033</text:p>
          </table:table-cell>
          <table:table-cell table:number-columns-repeated="1637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-0.0174978127734033" calcext:value-type="float">
            <text:p>-0.0174978127734033</text:p>
          </table:table-cell>
          <table:table-cell office:value-type="float" office:value="-0.00962379702537183" calcext:value-type="float">
            <text:p>-0.00962379702537183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74978127734033" calcext:value-type="float">
            <text:p>-0.0174978127734033</text:p>
          </table:table-cell>
          <table:table-cell table:number-columns-repeated="1637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-0.0174978127734033" calcext:value-type="float">
            <text:p>-0.0174978127734033</text:p>
          </table:table-cell>
          <table:table-cell office:value-type="float" office:value="-0.00874890638670166" calcext:value-type="float">
            <text:p>-0.00874890638670166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74978127734033" calcext:value-type="float">
            <text:p>-0.0174978127734033</text:p>
          </table:table-cell>
          <table:table-cell table:number-columns-repeated="1637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-0.0166229221347332" calcext:value-type="float">
            <text:p>-0.0166229221347332</text:p>
          </table:table-cell>
          <table:table-cell office:value-type="float" office:value="-0.00874890638670166" calcext:value-type="float">
            <text:p>-0.00874890638670166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74978127734033" calcext:value-type="float">
            <text:p>-0.0174978127734033</text:p>
          </table:table-cell>
          <table:table-cell table:number-columns-repeated="1637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-0.0166229221347332" calcext:value-type="float">
            <text:p>-0.0166229221347332</text:p>
          </table:table-cell>
          <table:table-cell office:value-type="float" office:value="-0.00874890638670166" calcext:value-type="float">
            <text:p>-0.00874890638670166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66229221347332" calcext:value-type="float">
            <text:p>-0.0166229221347332</text:p>
          </table:table-cell>
          <table:table-cell table:number-columns-repeated="1637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-0.0166229221347332" calcext:value-type="float">
            <text:p>-0.0166229221347332</text:p>
          </table:table-cell>
          <table:table-cell office:value-type="float" office:value="-0.00874890638670166" calcext:value-type="float">
            <text:p>-0.00874890638670166</text:p>
          </table:table-cell>
          <table:table-cell office:value-type="float" office:value="-0.0122484689413823" calcext:value-type="float">
            <text:p>-0.0122484689413823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66229221347332" calcext:value-type="float">
            <text:p>-0.0166229221347332</text:p>
          </table:table-cell>
          <table:table-cell table:number-columns-repeated="1637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-0.0166229221347332" calcext:value-type="float">
            <text:p>-0.0166229221347332</text:p>
          </table:table-cell>
          <table:table-cell office:value-type="float" office:value="-0.00874890638670166" calcext:value-type="float">
            <text:p>-0.00874890638670166</text:p>
          </table:table-cell>
          <table:table-cell office:value-type="float" office:value="-0.0122484689413823" calcext:value-type="float">
            <text:p>-0.0122484689413823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66229221347332" calcext:value-type="float">
            <text:p>-0.0166229221347332</text:p>
          </table:table-cell>
          <table:table-cell table:number-columns-repeated="1637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-0.0166229221347332" calcext:value-type="float">
            <text:p>-0.0166229221347332</text:p>
          </table:table-cell>
          <table:table-cell office:value-type="float" office:value="-0.00874890638670166" calcext:value-type="float">
            <text:p>-0.00874890638670166</text:p>
          </table:table-cell>
          <table:table-cell office:value-type="float" office:value="-0.0122484689413823" calcext:value-type="float">
            <text:p>-0.0122484689413823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66229221347332" calcext:value-type="float">
            <text:p>-0.0166229221347332</text:p>
          </table:table-cell>
          <table:table-cell table:number-columns-repeated="1637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-0.0166229221347332" calcext:value-type="float">
            <text:p>-0.0166229221347332</text:p>
          </table:table-cell>
          <table:table-cell office:value-type="float" office:value="-0.00874890638670166" calcext:value-type="float">
            <text:p>-0.00874890638670166</text:p>
          </table:table-cell>
          <table:table-cell office:value-type="float" office:value="-0.0122484689413823" calcext:value-type="float">
            <text:p>-0.0122484689413823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66229221347332" calcext:value-type="float">
            <text:p>-0.0166229221347332</text:p>
          </table:table-cell>
          <table:table-cell table:number-columns-repeated="1637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-0.0166229221347332" calcext:value-type="float">
            <text:p>-0.0166229221347332</text:p>
          </table:table-cell>
          <table:table-cell office:value-type="float" office:value="-0.00874890638670166" calcext:value-type="float">
            <text:p>-0.00874890638670166</text:p>
          </table:table-cell>
          <table:table-cell office:value-type="float" office:value="-0.0122484689413823" calcext:value-type="float">
            <text:p>-0.0122484689413823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66229221347332" calcext:value-type="float">
            <text:p>-0.0166229221347332</text:p>
          </table:table-cell>
          <table:table-cell table:number-columns-repeated="1637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-0.0166229221347332" calcext:value-type="float">
            <text:p>-0.0166229221347332</text:p>
          </table:table-cell>
          <table:table-cell office:value-type="float" office:value="-0.00874890638670166" calcext:value-type="float">
            <text:p>-0.00874890638670166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66229221347332" calcext:value-type="float">
            <text:p>-0.0166229221347332</text:p>
          </table:table-cell>
          <table:table-cell table:number-columns-repeated="1637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-0.0166229221347332" calcext:value-type="float">
            <text:p>-0.0166229221347332</text:p>
          </table:table-cell>
          <table:table-cell office:value-type="float" office:value="-0.00874890638670166" calcext:value-type="float">
            <text:p>-0.00874890638670166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66229221347332" calcext:value-type="float">
            <text:p>-0.0166229221347332</text:p>
          </table:table-cell>
          <table:table-cell table:number-columns-repeated="1637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166229221347332" calcext:value-type="float">
            <text:p>-0.0166229221347332</text:p>
          </table:table-cell>
          <table:table-cell office:value-type="float" office:value="-0.00874890638670166" calcext:value-type="float">
            <text:p>-0.00874890638670166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5748031496063" calcext:value-type="float">
            <text:p>-0.015748031496063</text:p>
          </table:table-cell>
          <table:table-cell table:number-columns-repeated="1637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15748031496063" calcext:value-type="float">
            <text:p>-0.015748031496063</text:p>
          </table:table-cell>
          <table:table-cell office:value-type="float" office:value="-0.00874890638670166" calcext:value-type="float">
            <text:p>-0.00874890638670166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5748031496063" calcext:value-type="float">
            <text:p>-0.015748031496063</text:p>
          </table:table-cell>
          <table:table-cell table:number-columns-repeated="1637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15748031496063" calcext:value-type="float">
            <text:p>-0.015748031496063</text:p>
          </table:table-cell>
          <table:table-cell office:value-type="float" office:value="-0.0078740157480315" calcext:value-type="float">
            <text:p>-0.0078740157480315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5748031496063" calcext:value-type="float">
            <text:p>-0.015748031496063</text:p>
          </table:table-cell>
          <table:table-cell table:number-columns-repeated="1637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15748031496063" calcext:value-type="float">
            <text:p>-0.015748031496063</text:p>
          </table:table-cell>
          <table:table-cell office:value-type="float" office:value="-0.0078740157480315" calcext:value-type="float">
            <text:p>-0.0078740157480315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15748031496063" calcext:value-type="float">
            <text:p>-0.015748031496063</text:p>
          </table:table-cell>
          <table:table-cell table:number-columns-repeated="1637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15748031496063" calcext:value-type="float">
            <text:p>-0.015748031496063</text:p>
          </table:table-cell>
          <table:table-cell office:value-type="float" office:value="-0.0078740157480315" calcext:value-type="float">
            <text:p>-0.0078740157480315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0962379702537183" calcext:value-type="float">
            <text:p>-0.00962379702537183</text:p>
          </table:table-cell>
          <table:table-cell office:value-type="float" office:value="-0.015748031496063" calcext:value-type="float">
            <text:p>-0.015748031496063</text:p>
          </table:table-cell>
          <table:table-cell table:number-columns-repeated="1637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15748031496063" calcext:value-type="float">
            <text:p>-0.015748031496063</text:p>
          </table:table-cell>
          <table:table-cell office:value-type="float" office:value="-0.0078740157480315" calcext:value-type="float">
            <text:p>-0.0078740157480315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0962379702537183" calcext:value-type="float">
            <text:p>-0.00962379702537183</text:p>
          </table:table-cell>
          <table:table-cell office:value-type="float" office:value="-0.015748031496063" calcext:value-type="float">
            <text:p>-0.015748031496063</text:p>
          </table:table-cell>
          <table:table-cell table:number-columns-repeated="1637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078740157480315" calcext:value-type="float">
            <text:p>-0.0078740157480315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0962379702537183" calcext:value-type="float">
            <text:p>-0.00962379702537183</text:p>
          </table:table-cell>
          <table:table-cell office:value-type="float" office:value="-0.015748031496063" calcext:value-type="float">
            <text:p>-0.015748031496063</text:p>
          </table:table-cell>
          <table:table-cell table:number-columns-repeated="1637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078740157480315" calcext:value-type="float">
            <text:p>-0.0078740157480315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0962379702537183" calcext:value-type="float">
            <text:p>-0.00962379702537183</text:p>
          </table:table-cell>
          <table:table-cell office:value-type="float" office:value="-0.0148731408573928" calcext:value-type="float">
            <text:p>-0.0148731408573928</text:p>
          </table:table-cell>
          <table:table-cell table:number-columns-repeated="1637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-0.0148731408573928" calcext:value-type="float">
            <text:p>-0.0148731408573928</text:p>
          </table:table-cell>
          <table:table-cell office:value-type="float" office:value="-0.00699912510936133" calcext:value-type="float">
            <text:p>-0.00699912510936133</text:p>
          </table:table-cell>
          <table:table-cell office:value-type="float" office:value="-0.00962379702537183" calcext:value-type="float">
            <text:p>-0.00962379702537183</text:p>
          </table:table-cell>
          <table:table-cell office:value-type="float" office:value="-0.00874890638670166" calcext:value-type="float">
            <text:p>-0.00874890638670166</text:p>
          </table:table-cell>
          <table:table-cell office:value-type="float" office:value="-0.0148731408573928" calcext:value-type="float">
            <text:p>-0.0148731408573928</text:p>
          </table:table-cell>
          <table:table-cell table:number-columns-repeated="1637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0612423447069116" calcext:value-type="float">
            <text:p>-0.00612423447069116</text:p>
          </table:table-cell>
          <table:table-cell office:value-type="float" office:value="-0.00962379702537183" calcext:value-type="float">
            <text:p>-0.00962379702537183</text:p>
          </table:table-cell>
          <table:table-cell office:value-type="float" office:value="-0.0078740157480315" calcext:value-type="float">
            <text:p>-0.0078740157480315</text:p>
          </table:table-cell>
          <table:table-cell office:value-type="float" office:value="-0.0139982502187227" calcext:value-type="float">
            <text:p>-0.0139982502187227</text:p>
          </table:table-cell>
          <table:table-cell table:number-columns-repeated="1637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-0.0139982502187227" calcext:value-type="float">
            <text:p>-0.0139982502187227</text:p>
          </table:table-cell>
          <table:table-cell office:value-type="float" office:value="-0.00612423447069116" calcext:value-type="float">
            <text:p>-0.00612423447069116</text:p>
          </table:table-cell>
          <table:table-cell office:value-type="float" office:value="-0.00962379702537183" calcext:value-type="float">
            <text:p>-0.00962379702537183</text:p>
          </table:table-cell>
          <table:table-cell office:value-type="float" office:value="-0.0078740157480315" calcext:value-type="float">
            <text:p>-0.0078740157480315</text:p>
          </table:table-cell>
          <table:table-cell office:value-type="float" office:value="-0.0139982502187227" calcext:value-type="float">
            <text:p>-0.0139982502187227</text:p>
          </table:table-cell>
          <table:table-cell table:number-columns-repeated="1637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-0.0131233595800525" calcext:value-type="float">
            <text:p>-0.0131233595800525</text:p>
          </table:table-cell>
          <table:table-cell office:value-type="float" office:value="-0.005249343832021" calcext:value-type="float">
            <text:p>-0.005249343832021</text:p>
          </table:table-cell>
          <table:table-cell office:value-type="float" office:value="-0.00962379702537183" calcext:value-type="float">
            <text:p>-0.00962379702537183</text:p>
          </table:table-cell>
          <table:table-cell office:value-type="float" office:value="-0.0078740157480315" calcext:value-type="float">
            <text:p>-0.0078740157480315</text:p>
          </table:table-cell>
          <table:table-cell office:value-type="float" office:value="-0.0131233595800525" calcext:value-type="float">
            <text:p>-0.0131233595800525</text:p>
          </table:table-cell>
          <table:table-cell table:number-columns-repeated="1637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-0.0122484689413823" calcext:value-type="float">
            <text:p>-0.0122484689413823</text:p>
          </table:table-cell>
          <table:table-cell office:value-type="float" office:value="-0.005249343832021" calcext:value-type="float">
            <text:p>-0.005249343832021</text:p>
          </table:table-cell>
          <table:table-cell office:value-type="float" office:value="-0.00874890638670166" calcext:value-type="float">
            <text:p>-0.00874890638670166</text:p>
          </table:table-cell>
          <table:table-cell office:value-type="float" office:value="-0.00699912510936133" calcext:value-type="float">
            <text:p>-0.00699912510936133</text:p>
          </table:table-cell>
          <table:table-cell office:value-type="float" office:value="-0.0131233595800525" calcext:value-type="float">
            <text:p>-0.0131233595800525</text:p>
          </table:table-cell>
          <table:table-cell table:number-columns-repeated="1637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-0.0122484689413823" calcext:value-type="float">
            <text:p>-0.0122484689413823</text:p>
          </table:table-cell>
          <table:table-cell office:value-type="float" office:value="-0.005249343832021" calcext:value-type="float">
            <text:p>-0.005249343832021</text:p>
          </table:table-cell>
          <table:table-cell office:value-type="float" office:value="-0.00874890638670166" calcext:value-type="float">
            <text:p>-0.00874890638670166</text:p>
          </table:table-cell>
          <table:table-cell office:value-type="float" office:value="-0.00699912510936133" calcext:value-type="float">
            <text:p>-0.00699912510936133</text:p>
          </table:table-cell>
          <table:table-cell office:value-type="float" office:value="-0.0131233595800525" calcext:value-type="float">
            <text:p>-0.0131233595800525</text:p>
          </table:table-cell>
          <table:table-cell table:number-columns-repeated="1637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-0.0122484689413823" calcext:value-type="float">
            <text:p>-0.0122484689413823</text:p>
          </table:table-cell>
          <table:table-cell office:value-type="float" office:value="-0.00437445319335083" calcext:value-type="float">
            <text:p>-0.00437445319335083</text:p>
          </table:table-cell>
          <table:table-cell office:value-type="float" office:value="-0.0078740157480315" calcext:value-type="float">
            <text:p>-0.0078740157480315</text:p>
          </table:table-cell>
          <table:table-cell office:value-type="float" office:value="-0.00699912510936133" calcext:value-type="float">
            <text:p>-0.00699912510936133</text:p>
          </table:table-cell>
          <table:table-cell office:value-type="float" office:value="-0.0122484689413823" calcext:value-type="float">
            <text:p>-0.0122484689413823</text:p>
          </table:table-cell>
          <table:table-cell table:number-columns-repeated="1637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0437445319335083" calcext:value-type="float">
            <text:p>-0.00437445319335083</text:p>
          </table:table-cell>
          <table:table-cell office:value-type="float" office:value="-0.0078740157480315" calcext:value-type="float">
            <text:p>-0.0078740157480315</text:p>
          </table:table-cell>
          <table:table-cell office:value-type="float" office:value="-0.00612423447069116" calcext:value-type="float">
            <text:p>-0.00612423447069116</text:p>
          </table:table-cell>
          <table:table-cell office:value-type="float" office:value="-0.0122484689413823" calcext:value-type="float">
            <text:p>-0.0122484689413823</text:p>
          </table:table-cell>
          <table:table-cell table:number-columns-repeated="1637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-0.0113735783027122" calcext:value-type="float">
            <text:p>-0.0113735783027122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-0.00699912510936133" calcext:value-type="float">
            <text:p>-0.00699912510936133</text:p>
          </table:table-cell>
          <table:table-cell office:value-type="float" office:value="-0.00612423447069116" calcext:value-type="float">
            <text:p>-0.00612423447069116</text:p>
          </table:table-cell>
          <table:table-cell office:value-type="float" office:value="-0.0113735783027122" calcext:value-type="float">
            <text:p>-0.0113735783027122</text:p>
          </table:table-cell>
          <table:table-cell table:number-columns-repeated="1637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-0.010498687664042" calcext:value-type="float">
            <text:p>-0.010498687664042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-0.00612423447069116" calcext:value-type="float">
            <text:p>-0.00612423447069116</text:p>
          </table:table-cell>
          <table:table-cell office:value-type="float" office:value="-0.005249343832021" calcext:value-type="float">
            <text:p>-0.005249343832021</text:p>
          </table:table-cell>
          <table:table-cell office:value-type="float" office:value="-0.010498687664042" calcext:value-type="float">
            <text:p>-0.010498687664042</text:p>
          </table:table-cell>
          <table:table-cell table:number-columns-repeated="1637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-0.00962379702537183" calcext:value-type="float">
            <text:p>-0.00962379702537183</text:p>
          </table:table-cell>
          <table:table-cell office:value-type="float" office:value="-0.0026246719160105" calcext:value-type="float">
            <text:p>-0.0026246719160105</text:p>
          </table:table-cell>
          <table:table-cell table:number-columns-repeated="2" office:value-type="float" office:value="-0.005249343832021" calcext:value-type="float">
            <text:p>-0.005249343832021</text:p>
          </table:table-cell>
          <table:table-cell office:value-type="float" office:value="-0.00962379702537183" calcext:value-type="float">
            <text:p>-0.00962379702537183</text:p>
          </table:table-cell>
          <table:table-cell table:number-columns-repeated="1637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-0.00874890638670166" calcext:value-type="float">
            <text:p>-0.00874890638670166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-0.005249343832021" calcext:value-type="float">
            <text:p>-0.005249343832021</text:p>
          </table:table-cell>
          <table:table-cell office:value-type="float" office:value="-0.00437445319335083" calcext:value-type="float">
            <text:p>-0.00437445319335083</text:p>
          </table:table-cell>
          <table:table-cell office:value-type="float" office:value="-0.00962379702537183" calcext:value-type="float">
            <text:p>-0.00962379702537183</text:p>
          </table:table-cell>
          <table:table-cell table:number-columns-repeated="1637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-0.00874890638670166" calcext:value-type="float">
            <text:p>-0.00874890638670166</text:p>
          </table:table-cell>
          <table:table-cell office:value-type="float" office:value="-0.00174978127734033" calcext:value-type="float">
            <text:p>-0.00174978127734033</text:p>
          </table:table-cell>
          <table:table-cell table:number-columns-repeated="2" office:value-type="float" office:value="-0.00437445319335083" calcext:value-type="float">
            <text:p>-0.00437445319335083</text:p>
          </table:table-cell>
          <table:table-cell office:value-type="float" office:value="-0.00962379702537183" calcext:value-type="float">
            <text:p>-0.00962379702537183</text:p>
          </table:table-cell>
          <table:table-cell table:number-columns-repeated="1637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-0.00874890638670166" calcext:value-type="float">
            <text:p>-0.00874890638670166</text:p>
          </table:table-cell>
          <table:table-cell office:value-type="float" office:value="-0.000874890638670166" calcext:value-type="float">
            <text:p>-0.000874890638670166</text:p>
          </table:table-cell>
          <table:table-cell table:number-columns-repeated="2" office:value-type="float" office:value="-0.00437445319335083" calcext:value-type="float">
            <text:p>-0.00437445319335083</text:p>
          </table:table-cell>
          <table:table-cell office:value-type="float" office:value="-0.00874890638670166" calcext:value-type="float">
            <text:p>-0.00874890638670166</text:p>
          </table:table-cell>
          <table:table-cell table:number-columns-repeated="1637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-0.0078740157480315" calcext:value-type="float">
            <text:p>-0.0078740157480315</text:p>
          </table:table-cell>
          <table:table-cell office:value-type="float" office:value="-0" calcext:value-type="float">
            <text:p>0</text:p>
          </table:table-cell>
          <table:table-cell office:value-type="float" office:value="-0.00437445319335083" calcext:value-type="float">
            <text:p>-0.00437445319335083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-0.00874890638670166" calcext:value-type="float">
            <text:p>-0.00874890638670166</text:p>
          </table:table-cell>
          <table:table-cell table:number-columns-repeated="1637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-0.0078740157480315" calcext:value-type="float">
            <text:p>-0.0078740157480315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-0.0078740157480315" calcext:value-type="float">
            <text:p>-0.0078740157480315</text:p>
          </table:table-cell>
          <table:table-cell table:number-columns-repeated="1637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122484689413823" calcext:value-type="float">
            <text:p>0.0122484689413823</text:p>
          </table:table-cell>
          <table:table-cell office:value-type="float" office:value="-0.00699912510936133" calcext:value-type="float">
            <text:p>-0.00699912510936133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-0.00174978127734033" calcext:value-type="float">
            <text:p>-0.00174978127734033</text:p>
          </table:table-cell>
          <table:table-cell office:value-type="float" office:value="-0.00699912510936133" calcext:value-type="float">
            <text:p>-0.00699912510936133</text:p>
          </table:table-cell>
          <table:table-cell table:number-columns-repeated="1637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-0.00612423447069116" calcext:value-type="float">
            <text:p>-0.00612423447069116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-0.00174978127734033" calcext:value-type="float">
            <text:p>-0.00174978127734033</text:p>
          </table:table-cell>
          <table:table-cell office:value-type="float" office:value="-0.000874890638670166" calcext:value-type="float">
            <text:p>-0.000874890638670166</text:p>
          </table:table-cell>
          <table:table-cell office:value-type="float" office:value="-0.00699912510936133" calcext:value-type="float">
            <text:p>-0.00699912510936133</text:p>
          </table:table-cell>
          <table:table-cell table:number-columns-repeated="1637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139982502187227" calcext:value-type="float">
            <text:p>0.0139982502187227</text:p>
          </table:table-cell>
          <table:table-cell office:value-type="float" office:value="-0.00437445319335083" calcext:value-type="float">
            <text:p>-0.00437445319335083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-0.000874890638670166" calcext:value-type="float">
            <text:p>-0.000874890638670166</text:p>
          </table:table-cell>
          <table:table-cell office:value-type="float" office:value="-0" calcext:value-type="float">
            <text:p>0</text:p>
          </table:table-cell>
          <table:table-cell office:value-type="float" office:value="-0.00612423447069116" calcext:value-type="float">
            <text:p>-0.00612423447069116</text:p>
          </table:table-cell>
          <table:table-cell table:number-columns-repeated="1637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148731408573928" calcext:value-type="float">
            <text:p>0.0148731408573928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0.00349956255468067" calcext:value-type="float">
            <text:p>0.00349956255468067</text:p>
          </table:table-cell>
          <table:table-cell table:number-columns-repeated="2" office:value-type="float" office:value="0.000874890638670166" calcext:value-type="float">
            <text:p>0.000874890638670166</text:p>
          </table:table-cell>
          <table:table-cell office:value-type="float" office:value="-0.005249343832021" calcext:value-type="float">
            <text:p>-0.005249343832021</text:p>
          </table:table-cell>
          <table:table-cell table:number-columns-repeated="1637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0.00437445319335083" calcext:value-type="float">
            <text:p>0.00437445319335083</text:p>
          </table:table-cell>
          <table:table-cell table:number-columns-repeated="2" office:value-type="float" office:value="0.00174978127734033" calcext:value-type="float">
            <text:p>0.00174978127734033</text:p>
          </table:table-cell>
          <table:table-cell office:value-type="float" office:value="-0.00437445319335083" calcext:value-type="float">
            <text:p>-0.00437445319335083</text:p>
          </table:table-cell>
          <table:table-cell table:number-columns-repeated="1637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-0.00174978127734033" calcext:value-type="float">
            <text:p>-0.00174978127734033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026246719160105" calcext:value-type="float">
            <text:p>-0.0026246719160105</text:p>
          </table:table-cell>
          <table:table-cell table:number-columns-repeated="1637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183727034120735" calcext:value-type="float">
            <text:p>0.0183727034120735</text:p>
          </table:table-cell>
          <table:table-cell office:value-type="float" office:value="-0.000874890638670166" calcext:value-type="float">
            <text:p>-0.000874890638670166</text:p>
          </table:table-cell>
          <table:table-cell office:value-type="float" office:value="0.00699912510936133" calcext:value-type="float">
            <text:p>0.00699912510936133</text:p>
          </table:table-cell>
          <table:table-cell table:number-columns-repeated="2" office:value-type="float" office:value="0.00437445319335083" calcext:value-type="float">
            <text:p>0.00437445319335083</text:p>
          </table:table-cell>
          <table:table-cell office:value-type="float" office:value="-0.00174978127734033" calcext:value-type="float">
            <text:p>-0.00174978127734033</text:p>
          </table:table-cell>
          <table:table-cell table:number-columns-repeated="1637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201224846894138" calcext:value-type="float">
            <text:p>0.0201224846894138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-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218722659667542" calcext:value-type="float">
            <text:p>0.0218722659667542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0174978127734033" calcext:value-type="float">
            <text:p>0.00174978127734033</text:p>
          </table:table-cell>
          <table:table-cell table:number-columns-repeated="1637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227471566054243" calcext:value-type="float">
            <text:p>0.0227471566054243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0349956255468067" calcext:value-type="float">
            <text:p>0.00349956255468067</text:p>
          </table:table-cell>
          <table:table-cell table:number-columns-repeated="1637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05249343832021" calcext:value-type="float">
            <text:p>0.005249343832021</text:p>
          </table:table-cell>
          <table:table-cell table:number-columns-repeated="1637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26246719160105" calcext:value-type="float">
            <text:p>0.026246719160105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148731408573928" calcext:value-type="float">
            <text:p>0.0148731408573928</text:p>
          </table:table-cell>
          <table:table-cell table:number-columns-repeated="2" office:value-type="float" office:value="0.0122484689413823" calcext:value-type="float">
            <text:p>0.0122484689413823</text:p>
          </table:table-cell>
          <table:table-cell office:value-type="float" office:value="0.00699912510936133" calcext:value-type="float">
            <text:p>0.00699912510936133</text:p>
          </table:table-cell>
          <table:table-cell table:number-columns-repeated="1637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139982502187227" calcext:value-type="float">
            <text:p>0.0139982502187227</text:p>
          </table:table-cell>
          <table:table-cell office:value-type="float" office:value="0.0148731408573928" calcext:value-type="float">
            <text:p>0.0148731408573928</text:p>
          </table:table-cell>
          <table:table-cell office:value-type="float" office:value="0.00874890638670166" calcext:value-type="float">
            <text:p>0.00874890638670166</text:p>
          </table:table-cell>
          <table:table-cell table:number-columns-repeated="1637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306211723534558" calcext:value-type="float">
            <text:p>0.0306211723534558</text:p>
          </table:table-cell>
          <table:table-cell office:value-type="float" office:value="0.0122484689413823" calcext:value-type="float">
            <text:p>0.0122484689413823</text:p>
          </table:table-cell>
          <table:table-cell office:value-type="float" office:value="0.0192475940507437" calcext:value-type="float">
            <text:p>0.0192475940507437</text:p>
          </table:table-cell>
          <table:table-cell table:number-columns-repeated="2" office:value-type="float" office:value="0.0166229221347332" calcext:value-type="float">
            <text:p>0.0166229221347332</text:p>
          </table:table-cell>
          <table:table-cell office:value-type="float" office:value="0.0113735783027122" calcext:value-type="float">
            <text:p>0.0113735783027122</text:p>
          </table:table-cell>
          <table:table-cell table:number-columns-repeated="1637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332458442694663" calcext:value-type="float">
            <text:p>0.0332458442694663</text:p>
          </table:table-cell>
          <table:table-cell office:value-type="float" office:value="0.0148731408573928" calcext:value-type="float">
            <text:p>0.0148731408573928</text:p>
          </table:table-cell>
          <table:table-cell office:value-type="float" office:value="0.0218722659667542" calcext:value-type="float">
            <text:p>0.0218722659667542</text:p>
          </table:table-cell>
          <table:table-cell table:number-columns-repeated="2" office:value-type="float" office:value="0.0192475940507437" calcext:value-type="float">
            <text:p>0.0192475940507437</text:p>
          </table:table-cell>
          <table:table-cell office:value-type="float" office:value="0.0131233595800525" calcext:value-type="float">
            <text:p>0.0131233595800525</text:p>
          </table:table-cell>
          <table:table-cell table:number-columns-repeated="1637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358705161854768" calcext:value-type="float">
            <text:p>0.0358705161854768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253718285214348" calcext:value-type="float">
            <text:p>0.0253718285214348</text:p>
          </table:table-cell>
          <table:table-cell table:number-columns-repeated="2" office:value-type="float" office:value="0.0227471566054243" calcext:value-type="float">
            <text:p>0.0227471566054243</text:p>
          </table:table-cell>
          <table:table-cell office:value-type="float" office:value="0.0166229221347332" calcext:value-type="float">
            <text:p>0.0166229221347332</text:p>
          </table:table-cell>
          <table:table-cell table:number-columns-repeated="1637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402449693788277" calcext:value-type="float">
            <text:p>0.0402449693788277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288713910761155" calcext:value-type="float">
            <text:p>0.0288713910761155</text:p>
          </table:table-cell>
          <table:table-cell table:number-columns-repeated="2" office:value-type="float" office:value="0.026246719160105" calcext:value-type="float">
            <text:p>0.026246719160105</text:p>
          </table:table-cell>
          <table:table-cell office:value-type="float" office:value="0.0201224846894138" calcext:value-type="float">
            <text:p>0.0201224846894138</text:p>
          </table:table-cell>
          <table:table-cell table:number-columns-repeated="1637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437445319335083" calcext:value-type="float">
            <text:p>0.0437445319335083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332458442694663" calcext:value-type="float">
            <text:p>0.0332458442694663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306211723534558" calcext:value-type="float">
            <text:p>0.0306211723534558</text:p>
          </table:table-cell>
          <table:table-cell office:value-type="float" office:value="0.0236220472440945" calcext:value-type="float">
            <text:p>0.0236220472440945</text:p>
          </table:table-cell>
          <table:table-cell table:number-columns-repeated="1637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489938757655293" calcext:value-type="float">
            <text:p>0.0489938757655293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376202974628171" calcext:value-type="float">
            <text:p>0.0376202974628171</text:p>
          </table:table-cell>
          <table:table-cell table:number-columns-repeated="2" office:value-type="float" office:value="0.0349956255468067" calcext:value-type="float">
            <text:p>0.0349956255468067</text:p>
          </table:table-cell>
          <table:table-cell office:value-type="float" office:value="0.0279965004374453" calcext:value-type="float">
            <text:p>0.0279965004374453</text:p>
          </table:table-cell>
          <table:table-cell table:number-columns-repeated="1637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533683289588801" calcext:value-type="float">
            <text:p>0.0533683289588801</text:p>
          </table:table-cell>
          <table:table-cell office:value-type="float" office:value="0.0349956255468067" calcext:value-type="float">
            <text:p>0.0349956255468067</text:p>
          </table:table-cell>
          <table:table-cell office:value-type="float" office:value="0.041994750656168" calcext:value-type="float">
            <text:p>0.041994750656168</text:p>
          </table:table-cell>
          <table:table-cell table:number-columns-repeated="2" office:value-type="float" office:value="0.0393700787401575" calcext:value-type="float">
            <text:p>0.0393700787401575</text:p>
          </table:table-cell>
          <table:table-cell office:value-type="float" office:value="0.0332458442694663" calcext:value-type="float">
            <text:p>0.0332458442694663</text:p>
          </table:table-cell>
          <table:table-cell table:number-columns-repeated="1637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594925634295713" calcext:value-type="float">
            <text:p>0.0594925634295713</text:p>
          </table:table-cell>
          <table:table-cell office:value-type="float" office:value="0.0402449693788277" calcext:value-type="float">
            <text:p>0.0402449693788277</text:p>
          </table:table-cell>
          <table:table-cell office:value-type="float" office:value="0.047244094488189" calcext:value-type="float">
            <text:p>0.047244094488189</text:p>
          </table:table-cell>
          <table:table-cell office:value-type="float" office:value="0.0446194225721785" calcext:value-type="float">
            <text:p>0.0446194225721785</text:p>
          </table:table-cell>
          <table:table-cell office:value-type="float" office:value="0.0454943132108486" calcext:value-type="float">
            <text:p>0.0454943132108486</text:p>
          </table:table-cell>
          <table:table-cell office:value-type="float" office:value="0.0384951881014873" calcext:value-type="float">
            <text:p>0.0384951881014873</text:p>
          </table:table-cell>
          <table:table-cell table:number-columns-repeated="1637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656167979002625" calcext:value-type="float">
            <text:p>0.0656167979002625</text:p>
          </table:table-cell>
          <table:table-cell office:value-type="float" office:value="0.0463692038495188" calcext:value-type="float">
            <text:p>0.0463692038495188</text:p>
          </table:table-cell>
          <table:table-cell office:value-type="float" office:value="0.0533683289588801" calcext:value-type="float">
            <text:p>0.0533683289588801</text:p>
          </table:table-cell>
          <table:table-cell table:number-columns-repeated="2" office:value-type="float" office:value="0.0516185476815398" calcext:value-type="float">
            <text:p>0.0516185476815398</text:p>
          </table:table-cell>
          <table:table-cell office:value-type="float" office:value="0.0446194225721785" calcext:value-type="float">
            <text:p>0.0446194225721785</text:p>
          </table:table-cell>
          <table:table-cell table:number-columns-repeated="1637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726159230096238" calcext:value-type="float">
            <text:p>0.0726159230096238</text:p>
          </table:table-cell>
          <table:table-cell office:value-type="float" office:value="0.0533683289588801" calcext:value-type="float">
            <text:p>0.0533683289588801</text:p>
          </table:table-cell>
          <table:table-cell office:value-type="float" office:value="0.0594925634295713" calcext:value-type="float">
            <text:p>0.0594925634295713</text:p>
          </table:table-cell>
          <table:table-cell table:number-columns-repeated="2" office:value-type="float" office:value="0.057742782152231" calcext:value-type="float">
            <text:p>0.057742782152231</text:p>
          </table:table-cell>
          <table:table-cell office:value-type="float" office:value="0.0507436570428696" calcext:value-type="float">
            <text:p>0.0507436570428696</text:p>
          </table:table-cell>
          <table:table-cell table:number-columns-repeated="1637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796150481189851" calcext:value-type="float">
            <text:p>0.0796150481189851</text:p>
          </table:table-cell>
          <table:table-cell office:value-type="float" office:value="0.0612423447069116" calcext:value-type="float">
            <text:p>0.0612423447069116</text:p>
          </table:table-cell>
          <table:table-cell office:value-type="float" office:value="0.0673665791776028" calcext:value-type="float">
            <text:p>0.0673665791776028</text:p>
          </table:table-cell>
          <table:table-cell table:number-columns-repeated="2" office:value-type="float" office:value="0.0656167979002625" calcext:value-type="float">
            <text:p>0.0656167979002625</text:p>
          </table:table-cell>
          <table:table-cell office:value-type="float" office:value="0.0586176727909011" calcext:value-type="float">
            <text:p>0.0586176727909011</text:p>
          </table:table-cell>
          <table:table-cell table:number-columns-repeated="1637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883639545056868" calcext:value-type="float">
            <text:p>0.0883639545056868</text:p>
          </table:table-cell>
          <table:table-cell office:value-type="float" office:value="0.0691163604549431" calcext:value-type="float">
            <text:p>0.0691163604549431</text:p>
          </table:table-cell>
          <table:table-cell office:value-type="float" office:value="0.0761154855643045" calcext:value-type="float">
            <text:p>0.0761154855643045</text:p>
          </table:table-cell>
          <table:table-cell table:number-columns-repeated="2" office:value-type="float" office:value="0.073490813648294" calcext:value-type="float">
            <text:p>0.073490813648294</text:p>
          </table:table-cell>
          <table:table-cell office:value-type="float" office:value="0.0664916885389326" calcext:value-type="float">
            <text:p>0.0664916885389326</text:p>
          </table:table-cell>
          <table:table-cell table:number-columns-repeated="1637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971128608923885" calcext:value-type="float">
            <text:p>0.0971128608923885</text:p>
          </table:table-cell>
          <table:table-cell office:value-type="float" office:value="0.078740157480315" calcext:value-type="float">
            <text:p>0.078740157480315</text:p>
          </table:table-cell>
          <table:table-cell office:value-type="float" office:value="0.0848643919510061" calcext:value-type="float">
            <text:p>0.0848643919510061</text:p>
          </table:table-cell>
          <table:table-cell office:value-type="float" office:value="0.0822397200349956" calcext:value-type="float">
            <text:p>0.0822397200349956</text:p>
          </table:table-cell>
          <table:table-cell office:value-type="float" office:value="0.0831146106736658" calcext:value-type="float">
            <text:p>0.0831146106736658</text:p>
          </table:table-cell>
          <table:table-cell office:value-type="float" office:value="0.0752405949256343" calcext:value-type="float">
            <text:p>0.0752405949256343</text:p>
          </table:table-cell>
          <table:table-cell table:number-columns-repeated="1637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10761154855643" calcext:value-type="float">
            <text:p>0.10761154855643</text:p>
          </table:table-cell>
          <table:table-cell office:value-type="float" office:value="0.0883639545056868" calcext:value-type="float">
            <text:p>0.0883639545056868</text:p>
          </table:table-cell>
          <table:table-cell office:value-type="float" office:value="0.0953630796150481" calcext:value-type="float">
            <text:p>0.0953630796150481</text:p>
          </table:table-cell>
          <table:table-cell table:number-columns-repeated="2" office:value-type="float" office:value="0.0927384076990376" calcext:value-type="float">
            <text:p>0.0927384076990376</text:p>
          </table:table-cell>
          <table:table-cell office:value-type="float" office:value="0.0848643919510061" calcext:value-type="float">
            <text:p>0.0848643919510061</text:p>
          </table:table-cell>
          <table:table-cell table:number-columns-repeated="1637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118985126859143" calcext:value-type="float">
            <text:p>0.118985126859143</text:p>
          </table:table-cell>
          <table:table-cell office:value-type="float" office:value="0.099737532808399" calcext:value-type="float">
            <text:p>0.099737532808399</text:p>
          </table:table-cell>
          <table:table-cell office:value-type="float" office:value="0.10673665791776" calcext:value-type="float">
            <text:p>0.10673665791776</text:p>
          </table:table-cell>
          <table:table-cell table:number-columns-repeated="2" office:value-type="float" office:value="0.10411198600175" calcext:value-type="float">
            <text:p>0.10411198600175</text:p>
          </table:table-cell>
          <table:table-cell office:value-type="float" office:value="0.0962379702537183" calcext:value-type="float">
            <text:p>0.0962379702537183</text:p>
          </table:table-cell>
          <table:table-cell table:number-columns-repeated="1637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132108486439195" calcext:value-type="float">
            <text:p>0.132108486439195</text:p>
          </table:table-cell>
          <table:table-cell office:value-type="float" office:value="0.112860892388451" calcext:value-type="float">
            <text:p>0.112860892388451</text:p>
          </table:table-cell>
          <table:table-cell office:value-type="float" office:value="0.119860017497813" calcext:value-type="float">
            <text:p>0.119860017497813</text:p>
          </table:table-cell>
          <table:table-cell table:number-columns-repeated="2" office:value-type="float" office:value="0.117235345581802" calcext:value-type="float">
            <text:p>0.117235345581802</text:p>
          </table:table-cell>
          <table:table-cell office:value-type="float" office:value="0.109361329833771" calcext:value-type="float">
            <text:p>0.109361329833771</text:p>
          </table:table-cell>
          <table:table-cell table:number-columns-repeated="1637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146981627296588" calcext:value-type="float">
            <text:p>0.146981627296588</text:p>
          </table:table-cell>
          <table:table-cell office:value-type="float" office:value="0.127734033245844" calcext:value-type="float">
            <text:p>0.127734033245844</text:p>
          </table:table-cell>
          <table:table-cell office:value-type="float" office:value="0.133858267716535" calcext:value-type="float">
            <text:p>0.133858267716535</text:p>
          </table:table-cell>
          <table:table-cell table:number-columns-repeated="2" office:value-type="float" office:value="0.132108486439195" calcext:value-type="float">
            <text:p>0.132108486439195</text:p>
          </table:table-cell>
          <table:table-cell office:value-type="float" office:value="0.123359580052493" calcext:value-type="float">
            <text:p>0.123359580052493</text:p>
          </table:table-cell>
          <table:table-cell table:number-columns-repeated="1637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163604549431321" calcext:value-type="float">
            <text:p>0.163604549431321</text:p>
          </table:table-cell>
          <table:table-cell office:value-type="float" office:value="0.144356955380577" calcext:value-type="float">
            <text:p>0.144356955380577</text:p>
          </table:table-cell>
          <table:table-cell office:value-type="float" office:value="0.150481189851269" calcext:value-type="float">
            <text:p>0.150481189851269</text:p>
          </table:table-cell>
          <table:table-cell table:number-columns-repeated="2" office:value-type="float" office:value="0.148731408573928" calcext:value-type="float">
            <text:p>0.148731408573928</text:p>
          </table:table-cell>
          <table:table-cell office:value-type="float" office:value="0.139107611548556" calcext:value-type="float">
            <text:p>0.139107611548556</text:p>
          </table:table-cell>
          <table:table-cell table:number-columns-repeated="1637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181977252843395" calcext:value-type="float">
            <text:p>0.181977252843395</text:p>
          </table:table-cell>
          <table:table-cell office:value-type="float" office:value="0.162729658792651" calcext:value-type="float">
            <text:p>0.162729658792651</text:p>
          </table:table-cell>
          <table:table-cell office:value-type="float" office:value="0.167979002624672" calcext:value-type="float">
            <text:p>0.167979002624672</text:p>
          </table:table-cell>
          <table:table-cell office:value-type="float" office:value="0.167104111986002" calcext:value-type="float">
            <text:p>0.167104111986002</text:p>
          </table:table-cell>
          <table:table-cell office:value-type="float" office:value="0.166229221347332" calcext:value-type="float">
            <text:p>0.166229221347332</text:p>
          </table:table-cell>
          <table:table-cell office:value-type="float" office:value="0.15660542432196" calcext:value-type="float">
            <text:p>0.15660542432196</text:p>
          </table:table-cell>
          <table:table-cell table:number-columns-repeated="1637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201224846894138" calcext:value-type="float">
            <text:p>0.201224846894138</text:p>
          </table:table-cell>
          <table:table-cell office:value-type="float" office:value="0.181977252843395" calcext:value-type="float">
            <text:p>0.181977252843395</text:p>
          </table:table-cell>
          <table:table-cell office:value-type="float" office:value="0.188101487314086" calcext:value-type="float">
            <text:p>0.188101487314086</text:p>
          </table:table-cell>
          <table:table-cell table:number-columns-repeated="2" office:value-type="float" office:value="0.185476815398075" calcext:value-type="float">
            <text:p>0.185476815398075</text:p>
          </table:table-cell>
          <table:table-cell office:value-type="float" office:value="0.175853018372703" calcext:value-type="float">
            <text:p>0.175853018372703</text:p>
          </table:table-cell>
          <table:table-cell table:number-columns-repeated="1637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02974628171479" calcext:value-type="float">
            <text:p>0.202974628171479</text:p>
          </table:table-cell>
          <table:table-cell office:value-type="float" office:value="0.2082239720035" calcext:value-type="float">
            <text:p>0.2082239720035</text:p>
          </table:table-cell>
          <table:table-cell office:value-type="float" office:value="0.206474190726159" calcext:value-type="float">
            <text:p>0.206474190726159</text:p>
          </table:table-cell>
          <table:table-cell office:value-type="float" office:value="0.205599300087489" calcext:value-type="float">
            <text:p>0.205599300087489</text:p>
          </table:table-cell>
          <table:table-cell office:value-type="float" office:value="0.195975503062117" calcext:value-type="float">
            <text:p>0.195975503062117</text:p>
          </table:table-cell>
          <table:table-cell table:number-columns-repeated="1637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244969378827647" calcext:value-type="float">
            <text:p>0.244969378827647</text:p>
          </table:table-cell>
          <table:table-cell office:value-type="float" office:value="0.225721784776903" calcext:value-type="float">
            <text:p>0.225721784776903</text:p>
          </table:table-cell>
          <table:table-cell office:value-type="float" office:value="0.230971128608924" calcext:value-type="float">
            <text:p>0.230971128608924</text:p>
          </table:table-cell>
          <table:table-cell office:value-type="float" office:value="0.228346456692913" calcext:value-type="float">
            <text:p>0.228346456692913</text:p>
          </table:table-cell>
          <table:table-cell office:value-type="float" office:value="0.227471566054243" calcext:value-type="float">
            <text:p>0.227471566054243</text:p>
          </table:table-cell>
          <table:table-cell office:value-type="float" office:value="0.218722659667542" calcext:value-type="float">
            <text:p>0.218722659667542</text:p>
          </table:table-cell>
          <table:table-cell table:number-columns-repeated="1637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269466316710411" calcext:value-type="float">
            <text:p>0.269466316710411</text:p>
          </table:table-cell>
          <table:table-cell office:value-type="float" office:value="0.250218722659668" calcext:value-type="float">
            <text:p>0.250218722659668</text:p>
          </table:table-cell>
          <table:table-cell office:value-type="float" office:value="0.256342957130359" calcext:value-type="float">
            <text:p>0.256342957130359</text:p>
          </table:table-cell>
          <table:table-cell office:value-type="float" office:value="0.253718285214348" calcext:value-type="float">
            <text:p>0.253718285214348</text:p>
          </table:table-cell>
          <table:table-cell office:value-type="float" office:value="0.251968503937008" calcext:value-type="float">
            <text:p>0.251968503937008</text:p>
          </table:table-cell>
          <table:table-cell office:value-type="float" office:value="0.242344706911636" calcext:value-type="float">
            <text:p>0.242344706911636</text:p>
          </table:table-cell>
          <table:table-cell table:number-columns-repeated="1637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296587926509186" calcext:value-type="float">
            <text:p>0.296587926509186</text:p>
          </table:table-cell>
          <table:table-cell office:value-type="float" office:value="0.277340332458443" calcext:value-type="float">
            <text:p>0.277340332458443</text:p>
          </table:table-cell>
          <table:table-cell office:value-type="float" office:value="0.282589676290464" calcext:value-type="float">
            <text:p>0.282589676290464</text:p>
          </table:table-cell>
          <table:table-cell office:value-type="float" office:value="0.280839895013123" calcext:value-type="float">
            <text:p>0.280839895013123</text:p>
          </table:table-cell>
          <table:table-cell office:value-type="float" office:value="0.279090113735783" calcext:value-type="float">
            <text:p>0.279090113735783</text:p>
          </table:table-cell>
          <table:table-cell office:value-type="float" office:value="0.268591426071741" calcext:value-type="float">
            <text:p>0.268591426071741</text:p>
          </table:table-cell>
          <table:table-cell table:number-columns-repeated="1637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326334208223972" calcext:value-type="float">
            <text:p>0.326334208223972</text:p>
          </table:table-cell>
          <table:table-cell office:value-type="float" office:value="0.306211723534558" calcext:value-type="float">
            <text:p>0.306211723534558</text:p>
          </table:table-cell>
          <table:table-cell office:value-type="float" office:value="0.312335958005249" calcext:value-type="float">
            <text:p>0.312335958005249</text:p>
          </table:table-cell>
          <table:table-cell office:value-type="float" office:value="0.310586176727909" calcext:value-type="float">
            <text:p>0.310586176727909</text:p>
          </table:table-cell>
          <table:table-cell office:value-type="float" office:value="0.307961504811899" calcext:value-type="float">
            <text:p>0.307961504811899</text:p>
          </table:table-cell>
          <table:table-cell office:value-type="float" office:value="0.297462817147857" calcext:value-type="float">
            <text:p>0.297462817147857</text:p>
          </table:table-cell>
          <table:table-cell table:number-columns-repeated="1637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358705161854768" calcext:value-type="float">
            <text:p>0.358705161854768</text:p>
          </table:table-cell>
          <table:table-cell office:value-type="float" office:value="0.338582677165354" calcext:value-type="float">
            <text:p>0.338582677165354</text:p>
          </table:table-cell>
          <table:table-cell office:value-type="float" office:value="0.343832020997375" calcext:value-type="float">
            <text:p>0.343832020997375</text:p>
          </table:table-cell>
          <table:table-cell office:value-type="float" office:value="0.342082239720035" calcext:value-type="float">
            <text:p>0.342082239720035</text:p>
          </table:table-cell>
          <table:table-cell office:value-type="float" office:value="0.340332458442695" calcext:value-type="float">
            <text:p>0.340332458442695</text:p>
          </table:table-cell>
          <table:table-cell office:value-type="float" office:value="0.328083989501312" calcext:value-type="float">
            <text:p>0.328083989501312</text:p>
          </table:table-cell>
          <table:table-cell table:number-columns-repeated="1637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394575678040245" calcext:value-type="float">
            <text:p>0.394575678040245</text:p>
          </table:table-cell>
          <table:table-cell office:value-type="float" office:value="0.373578302712161" calcext:value-type="float">
            <text:p>0.373578302712161</text:p>
          </table:table-cell>
          <table:table-cell office:value-type="float" office:value="0.378827646544182" calcext:value-type="float">
            <text:p>0.378827646544182</text:p>
          </table:table-cell>
          <table:table-cell office:value-type="float" office:value="0.377077865266842" calcext:value-type="float">
            <text:p>0.377077865266842</text:p>
          </table:table-cell>
          <table:table-cell office:value-type="float" office:value="0.375328083989501" calcext:value-type="float">
            <text:p>0.375328083989501</text:p>
          </table:table-cell>
          <table:table-cell office:value-type="float" office:value="0.362204724409449" calcext:value-type="float">
            <text:p>0.362204724409449</text:p>
          </table:table-cell>
          <table:table-cell table:number-columns-repeated="1637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432195975503062" calcext:value-type="float">
            <text:p>0.432195975503062</text:p>
          </table:table-cell>
          <table:table-cell office:value-type="float" office:value="0.412073490813648" calcext:value-type="float">
            <text:p>0.412073490813648</text:p>
          </table:table-cell>
          <table:table-cell office:value-type="float" office:value="0.417322834645669" calcext:value-type="float">
            <text:p>0.417322834645669</text:p>
          </table:table-cell>
          <table:table-cell office:value-type="float" office:value="0.414698162729659" calcext:value-type="float">
            <text:p>0.414698162729659</text:p>
          </table:table-cell>
          <table:table-cell office:value-type="float" office:value="0.412948381452318" calcext:value-type="float">
            <text:p>0.412948381452318</text:p>
          </table:table-cell>
          <table:table-cell office:value-type="float" office:value="0.399825021872266" calcext:value-type="float">
            <text:p>0.399825021872266</text:p>
          </table:table-cell>
          <table:table-cell table:number-columns-repeated="1637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47331583552056" calcext:value-type="float">
            <text:p>0.47331583552056</text:p>
          </table:table-cell>
          <table:table-cell office:value-type="float" office:value="0.452318460192476" calcext:value-type="float">
            <text:p>0.452318460192476</text:p>
          </table:table-cell>
          <table:table-cell office:value-type="float" office:value="0.457567804024497" calcext:value-type="float">
            <text:p>0.457567804024497</text:p>
          </table:table-cell>
          <table:table-cell office:value-type="float" office:value="0.454943132108487" calcext:value-type="float">
            <text:p>0.454943132108487</text:p>
          </table:table-cell>
          <table:table-cell office:value-type="float" office:value="0.453193350831146" calcext:value-type="float">
            <text:p>0.453193350831146</text:p>
          </table:table-cell>
          <table:table-cell office:value-type="float" office:value="0.439195100612424" calcext:value-type="float">
            <text:p>0.439195100612424</text:p>
          </table:table-cell>
          <table:table-cell table:number-columns-repeated="1637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516185476815398" calcext:value-type="float">
            <text:p>0.516185476815398</text:p>
          </table:table-cell>
          <table:table-cell office:value-type="float" office:value="0.494313210848644" calcext:value-type="float">
            <text:p>0.494313210848644</text:p>
          </table:table-cell>
          <table:table-cell office:value-type="float" office:value="0.499562554680665" calcext:value-type="float">
            <text:p>0.499562554680665</text:p>
          </table:table-cell>
          <table:table-cell office:value-type="float" office:value="0.496937882764654" calcext:value-type="float">
            <text:p>0.496937882764654</text:p>
          </table:table-cell>
          <table:table-cell office:value-type="float" office:value="0.494313210848644" calcext:value-type="float">
            <text:p>0.494313210848644</text:p>
          </table:table-cell>
          <table:table-cell office:value-type="float" office:value="0.480314960629921" calcext:value-type="float">
            <text:p>0.480314960629921</text:p>
          </table:table-cell>
          <table:table-cell table:number-columns-repeated="1637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559055118110236" calcext:value-type="float">
            <text:p>0.559055118110236</text:p>
          </table:table-cell>
          <table:table-cell office:value-type="float" office:value="0.536307961504812" calcext:value-type="float">
            <text:p>0.536307961504812</text:p>
          </table:table-cell>
          <table:table-cell office:value-type="float" office:value="0.541557305336833" calcext:value-type="float">
            <text:p>0.541557305336833</text:p>
          </table:table-cell>
          <table:table-cell office:value-type="float" office:value="0.538932633420822" calcext:value-type="float">
            <text:p>0.538932633420822</text:p>
          </table:table-cell>
          <table:table-cell office:value-type="float" office:value="0.536307961504812" calcext:value-type="float">
            <text:p>0.536307961504812</text:p>
          </table:table-cell>
          <table:table-cell office:value-type="float" office:value="0.520559930008749" calcext:value-type="float">
            <text:p>0.520559930008749</text:p>
          </table:table-cell>
          <table:table-cell table:number-columns-repeated="1637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01049868766404" calcext:value-type="float">
            <text:p>0.601049868766404</text:p>
          </table:table-cell>
          <table:table-cell office:value-type="float" office:value="0.57917760279965" calcext:value-type="float">
            <text:p>0.57917760279965</text:p>
          </table:table-cell>
          <table:table-cell office:value-type="float" office:value="0.583552055993001" calcext:value-type="float">
            <text:p>0.583552055993001</text:p>
          </table:table-cell>
          <table:table-cell office:value-type="float" office:value="0.58005249343832" calcext:value-type="float">
            <text:p>0.58005249343832</text:p>
          </table:table-cell>
          <table:table-cell office:value-type="float" office:value="0.57742782152231" calcext:value-type="float">
            <text:p>0.57742782152231</text:p>
          </table:table-cell>
          <table:table-cell office:value-type="float" office:value="0.561679790026247" calcext:value-type="float">
            <text:p>0.561679790026247</text:p>
          </table:table-cell>
          <table:table-cell table:number-columns-repeated="1637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43044619422572" calcext:value-type="float">
            <text:p>0.643044619422572</text:p>
          </table:table-cell>
          <table:table-cell office:value-type="float" office:value="0.620297462817148" calcext:value-type="float">
            <text:p>0.620297462817148</text:p>
          </table:table-cell>
          <table:table-cell office:value-type="float" office:value="0.625546806649169" calcext:value-type="float">
            <text:p>0.625546806649169</text:p>
          </table:table-cell>
          <table:table-cell office:value-type="float" office:value="0.621172353455818" calcext:value-type="float">
            <text:p>0.621172353455818</text:p>
          </table:table-cell>
          <table:table-cell office:value-type="float" office:value="0.618547681539807" calcext:value-type="float">
            <text:p>0.618547681539807</text:p>
          </table:table-cell>
          <table:table-cell office:value-type="float" office:value="0.601924759405074" calcext:value-type="float">
            <text:p>0.601924759405074</text:p>
          </table:table-cell>
          <table:table-cell table:number-columns-repeated="1637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8503937007874" calcext:value-type="float">
            <text:p>0.68503937007874</text:p>
          </table:table-cell>
          <table:table-cell office:value-type="float" office:value="0.661417322834646" calcext:value-type="float">
            <text:p>0.661417322834646</text:p>
          </table:table-cell>
          <table:table-cell office:value-type="float" office:value="0.665791776027997" calcext:value-type="float">
            <text:p>0.665791776027997</text:p>
          </table:table-cell>
          <table:table-cell office:value-type="float" office:value="0.661417322834646" calcext:value-type="float">
            <text:p>0.661417322834646</text:p>
          </table:table-cell>
          <table:table-cell office:value-type="float" office:value="0.658792650918635" calcext:value-type="float">
            <text:p>0.658792650918635</text:p>
          </table:table-cell>
          <table:table-cell office:value-type="float" office:value="0.641294838145232" calcext:value-type="float">
            <text:p>0.641294838145232</text:p>
          </table:table-cell>
          <table:table-cell table:number-columns-repeated="1637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726159230096238" calcext:value-type="float">
            <text:p>0.726159230096238</text:p>
          </table:table-cell>
          <table:table-cell office:value-type="float" office:value="0.702537182852144" calcext:value-type="float">
            <text:p>0.702537182852144</text:p>
          </table:table-cell>
          <table:table-cell office:value-type="float" office:value="0.706911636045494" calcext:value-type="float">
            <text:p>0.706911636045494</text:p>
          </table:table-cell>
          <table:table-cell office:value-type="float" office:value="0.701662292213473" calcext:value-type="float">
            <text:p>0.701662292213473</text:p>
          </table:table-cell>
          <table:table-cell office:value-type="float" office:value="0.699037620297463" calcext:value-type="float">
            <text:p>0.699037620297463</text:p>
          </table:table-cell>
          <table:table-cell office:value-type="float" office:value="0.680664916885389" calcext:value-type="float">
            <text:p>0.680664916885389</text:p>
          </table:table-cell>
          <table:table-cell table:number-columns-repeated="1637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766404199475066" calcext:value-type="float">
            <text:p>0.766404199475066</text:p>
          </table:table-cell>
          <table:table-cell office:value-type="float" office:value="0.741907261592301" calcext:value-type="float">
            <text:p>0.741907261592301</text:p>
          </table:table-cell>
          <table:table-cell office:value-type="float" office:value="0.746281714785652" calcext:value-type="float">
            <text:p>0.746281714785652</text:p>
          </table:table-cell>
          <table:table-cell office:value-type="float" office:value="0.741032370953631" calcext:value-type="float">
            <text:p>0.741032370953631</text:p>
          </table:table-cell>
          <table:table-cell office:value-type="float" office:value="0.73753280839895" calcext:value-type="float">
            <text:p>0.73753280839895</text:p>
          </table:table-cell>
          <table:table-cell office:value-type="float" office:value="0.719160104986877" calcext:value-type="float">
            <text:p>0.719160104986877</text:p>
          </table:table-cell>
          <table:table-cell table:number-columns-repeated="1637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804899387576553" calcext:value-type="float">
            <text:p>0.804899387576553</text:p>
          </table:table-cell>
          <table:table-cell office:value-type="float" office:value="0.780402449693788" calcext:value-type="float">
            <text:p>0.780402449693788</text:p>
          </table:table-cell>
          <table:table-cell office:value-type="float" office:value="0.783902012248469" calcext:value-type="float">
            <text:p>0.783902012248469</text:p>
          </table:table-cell>
          <table:table-cell office:value-type="float" office:value="0.778652668416448" calcext:value-type="float">
            <text:p>0.778652668416448</text:p>
          </table:table-cell>
          <table:table-cell office:value-type="float" office:value="0.775153105861767" calcext:value-type="float">
            <text:p>0.775153105861767</text:p>
          </table:table-cell>
          <table:table-cell office:value-type="float" office:value="0.755905511811024" calcext:value-type="float">
            <text:p>0.755905511811024</text:p>
          </table:table-cell>
          <table:table-cell table:number-columns-repeated="1637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8416447944007" calcext:value-type="float">
            <text:p>0.8416447944007</text:p>
          </table:table-cell>
          <table:table-cell office:value-type="float" office:value="0.816272965879265" calcext:value-type="float">
            <text:p>0.816272965879265</text:p>
          </table:table-cell>
          <table:table-cell office:value-type="float" office:value="0.819772528433946" calcext:value-type="float">
            <text:p>0.819772528433946</text:p>
          </table:table-cell>
          <table:table-cell office:value-type="float" office:value="0.814523184601925" calcext:value-type="float">
            <text:p>0.814523184601925</text:p>
          </table:table-cell>
          <table:table-cell office:value-type="float" office:value="0.811023622047244" calcext:value-type="float">
            <text:p>0.811023622047244</text:p>
          </table:table-cell>
          <table:table-cell office:value-type="float" office:value="0.79090113735783" calcext:value-type="float">
            <text:p>0.79090113735783</text:p>
          </table:table-cell>
          <table:table-cell table:number-columns-repeated="1637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875765529308836" calcext:value-type="float">
            <text:p>0.875765529308836</text:p>
          </table:table-cell>
          <table:table-cell office:value-type="float" office:value="0.849518810148731" calcext:value-type="float">
            <text:p>0.849518810148731</text:p>
          </table:table-cell>
          <table:table-cell office:value-type="float" office:value="0.852143482064742" calcext:value-type="float">
            <text:p>0.852143482064742</text:p>
          </table:table-cell>
          <table:table-cell office:value-type="float" office:value="0.848643919510061" calcext:value-type="float">
            <text:p>0.848643919510061</text:p>
          </table:table-cell>
          <table:table-cell office:value-type="float" office:value="0.84426946631671" calcext:value-type="float">
            <text:p>0.84426946631671</text:p>
          </table:table-cell>
          <table:table-cell office:value-type="float" office:value="0.823272090988626" calcext:value-type="float">
            <text:p>0.823272090988626</text:p>
          </table:table-cell>
          <table:table-cell table:number-columns-repeated="1637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906386701662292" calcext:value-type="float">
            <text:p>0.906386701662292</text:p>
          </table:table-cell>
          <table:table-cell office:value-type="float" office:value="0.880139982502187" calcext:value-type="float">
            <text:p>0.880139982502187</text:p>
          </table:table-cell>
          <table:table-cell office:value-type="float" office:value="0.881889763779528" calcext:value-type="float">
            <text:p>0.881889763779528</text:p>
          </table:table-cell>
          <table:table-cell office:value-type="float" office:value="0.878390201224847" calcext:value-type="float">
            <text:p>0.878390201224847</text:p>
          </table:table-cell>
          <table:table-cell office:value-type="float" office:value="0.874015748031496" calcext:value-type="float">
            <text:p>0.874015748031496</text:p>
          </table:table-cell>
          <table:table-cell office:value-type="float" office:value="0.853018372703412" calcext:value-type="float">
            <text:p>0.853018372703412</text:p>
          </table:table-cell>
          <table:table-cell table:number-columns-repeated="1637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932633420822397" calcext:value-type="float">
            <text:p>0.932633420822397</text:p>
          </table:table-cell>
          <table:table-cell office:value-type="float" office:value="0.905511811023622" calcext:value-type="float">
            <text:p>0.905511811023622</text:p>
          </table:table-cell>
          <table:table-cell office:value-type="float" office:value="0.908136482939633" calcext:value-type="float">
            <text:p>0.908136482939633</text:p>
          </table:table-cell>
          <table:table-cell office:value-type="float" office:value="0.903762029746282" calcext:value-type="float">
            <text:p>0.903762029746282</text:p>
          </table:table-cell>
          <table:table-cell office:value-type="float" office:value="0.899387576552931" calcext:value-type="float">
            <text:p>0.899387576552931</text:p>
          </table:table-cell>
          <table:table-cell office:value-type="float" office:value="0.877515310586177" calcext:value-type="float">
            <text:p>0.877515310586177</text:p>
          </table:table-cell>
          <table:table-cell table:number-columns-repeated="1637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954505686789151" calcext:value-type="float">
            <text:p>0.954505686789151</text:p>
          </table:table-cell>
          <table:table-cell office:value-type="float" office:value="0.927384076990376" calcext:value-type="float">
            <text:p>0.927384076990376</text:p>
          </table:table-cell>
          <table:table-cell office:value-type="float" office:value="0.929133858267717" calcext:value-type="float">
            <text:p>0.929133858267717</text:p>
          </table:table-cell>
          <table:table-cell office:value-type="float" office:value="0.924759405074366" calcext:value-type="float">
            <text:p>0.924759405074366</text:p>
          </table:table-cell>
          <table:table-cell office:value-type="float" office:value="0.920384951881015" calcext:value-type="float">
            <text:p>0.920384951881015</text:p>
          </table:table-cell>
          <table:table-cell office:value-type="float" office:value="0.898512685914261" calcext:value-type="float">
            <text:p>0.898512685914261</text:p>
          </table:table-cell>
          <table:table-cell table:number-columns-repeated="1637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972003499562555" calcext:value-type="float">
            <text:p>0.972003499562555</text:p>
          </table:table-cell>
          <table:table-cell office:value-type="float" office:value="0.94488188976378" calcext:value-type="float">
            <text:p>0.94488188976378</text:p>
          </table:table-cell>
          <table:table-cell office:value-type="float" office:value="0.94663167104112" calcext:value-type="float">
            <text:p>0.94663167104112</text:p>
          </table:table-cell>
          <table:table-cell office:value-type="float" office:value="0.942257217847769" calcext:value-type="float">
            <text:p>0.942257217847769</text:p>
          </table:table-cell>
          <table:table-cell office:value-type="float" office:value="0.937007874015748" calcext:value-type="float">
            <text:p>0.937007874015748</text:p>
          </table:table-cell>
          <table:table-cell office:value-type="float" office:value="0.914260717410324" calcext:value-type="float">
            <text:p>0.914260717410324</text:p>
          </table:table-cell>
          <table:table-cell table:number-columns-repeated="1637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984251968503937" calcext:value-type="float">
            <text:p>0.984251968503937</text:p>
          </table:table-cell>
          <table:table-cell office:value-type="float" office:value="0.957130358705162" calcext:value-type="float">
            <text:p>0.957130358705162</text:p>
          </table:table-cell>
          <table:table-cell office:value-type="float" office:value="0.958880139982502" calcext:value-type="float">
            <text:p>0.958880139982502</text:p>
          </table:table-cell>
          <table:table-cell office:value-type="float" office:value="0.954505686789151" calcext:value-type="float">
            <text:p>0.954505686789151</text:p>
          </table:table-cell>
          <table:table-cell office:value-type="float" office:value="0.94925634295713" calcext:value-type="float">
            <text:p>0.94925634295713</text:p>
          </table:table-cell>
          <table:table-cell office:value-type="float" office:value="0.926509186351706" calcext:value-type="float">
            <text:p>0.926509186351706</text:p>
          </table:table-cell>
          <table:table-cell table:number-columns-repeated="1637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993000874890639" calcext:value-type="float">
            <text:p>0.993000874890639</text:p>
          </table:table-cell>
          <table:table-cell office:value-type="float" office:value="0.965879265091864" calcext:value-type="float">
            <text:p>0.965879265091864</text:p>
          </table:table-cell>
          <table:table-cell office:value-type="float" office:value="0.967629046369204" calcext:value-type="float">
            <text:p>0.967629046369204</text:p>
          </table:table-cell>
          <table:table-cell office:value-type="float" office:value="0.962379702537183" calcext:value-type="float">
            <text:p>0.962379702537183</text:p>
          </table:table-cell>
          <table:table-cell office:value-type="float" office:value="0.957130358705162" calcext:value-type="float">
            <text:p>0.957130358705162</text:p>
          </table:table-cell>
          <table:table-cell office:value-type="float" office:value="0.934383202099738" calcext:value-type="float">
            <text:p>0.934383202099738</text:p>
          </table:table-cell>
          <table:table-cell table:number-columns-repeated="1637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99825021872266" calcext:value-type="float">
            <text:p>0.99825021872266</text:p>
          </table:table-cell>
          <table:table-cell office:value-type="float" office:value="0.971128608923885" calcext:value-type="float">
            <text:p>0.971128608923885</text:p>
          </table:table-cell>
          <table:table-cell office:value-type="float" office:value="0.972878390201225" calcext:value-type="float">
            <text:p>0.972878390201225</text:p>
          </table:table-cell>
          <table:table-cell office:value-type="float" office:value="0.967629046369204" calcext:value-type="float">
            <text:p>0.967629046369204</text:p>
          </table:table-cell>
          <table:table-cell office:value-type="float" office:value="0.962379702537183" calcext:value-type="float">
            <text:p>0.962379702537183</text:p>
          </table:table-cell>
          <table:table-cell office:value-type="float" office:value="0.939632545931759" calcext:value-type="float">
            <text:p>0.939632545931759</text:p>
          </table:table-cell>
          <table:table-cell table:number-columns-repeated="1637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0.972878390201225" calcext:value-type="float">
            <text:p>0.972878390201225</text:p>
          </table:table-cell>
          <table:table-cell office:value-type="float" office:value="0.974628171478565" calcext:value-type="float">
            <text:p>0.974628171478565</text:p>
          </table:table-cell>
          <table:table-cell office:value-type="float" office:value="0.969378827646544" calcext:value-type="float">
            <text:p>0.969378827646544</text:p>
          </table:table-cell>
          <table:table-cell office:value-type="float" office:value="0.965004374453193" calcext:value-type="float">
            <text:p>0.965004374453193</text:p>
          </table:table-cell>
          <table:table-cell office:value-type="float" office:value="0.942257217847769" calcext:value-type="float">
            <text:p>0.942257217847769</text:p>
          </table:table-cell>
          <table:table-cell table:number-columns-repeated="1637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99912510936133" calcext:value-type="float">
            <text:p>0.99912510936133</text:p>
          </table:table-cell>
          <table:table-cell office:value-type="float" office:value="0.972878390201225" calcext:value-type="float">
            <text:p>0.972878390201225</text:p>
          </table:table-cell>
          <table:table-cell office:value-type="float" office:value="0.974628171478565" calcext:value-type="float">
            <text:p>0.974628171478565</text:p>
          </table:table-cell>
          <table:table-cell office:value-type="float" office:value="0.968503937007874" calcext:value-type="float">
            <text:p>0.968503937007874</text:p>
          </table:table-cell>
          <table:table-cell office:value-type="float" office:value="0.964129483814523" calcext:value-type="float">
            <text:p>0.964129483814523</text:p>
          </table:table-cell>
          <table:table-cell office:value-type="float" office:value="0.941382327209099" calcext:value-type="float">
            <text:p>0.941382327209099</text:p>
          </table:table-cell>
          <table:table-cell table:number-columns-repeated="1637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995625546806649" calcext:value-type="float">
            <text:p>0.995625546806649</text:p>
          </table:table-cell>
          <table:table-cell office:value-type="float" office:value="0.969378827646544" calcext:value-type="float">
            <text:p>0.969378827646544</text:p>
          </table:table-cell>
          <table:table-cell office:value-type="float" office:value="0.971128608923885" calcext:value-type="float">
            <text:p>0.971128608923885</text:p>
          </table:table-cell>
          <table:table-cell office:value-type="float" office:value="0.965879265091864" calcext:value-type="float">
            <text:p>0.965879265091864</text:p>
          </table:table-cell>
          <table:table-cell office:value-type="float" office:value="0.961504811898513" calcext:value-type="float">
            <text:p>0.961504811898513</text:p>
          </table:table-cell>
          <table:table-cell office:value-type="float" office:value="0.938757655293088" calcext:value-type="float">
            <text:p>0.938757655293088</text:p>
          </table:table-cell>
          <table:table-cell table:number-columns-repeated="1637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990376202974628" calcext:value-type="float">
            <text:p>0.990376202974628</text:p>
          </table:table-cell>
          <table:table-cell office:value-type="float" office:value="0.964129483814523" calcext:value-type="float">
            <text:p>0.964129483814523</text:p>
          </table:table-cell>
          <table:table-cell office:value-type="float" office:value="0.965879265091864" calcext:value-type="float">
            <text:p>0.965879265091864</text:p>
          </table:table-cell>
          <table:table-cell office:value-type="float" office:value="0.961504811898513" calcext:value-type="float">
            <text:p>0.961504811898513</text:p>
          </table:table-cell>
          <table:table-cell office:value-type="float" office:value="0.956255468066492" calcext:value-type="float">
            <text:p>0.956255468066492</text:p>
          </table:table-cell>
          <table:table-cell office:value-type="float" office:value="0.934383202099738" calcext:value-type="float">
            <text:p>0.934383202099738</text:p>
          </table:table-cell>
          <table:table-cell table:number-columns-repeated="1637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982502187226597" calcext:value-type="float">
            <text:p>0.982502187226597</text:p>
          </table:table-cell>
          <table:table-cell office:value-type="float" office:value="0.957130358705162" calcext:value-type="float">
            <text:p>0.957130358705162</text:p>
          </table:table-cell>
          <table:table-cell office:value-type="float" office:value="0.958880139982502" calcext:value-type="float">
            <text:p>0.958880139982502</text:p>
          </table:table-cell>
          <table:table-cell office:value-type="float" office:value="0.954505686789151" calcext:value-type="float">
            <text:p>0.954505686789151</text:p>
          </table:table-cell>
          <table:table-cell office:value-type="float" office:value="0.94925634295713" calcext:value-type="float">
            <text:p>0.94925634295713</text:p>
          </table:table-cell>
          <table:table-cell office:value-type="float" office:value="0.927384076990376" calcext:value-type="float">
            <text:p>0.927384076990376</text:p>
          </table:table-cell>
          <table:table-cell table:number-columns-repeated="1637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973753280839895" calcext:value-type="float">
            <text:p>0.973753280839895</text:p>
          </table:table-cell>
          <table:table-cell office:value-type="float" office:value="0.94838145231846" calcext:value-type="float">
            <text:p>0.94838145231846</text:p>
          </table:table-cell>
          <table:table-cell office:value-type="float" office:value="0.950131233595801" calcext:value-type="float">
            <text:p>0.950131233595801</text:p>
          </table:table-cell>
          <table:table-cell office:value-type="float" office:value="0.94575678040245" calcext:value-type="float">
            <text:p>0.94575678040245</text:p>
          </table:table-cell>
          <table:table-cell office:value-type="float" office:value="0.940507436570429" calcext:value-type="float">
            <text:p>0.940507436570429</text:p>
          </table:table-cell>
          <table:table-cell office:value-type="float" office:value="0.919510061242345" calcext:value-type="float">
            <text:p>0.919510061242345</text:p>
          </table:table-cell>
          <table:table-cell table:number-columns-repeated="1637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964129483814523" calcext:value-type="float">
            <text:p>0.964129483814523</text:p>
          </table:table-cell>
          <table:table-cell office:value-type="float" office:value="0.937882764654418" calcext:value-type="float">
            <text:p>0.937882764654418</text:p>
          </table:table-cell>
          <table:table-cell office:value-type="float" office:value="0.940507436570429" calcext:value-type="float">
            <text:p>0.940507436570429</text:p>
          </table:table-cell>
          <table:table-cell office:value-type="float" office:value="0.936132983377078" calcext:value-type="float">
            <text:p>0.936132983377078</text:p>
          </table:table-cell>
          <table:table-cell office:value-type="float" office:value="0.930883639545057" calcext:value-type="float">
            <text:p>0.930883639545057</text:p>
          </table:table-cell>
          <table:table-cell office:value-type="float" office:value="0.909886264216973" calcext:value-type="float">
            <text:p>0.909886264216973</text:p>
          </table:table-cell>
          <table:table-cell table:number-columns-repeated="1637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953630796150481" calcext:value-type="float">
            <text:p>0.953630796150481</text:p>
          </table:table-cell>
          <table:table-cell office:value-type="float" office:value="0.927384076990376" calcext:value-type="float">
            <text:p>0.927384076990376</text:p>
          </table:table-cell>
          <table:table-cell office:value-type="float" office:value="0.929133858267717" calcext:value-type="float">
            <text:p>0.929133858267717</text:p>
          </table:table-cell>
          <table:table-cell office:value-type="float" office:value="0.924759405074366" calcext:value-type="float">
            <text:p>0.924759405074366</text:p>
          </table:table-cell>
          <table:table-cell office:value-type="float" office:value="0.920384951881015" calcext:value-type="float">
            <text:p>0.920384951881015</text:p>
          </table:table-cell>
          <table:table-cell office:value-type="float" office:value="0.898512685914261" calcext:value-type="float">
            <text:p>0.898512685914261</text:p>
          </table:table-cell>
          <table:table-cell table:number-columns-repeated="1637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941382327209099" calcext:value-type="float">
            <text:p>0.941382327209099</text:p>
          </table:table-cell>
          <table:table-cell office:value-type="float" office:value="0.915135608048994" calcext:value-type="float">
            <text:p>0.915135608048994</text:p>
          </table:table-cell>
          <table:table-cell office:value-type="float" office:value="0.917760279965004" calcext:value-type="float">
            <text:p>0.917760279965004</text:p>
          </table:table-cell>
          <table:table-cell office:value-type="float" office:value="0.913385826771654" calcext:value-type="float">
            <text:p>0.913385826771654</text:p>
          </table:table-cell>
          <table:table-cell office:value-type="float" office:value="0.909011373578303" calcext:value-type="float">
            <text:p>0.909011373578303</text:p>
          </table:table-cell>
          <table:table-cell office:value-type="float" office:value="0.887139107611549" calcext:value-type="float">
            <text:p>0.887139107611549</text:p>
          </table:table-cell>
          <table:table-cell table:number-columns-repeated="1637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929133858267717" calcext:value-type="float">
            <text:p>0.929133858267717</text:p>
          </table:table-cell>
          <table:table-cell office:value-type="float" office:value="0.902887139107612" calcext:value-type="float">
            <text:p>0.902887139107612</text:p>
          </table:table-cell>
          <table:table-cell office:value-type="float" office:value="0.905511811023622" calcext:value-type="float">
            <text:p>0.905511811023622</text:p>
          </table:table-cell>
          <table:table-cell office:value-type="float" office:value="0.901137357830271" calcext:value-type="float">
            <text:p>0.901137357830271</text:p>
          </table:table-cell>
          <table:table-cell office:value-type="float" office:value="0.89676290463692" calcext:value-type="float">
            <text:p>0.89676290463692</text:p>
          </table:table-cell>
          <table:table-cell office:value-type="float" office:value="0.875765529308836" calcext:value-type="float">
            <text:p>0.875765529308836</text:p>
          </table:table-cell>
          <table:table-cell table:number-columns-repeated="1637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916010498687664" calcext:value-type="float">
            <text:p>0.916010498687664</text:p>
          </table:table-cell>
          <table:table-cell office:value-type="float" office:value="0.889763779527559" calcext:value-type="float">
            <text:p>0.889763779527559</text:p>
          </table:table-cell>
          <table:table-cell office:value-type="float" office:value="0.89326334208224" calcext:value-type="float">
            <text:p>0.89326334208224</text:p>
          </table:table-cell>
          <table:table-cell office:value-type="float" office:value="0.888013998250219" calcext:value-type="float">
            <text:p>0.888013998250219</text:p>
          </table:table-cell>
          <table:table-cell office:value-type="float" office:value="0.884514435695538" calcext:value-type="float">
            <text:p>0.884514435695538</text:p>
          </table:table-cell>
          <table:table-cell office:value-type="float" office:value="0.862642169728784" calcext:value-type="float">
            <text:p>0.862642169728784</text:p>
          </table:table-cell>
          <table:table-cell table:number-columns-repeated="1637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902012248468941" calcext:value-type="float">
            <text:p>0.902012248468941</text:p>
          </table:table-cell>
          <table:table-cell office:value-type="float" office:value="0.875765529308836" calcext:value-type="float">
            <text:p>0.875765529308836</text:p>
          </table:table-cell>
          <table:table-cell office:value-type="float" office:value="0.879265091863517" calcext:value-type="float">
            <text:p>0.879265091863517</text:p>
          </table:table-cell>
          <table:table-cell office:value-type="float" office:value="0.874890638670166" calcext:value-type="float">
            <text:p>0.874890638670166</text:p>
          </table:table-cell>
          <table:table-cell office:value-type="float" office:value="0.870516185476815" calcext:value-type="float">
            <text:p>0.870516185476815</text:p>
          </table:table-cell>
          <table:table-cell office:value-type="float" office:value="0.849518810148731" calcext:value-type="float">
            <text:p>0.849518810148731</text:p>
          </table:table-cell>
          <table:table-cell table:number-columns-repeated="1637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887139107611549" calcext:value-type="float">
            <text:p>0.887139107611549</text:p>
          </table:table-cell>
          <table:table-cell office:value-type="float" office:value="0.861767279090114" calcext:value-type="float">
            <text:p>0.861767279090114</text:p>
          </table:table-cell>
          <table:table-cell office:value-type="float" office:value="0.864391951006124" calcext:value-type="float">
            <text:p>0.864391951006124</text:p>
          </table:table-cell>
          <table:table-cell office:value-type="float" office:value="0.860892388451444" calcext:value-type="float">
            <text:p>0.860892388451444</text:p>
          </table:table-cell>
          <table:table-cell office:value-type="float" office:value="0.856517935258093" calcext:value-type="float">
            <text:p>0.856517935258093</text:p>
          </table:table-cell>
          <table:table-cell office:value-type="float" office:value="0.836395450568679" calcext:value-type="float">
            <text:p>0.836395450568679</text:p>
          </table:table-cell>
          <table:table-cell table:number-columns-repeated="1637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872265966754156" calcext:value-type="float">
            <text:p>0.872265966754156</text:p>
          </table:table-cell>
          <table:table-cell office:value-type="float" office:value="0.846894138232721" calcext:value-type="float">
            <text:p>0.846894138232721</text:p>
          </table:table-cell>
          <table:table-cell office:value-type="float" office:value="0.849518810148731" calcext:value-type="float">
            <text:p>0.849518810148731</text:p>
          </table:table-cell>
          <table:table-cell office:value-type="float" office:value="0.846019247594051" calcext:value-type="float">
            <text:p>0.846019247594051</text:p>
          </table:table-cell>
          <table:table-cell office:value-type="float" office:value="0.8416447944007" calcext:value-type="float">
            <text:p>0.8416447944007</text:p>
          </table:table-cell>
          <table:table-cell office:value-type="float" office:value="0.821522309711286" calcext:value-type="float">
            <text:p>0.821522309711286</text:p>
          </table:table-cell>
          <table:table-cell table:number-columns-repeated="1637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855643044619423" calcext:value-type="float">
            <text:p>0.855643044619423</text:p>
          </table:table-cell>
          <table:table-cell office:value-type="float" office:value="0.831146106736658" calcext:value-type="float">
            <text:p>0.831146106736658</text:p>
          </table:table-cell>
          <table:table-cell office:value-type="float" office:value="0.833770778652668" calcext:value-type="float">
            <text:p>0.833770778652668</text:p>
          </table:table-cell>
          <table:table-cell office:value-type="float" office:value="0.830271216097988" calcext:value-type="float">
            <text:p>0.830271216097988</text:p>
          </table:table-cell>
          <table:table-cell office:value-type="float" office:value="0.825896762904637" calcext:value-type="float">
            <text:p>0.825896762904637</text:p>
          </table:table-cell>
          <table:table-cell office:value-type="float" office:value="0.806649168853893" calcext:value-type="float">
            <text:p>0.806649168853893</text:p>
          </table:table-cell>
          <table:table-cell table:number-columns-repeated="1637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83989501312336" calcext:value-type="float">
            <text:p>0.83989501312336</text:p>
          </table:table-cell>
          <table:table-cell office:value-type="float" office:value="0.815398075240595" calcext:value-type="float">
            <text:p>0.815398075240595</text:p>
          </table:table-cell>
          <table:table-cell office:value-type="float" office:value="0.818022747156606" calcext:value-type="float">
            <text:p>0.818022747156606</text:p>
          </table:table-cell>
          <table:table-cell office:value-type="float" office:value="0.814523184601925" calcext:value-type="float">
            <text:p>0.814523184601925</text:p>
          </table:table-cell>
          <table:table-cell office:value-type="float" office:value="0.810148731408574" calcext:value-type="float">
            <text:p>0.810148731408574</text:p>
          </table:table-cell>
          <table:table-cell office:value-type="float" office:value="0.79090113735783" calcext:value-type="float">
            <text:p>0.79090113735783</text:p>
          </table:table-cell>
          <table:table-cell table:number-columns-repeated="1637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823272090988626" calcext:value-type="float">
            <text:p>0.823272090988626</text:p>
          </table:table-cell>
          <table:table-cell office:value-type="float" office:value="0.798775153105862" calcext:value-type="float">
            <text:p>0.798775153105862</text:p>
          </table:table-cell>
          <table:table-cell office:value-type="float" office:value="0.801399825021872" calcext:value-type="float">
            <text:p>0.801399825021872</text:p>
          </table:table-cell>
          <table:table-cell office:value-type="float" office:value="0.797900262467192" calcext:value-type="float">
            <text:p>0.797900262467192</text:p>
          </table:table-cell>
          <table:table-cell office:value-type="float" office:value="0.794400699912511" calcext:value-type="float">
            <text:p>0.794400699912511</text:p>
          </table:table-cell>
          <table:table-cell office:value-type="float" office:value="0.775153105861767" calcext:value-type="float">
            <text:p>0.775153105861767</text:p>
          </table:table-cell>
          <table:table-cell table:number-columns-repeated="1637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806649168853893" calcext:value-type="float">
            <text:p>0.806649168853893</text:p>
          </table:table-cell>
          <table:table-cell office:value-type="float" office:value="0.782152230971129" calcext:value-type="float">
            <text:p>0.782152230971129</text:p>
          </table:table-cell>
          <table:table-cell office:value-type="float" office:value="0.784776902887139" calcext:value-type="float">
            <text:p>0.784776902887139</text:p>
          </table:table-cell>
          <table:table-cell office:value-type="float" office:value="0.781277340332458" calcext:value-type="float">
            <text:p>0.781277340332458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758530183727034" calcext:value-type="float">
            <text:p>0.758530183727034</text:p>
          </table:table-cell>
          <table:table-cell table:number-columns-repeated="1637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79002624671916" calcext:value-type="float">
            <text:p>0.79002624671916</text:p>
          </table:table-cell>
          <table:table-cell office:value-type="float" office:value="0.764654418197725" calcext:value-type="float">
            <text:p>0.764654418197725</text:p>
          </table:table-cell>
          <table:table-cell office:value-type="float" office:value="0.768153980752406" calcext:value-type="float">
            <text:p>0.768153980752406</text:p>
          </table:table-cell>
          <table:table-cell office:value-type="float" office:value="0.764654418197725" calcext:value-type="float">
            <text:p>0.764654418197725</text:p>
          </table:table-cell>
          <table:table-cell office:value-type="float" office:value="0.760279965004374" calcext:value-type="float">
            <text:p>0.760279965004374</text:p>
          </table:table-cell>
          <table:table-cell office:value-type="float" office:value="0.741907261592301" calcext:value-type="float">
            <text:p>0.741907261592301</text:p>
          </table:table-cell>
          <table:table-cell table:number-columns-repeated="1637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772528433945757" calcext:value-type="float">
            <text:p>0.772528433945757</text:p>
          </table:table-cell>
          <table:table-cell office:value-type="float" office:value="0.748031496062992" calcext:value-type="float">
            <text:p>0.748031496062992</text:p>
          </table:table-cell>
          <table:table-cell office:value-type="float" office:value="0.751531058617673" calcext:value-type="float">
            <text:p>0.751531058617673</text:p>
          </table:table-cell>
          <table:table-cell office:value-type="float" office:value="0.747156605424322" calcext:value-type="float">
            <text:p>0.747156605424322</text:p>
          </table:table-cell>
          <table:table-cell office:value-type="float" office:value="0.743657042869641" calcext:value-type="float">
            <text:p>0.743657042869641</text:p>
          </table:table-cell>
          <table:table-cell office:value-type="float" office:value="0.726159230096238" calcext:value-type="float">
            <text:p>0.726159230096238</text:p>
          </table:table-cell>
          <table:table-cell table:number-columns-repeated="1637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755905511811024" calcext:value-type="float">
            <text:p>0.755905511811024</text:p>
          </table:table-cell>
          <table:table-cell office:value-type="float" office:value="0.731408573928259" calcext:value-type="float">
            <text:p>0.731408573928259</text:p>
          </table:table-cell>
          <table:table-cell office:value-type="float" office:value="0.73490813648294" calcext:value-type="float">
            <text:p>0.73490813648294</text:p>
          </table:table-cell>
          <table:table-cell office:value-type="float" office:value="0.730533683289589" calcext:value-type="float">
            <text:p>0.730533683289589</text:p>
          </table:table-cell>
          <table:table-cell office:value-type="float" office:value="0.727034120734908" calcext:value-type="float">
            <text:p>0.727034120734908</text:p>
          </table:table-cell>
          <table:table-cell office:value-type="float" office:value="0.709536307961505" calcext:value-type="float">
            <text:p>0.709536307961505</text:p>
          </table:table-cell>
          <table:table-cell table:number-columns-repeated="1637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739282589676291" calcext:value-type="float">
            <text:p>0.739282589676291</text:p>
          </table:table-cell>
          <table:table-cell office:value-type="float" office:value="0.715660542432196" calcext:value-type="float">
            <text:p>0.715660542432196</text:p>
          </table:table-cell>
          <table:table-cell office:value-type="float" office:value="0.719160104986877" calcext:value-type="float">
            <text:p>0.719160104986877</text:p>
          </table:table-cell>
          <table:table-cell office:value-type="float" office:value="0.714785651793526" calcext:value-type="float">
            <text:p>0.714785651793526</text:p>
          </table:table-cell>
          <table:table-cell office:value-type="float" office:value="0.711286089238845" calcext:value-type="float">
            <text:p>0.711286089238845</text:p>
          </table:table-cell>
          <table:table-cell office:value-type="float" office:value="0.693788276465442" calcext:value-type="float">
            <text:p>0.693788276465442</text:p>
          </table:table-cell>
          <table:table-cell table:number-columns-repeated="1637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723534558180227" calcext:value-type="float">
            <text:p>0.723534558180227</text:p>
          </table:table-cell>
          <table:table-cell office:value-type="float" office:value="0.699912510936133" calcext:value-type="float">
            <text:p>0.699912510936133</text:p>
          </table:table-cell>
          <table:table-cell office:value-type="float" office:value="0.703412073490814" calcext:value-type="float">
            <text:p>0.703412073490814</text:p>
          </table:table-cell>
          <table:table-cell office:value-type="float" office:value="0.699912510936133" calcext:value-type="float">
            <text:p>0.699912510936133</text:p>
          </table:table-cell>
          <table:table-cell office:value-type="float" office:value="0.696412948381452" calcext:value-type="float">
            <text:p>0.696412948381452</text:p>
          </table:table-cell>
          <table:table-cell office:value-type="float" office:value="0.678915135608049" calcext:value-type="float">
            <text:p>0.678915135608049</text:p>
          </table:table-cell>
          <table:table-cell table:number-columns-repeated="1637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707786526684165" calcext:value-type="float">
            <text:p>0.707786526684165</text:p>
          </table:table-cell>
          <table:table-cell office:value-type="float" office:value="0.68503937007874" calcext:value-type="float">
            <text:p>0.68503937007874</text:p>
          </table:table-cell>
          <table:table-cell office:value-type="float" office:value="0.688538932633421" calcext:value-type="float">
            <text:p>0.688538932633421</text:p>
          </table:table-cell>
          <table:table-cell office:value-type="float" office:value="0.68503937007874" calcext:value-type="float">
            <text:p>0.68503937007874</text:p>
          </table:table-cell>
          <table:table-cell office:value-type="float" office:value="0.68153980752406" calcext:value-type="float">
            <text:p>0.68153980752406</text:p>
          </table:table-cell>
          <table:table-cell office:value-type="float" office:value="0.664041994750656" calcext:value-type="float">
            <text:p>0.664041994750656</text:p>
          </table:table-cell>
          <table:table-cell table:number-columns-repeated="1637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93788276465442" calcext:value-type="float">
            <text:p>0.693788276465442</text:p>
          </table:table-cell>
          <table:table-cell office:value-type="float" office:value="0.671041119860018" calcext:value-type="float">
            <text:p>0.671041119860018</text:p>
          </table:table-cell>
          <table:table-cell office:value-type="float" office:value="0.673665791776028" calcext:value-type="float">
            <text:p>0.673665791776028</text:p>
          </table:table-cell>
          <table:table-cell office:value-type="float" office:value="0.671041119860018" calcext:value-type="float">
            <text:p>0.671041119860018</text:p>
          </table:table-cell>
          <table:table-cell office:value-type="float" office:value="0.667541557305337" calcext:value-type="float">
            <text:p>0.667541557305337</text:p>
          </table:table-cell>
          <table:table-cell office:value-type="float" office:value="0.650043744531934" calcext:value-type="float">
            <text:p>0.650043744531934</text:p>
          </table:table-cell>
          <table:table-cell table:number-columns-repeated="1637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79790026246719" calcext:value-type="float">
            <text:p>0.679790026246719</text:p>
          </table:table-cell>
          <table:table-cell office:value-type="float" office:value="0.657042869641295" calcext:value-type="float">
            <text:p>0.657042869641295</text:p>
          </table:table-cell>
          <table:table-cell office:value-type="float" office:value="0.660542432195976" calcext:value-type="float">
            <text:p>0.660542432195976</text:p>
          </table:table-cell>
          <table:table-cell office:value-type="float" office:value="0.657042869641295" calcext:value-type="float">
            <text:p>0.657042869641295</text:p>
          </table:table-cell>
          <table:table-cell office:value-type="float" office:value="0.653543307086614" calcext:value-type="float">
            <text:p>0.653543307086614</text:p>
          </table:table-cell>
          <table:table-cell office:value-type="float" office:value="0.636920384951881" calcext:value-type="float">
            <text:p>0.636920384951881</text:p>
          </table:table-cell>
          <table:table-cell table:number-columns-repeated="1637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43919510061242" calcext:value-type="float">
            <text:p>0.643919510061242</text:p>
          </table:table-cell>
          <table:table-cell office:value-type="float" office:value="0.646544181977253" calcext:value-type="float">
            <text:p>0.646544181977253</text:p>
          </table:table-cell>
          <table:table-cell office:value-type="float" office:value="0.643919510061242" calcext:value-type="float">
            <text:p>0.643919510061242</text:p>
          </table:table-cell>
          <table:table-cell office:value-type="float" office:value="0.640419947506562" calcext:value-type="float">
            <text:p>0.640419947506562</text:p>
          </table:table-cell>
          <table:table-cell office:value-type="float" office:value="0.623797025371829" calcext:value-type="float">
            <text:p>0.623797025371829</text:p>
          </table:table-cell>
          <table:table-cell table:number-columns-repeated="1637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53543307086614" calcext:value-type="float">
            <text:p>0.653543307086614</text:p>
          </table:table-cell>
          <table:table-cell office:value-type="float" office:value="0.63167104111986" calcext:value-type="float">
            <text:p>0.63167104111986</text:p>
          </table:table-cell>
          <table:table-cell office:value-type="float" office:value="0.634295713035871" calcext:value-type="float">
            <text:p>0.634295713035871</text:p>
          </table:table-cell>
          <table:table-cell office:value-type="float" office:value="0.63167104111986" calcext:value-type="float">
            <text:p>0.63167104111986</text:p>
          </table:table-cell>
          <table:table-cell office:value-type="float" office:value="0.628171478565179" calcext:value-type="float">
            <text:p>0.628171478565179</text:p>
          </table:table-cell>
          <table:table-cell office:value-type="float" office:value="0.611548556430446" calcext:value-type="float">
            <text:p>0.611548556430446</text:p>
          </table:table-cell>
          <table:table-cell table:number-columns-repeated="1637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42169728783902" calcext:value-type="float">
            <text:p>0.642169728783902</text:p>
          </table:table-cell>
          <table:table-cell office:value-type="float" office:value="0.620297462817148" calcext:value-type="float">
            <text:p>0.620297462817148</text:p>
          </table:table-cell>
          <table:table-cell office:value-type="float" office:value="0.622922134733158" calcext:value-type="float">
            <text:p>0.622922134733158</text:p>
          </table:table-cell>
          <table:table-cell office:value-type="float" office:value="0.620297462817148" calcext:value-type="float">
            <text:p>0.620297462817148</text:p>
          </table:table-cell>
          <table:table-cell office:value-type="float" office:value="0.616797900262467" calcext:value-type="float">
            <text:p>0.616797900262467</text:p>
          </table:table-cell>
          <table:table-cell office:value-type="float" office:value="0.600174978127734" calcext:value-type="float">
            <text:p>0.600174978127734</text:p>
          </table:table-cell>
          <table:table-cell table:number-columns-repeated="1637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3167104111986" calcext:value-type="float">
            <text:p>0.63167104111986</text:p>
          </table:table-cell>
          <table:table-cell office:value-type="float" office:value="0.609798775153106" calcext:value-type="float">
            <text:p>0.609798775153106</text:p>
          </table:table-cell>
          <table:table-cell office:value-type="float" office:value="0.611548556430446" calcext:value-type="float">
            <text:p>0.611548556430446</text:p>
          </table:table-cell>
          <table:table-cell office:value-type="float" office:value="0.609798775153106" calcext:value-type="float">
            <text:p>0.609798775153106</text:p>
          </table:table-cell>
          <table:table-cell office:value-type="float" office:value="0.606299212598425" calcext:value-type="float">
            <text:p>0.606299212598425</text:p>
          </table:table-cell>
          <table:table-cell office:value-type="float" office:value="0.589676290463692" calcext:value-type="float">
            <text:p>0.589676290463692</text:p>
          </table:table-cell>
          <table:table-cell table:number-columns-repeated="1637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22047244094488" calcext:value-type="float">
            <text:p>0.622047244094488</text:p>
          </table:table-cell>
          <table:table-cell office:value-type="float" office:value="0.600174978127734" calcext:value-type="float">
            <text:p>0.600174978127734</text:p>
          </table:table-cell>
          <table:table-cell office:value-type="float" office:value="0.602799650043745" calcext:value-type="float">
            <text:p>0.602799650043745</text:p>
          </table:table-cell>
          <table:table-cell office:value-type="float" office:value="0.600174978127734" calcext:value-type="float">
            <text:p>0.600174978127734</text:p>
          </table:table-cell>
          <table:table-cell office:value-type="float" office:value="0.596675415573053" calcext:value-type="float">
            <text:p>0.596675415573053</text:p>
          </table:table-cell>
          <table:table-cell office:value-type="float" office:value="0.58092738407699" calcext:value-type="float">
            <text:p>0.58092738407699</text:p>
          </table:table-cell>
          <table:table-cell table:number-columns-repeated="1637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14173228346457" calcext:value-type="float">
            <text:p>0.614173228346457</text:p>
          </table:table-cell>
          <table:table-cell office:value-type="float" office:value="0.591426071741033" calcext:value-type="float">
            <text:p>0.591426071741033</text:p>
          </table:table-cell>
          <table:table-cell office:value-type="float" office:value="0.593175853018373" calcext:value-type="float">
            <text:p>0.593175853018373</text:p>
          </table:table-cell>
          <table:table-cell office:value-type="float" office:value="0.592300962379703" calcext:value-type="float">
            <text:p>0.592300962379703</text:p>
          </table:table-cell>
          <table:table-cell office:value-type="float" office:value="0.587926509186352" calcext:value-type="float">
            <text:p>0.587926509186352</text:p>
          </table:table-cell>
          <table:table-cell office:value-type="float" office:value="0.572178477690289" calcext:value-type="float">
            <text:p>0.572178477690289</text:p>
          </table:table-cell>
          <table:table-cell table:number-columns-repeated="1637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06299212598425" calcext:value-type="float">
            <text:p>0.606299212598425</text:p>
          </table:table-cell>
          <table:table-cell office:value-type="float" office:value="0.583552055993001" calcext:value-type="float">
            <text:p>0.583552055993001</text:p>
          </table:table-cell>
          <table:table-cell office:value-type="float" office:value="0.586176727909011" calcext:value-type="float">
            <text:p>0.586176727909011</text:p>
          </table:table-cell>
          <table:table-cell office:value-type="float" office:value="0.584426946631671" calcext:value-type="float">
            <text:p>0.584426946631671</text:p>
          </table:table-cell>
          <table:table-cell office:value-type="float" office:value="0.58005249343832" calcext:value-type="float">
            <text:p>0.58005249343832</text:p>
          </table:table-cell>
          <table:table-cell office:value-type="float" office:value="0.564304461942257" calcext:value-type="float">
            <text:p>0.564304461942257</text:p>
          </table:table-cell>
          <table:table-cell table:number-columns-repeated="1637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599300087489064" calcext:value-type="float">
            <text:p>0.599300087489064</text:p>
          </table:table-cell>
          <table:table-cell office:value-type="float" office:value="0.57655293088364" calcext:value-type="float">
            <text:p>0.57655293088364</text:p>
          </table:table-cell>
          <table:table-cell office:value-type="float" office:value="0.57917760279965" calcext:value-type="float">
            <text:p>0.57917760279965</text:p>
          </table:table-cell>
          <table:table-cell office:value-type="float" office:value="0.57742782152231" calcext:value-type="float">
            <text:p>0.57742782152231</text:p>
          </table:table-cell>
          <table:table-cell office:value-type="float" office:value="0.572178477690289" calcext:value-type="float">
            <text:p>0.572178477690289</text:p>
          </table:table-cell>
          <table:table-cell office:value-type="float" office:value="0.557305336832896" calcext:value-type="float">
            <text:p>0.557305336832896</text:p>
          </table:table-cell>
          <table:table-cell table:number-columns-repeated="1637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593175853018373" calcext:value-type="float">
            <text:p>0.593175853018373</text:p>
          </table:table-cell>
          <table:table-cell office:value-type="float" office:value="0.570428696412948" calcext:value-type="float">
            <text:p>0.570428696412948</text:p>
          </table:table-cell>
          <table:table-cell office:value-type="float" office:value="0.573053368328959" calcext:value-type="float">
            <text:p>0.573053368328959</text:p>
          </table:table-cell>
          <table:table-cell office:value-type="float" office:value="0.570428696412948" calcext:value-type="float">
            <text:p>0.570428696412948</text:p>
          </table:table-cell>
          <table:table-cell office:value-type="float" office:value="0.566054243219598" calcext:value-type="float">
            <text:p>0.566054243219598</text:p>
          </table:table-cell>
          <table:table-cell office:value-type="float" office:value="0.551181102362205" calcext:value-type="float">
            <text:p>0.551181102362205</text:p>
          </table:table-cell>
          <table:table-cell table:number-columns-repeated="1637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587926509186352" calcext:value-type="float">
            <text:p>0.587926509186352</text:p>
          </table:table-cell>
          <table:table-cell office:value-type="float" office:value="0.565179352580927" calcext:value-type="float">
            <text:p>0.565179352580927</text:p>
          </table:table-cell>
          <table:table-cell office:value-type="float" office:value="0.567804024496938" calcext:value-type="float">
            <text:p>0.567804024496938</text:p>
          </table:table-cell>
          <table:table-cell office:value-type="float" office:value="0.565179352580927" calcext:value-type="float">
            <text:p>0.565179352580927</text:p>
          </table:table-cell>
          <table:table-cell office:value-type="float" office:value="0.561679790026247" calcext:value-type="float">
            <text:p>0.561679790026247</text:p>
          </table:table-cell>
          <table:table-cell office:value-type="float" office:value="0.546806649168854" calcext:value-type="float">
            <text:p>0.546806649168854</text:p>
          </table:table-cell>
          <table:table-cell table:number-columns-repeated="1637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584426946631671" calcext:value-type="float">
            <text:p>0.584426946631671</text:p>
          </table:table-cell>
          <table:table-cell office:value-type="float" office:value="0.560804899387577" calcext:value-type="float">
            <text:p>0.560804899387577</text:p>
          </table:table-cell>
          <table:table-cell office:value-type="float" office:value="0.564304461942257" calcext:value-type="float">
            <text:p>0.564304461942257</text:p>
          </table:table-cell>
          <table:table-cell office:value-type="float" office:value="0.561679790026247" calcext:value-type="float">
            <text:p>0.561679790026247</text:p>
          </table:table-cell>
          <table:table-cell office:value-type="float" office:value="0.557305336832896" calcext:value-type="float">
            <text:p>0.557305336832896</text:p>
          </table:table-cell>
          <table:table-cell office:value-type="float" office:value="0.542432195975503" calcext:value-type="float">
            <text:p>0.542432195975503</text:p>
          </table:table-cell>
          <table:table-cell table:number-columns-repeated="1637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581802274715661" calcext:value-type="float">
            <text:p>0.581802274715661</text:p>
          </table:table-cell>
          <table:table-cell office:value-type="float" office:value="0.558180227471566" calcext:value-type="float">
            <text:p>0.558180227471566</text:p>
          </table:table-cell>
          <table:table-cell office:value-type="float" office:value="0.560804899387577" calcext:value-type="float">
            <text:p>0.560804899387577</text:p>
          </table:table-cell>
          <table:table-cell office:value-type="float" office:value="0.558180227471566" calcext:value-type="float">
            <text:p>0.558180227471566</text:p>
          </table:table-cell>
          <table:table-cell office:value-type="float" office:value="0.553805774278215" calcext:value-type="float">
            <text:p>0.553805774278215</text:p>
          </table:table-cell>
          <table:table-cell office:value-type="float" office:value="0.538932633420822" calcext:value-type="float">
            <text:p>0.538932633420822</text:p>
          </table:table-cell>
          <table:table-cell table:number-columns-repeated="1637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57917760279965" calcext:value-type="float">
            <text:p>0.57917760279965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559055118110236" calcext:value-type="float">
            <text:p>0.559055118110236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552055993000875" calcext:value-type="float">
            <text:p>0.552055993000875</text:p>
          </table:table-cell>
          <table:table-cell office:value-type="float" office:value="0.535433070866142" calcext:value-type="float">
            <text:p>0.535433070866142</text:p>
          </table:table-cell>
          <table:table-cell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57742782152231" calcext:value-type="float">
            <text:p>0.57742782152231</text:p>
          </table:table-cell>
          <table:table-cell office:value-type="float" office:value="0.553805774278215" calcext:value-type="float">
            <text:p>0.553805774278215</text:p>
          </table:table-cell>
          <table:table-cell office:value-type="float" office:value="0.557305336832896" calcext:value-type="float">
            <text:p>0.557305336832896</text:p>
          </table:table-cell>
          <table:table-cell office:value-type="float" office:value="0.553805774278215" calcext:value-type="float">
            <text:p>0.553805774278215</text:p>
          </table:table-cell>
          <table:table-cell office:value-type="float" office:value="0.550306211723535" calcext:value-type="float">
            <text:p>0.550306211723535</text:p>
          </table:table-cell>
          <table:table-cell office:value-type="float" office:value="0.533683289588801" calcext:value-type="float">
            <text:p>0.533683289588801</text:p>
          </table:table-cell>
          <table:table-cell table:number-columns-repeated="1637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57655293088364" calcext:value-type="float">
            <text:p>0.57655293088364</text:p>
          </table:table-cell>
          <table:table-cell office:value-type="float" office:value="0.552930883639545" calcext:value-type="float">
            <text:p>0.552930883639545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552055993000875" calcext:value-type="float">
            <text:p>0.552055993000875</text:p>
          </table:table-cell>
          <table:table-cell office:value-type="float" office:value="0.548556430446194" calcext:value-type="float">
            <text:p>0.548556430446194</text:p>
          </table:table-cell>
          <table:table-cell office:value-type="float" office:value="0.531933508311461" calcext:value-type="float">
            <text:p>0.531933508311461</text:p>
          </table:table-cell>
          <table:table-cell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575678040244969" calcext:value-type="float">
            <text:p>0.575678040244969</text:p>
          </table:table-cell>
          <table:table-cell office:value-type="float" office:value="0.552055993000875" calcext:value-type="float">
            <text:p>0.552055993000875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551181102362205" calcext:value-type="float">
            <text:p>0.551181102362205</text:p>
          </table:table-cell>
          <table:table-cell office:value-type="float" office:value="0.547681539807524" calcext:value-type="float">
            <text:p>0.547681539807524</text:p>
          </table:table-cell>
          <table:table-cell office:value-type="float" office:value="0.531058617672791" calcext:value-type="float">
            <text:p>0.531058617672791</text:p>
          </table:table-cell>
          <table:table-cell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575678040244969" calcext:value-type="float">
            <text:p>0.575678040244969</text:p>
          </table:table-cell>
          <table:table-cell office:value-type="float" office:value="0.552055993000875" calcext:value-type="float">
            <text:p>0.552055993000875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551181102362205" calcext:value-type="float">
            <text:p>0.551181102362205</text:p>
          </table:table-cell>
          <table:table-cell office:value-type="float" office:value="0.547681539807524" calcext:value-type="float">
            <text:p>0.547681539807524</text:p>
          </table:table-cell>
          <table:table-cell office:value-type="float" office:value="0.531058617672791" calcext:value-type="float">
            <text:p>0.531058617672791</text:p>
          </table:table-cell>
          <table:table-cell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57655293088364" calcext:value-type="float">
            <text:p>0.57655293088364</text:p>
          </table:table-cell>
          <table:table-cell office:value-type="float" office:value="0.552930883639545" calcext:value-type="float">
            <text:p>0.552930883639545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551181102362205" calcext:value-type="float">
            <text:p>0.551181102362205</text:p>
          </table:table-cell>
          <table:table-cell office:value-type="float" office:value="0.547681539807524" calcext:value-type="float">
            <text:p>0.547681539807524</text:p>
          </table:table-cell>
          <table:table-cell office:value-type="float" office:value="0.531058617672791" calcext:value-type="float">
            <text:p>0.531058617672791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57655293088364" calcext:value-type="float">
            <text:p>0.57655293088364</text:p>
          </table:table-cell>
          <table:table-cell office:value-type="float" office:value="0.552930883639545" calcext:value-type="float">
            <text:p>0.552930883639545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551181102362205" calcext:value-type="float">
            <text:p>0.551181102362205</text:p>
          </table:table-cell>
          <table:table-cell office:value-type="float" office:value="0.547681539807524" calcext:value-type="float">
            <text:p>0.547681539807524</text:p>
          </table:table-cell>
          <table:table-cell office:value-type="float" office:value="0.531058617672791" calcext:value-type="float">
            <text:p>0.531058617672791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57742782152231" calcext:value-type="float">
            <text:p>0.57742782152231</text:p>
          </table:table-cell>
          <table:table-cell office:value-type="float" office:value="0.552930883639545" calcext:value-type="float">
            <text:p>0.552930883639545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551181102362205" calcext:value-type="float">
            <text:p>0.551181102362205</text:p>
          </table:table-cell>
          <table:table-cell office:value-type="float" office:value="0.547681539807524" calcext:value-type="float">
            <text:p>0.547681539807524</text:p>
          </table:table-cell>
          <table:table-cell office:value-type="float" office:value="0.531058617672791" calcext:value-type="float">
            <text:p>0.531058617672791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57742782152231" calcext:value-type="float">
            <text:p>0.57742782152231</text:p>
          </table:table-cell>
          <table:table-cell office:value-type="float" office:value="0.553805774278215" calcext:value-type="float">
            <text:p>0.553805774278215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551181102362205" calcext:value-type="float">
            <text:p>0.551181102362205</text:p>
          </table:table-cell>
          <table:table-cell office:value-type="float" office:value="0.547681539807524" calcext:value-type="float">
            <text:p>0.547681539807524</text:p>
          </table:table-cell>
          <table:table-cell office:value-type="float" office:value="0.531058617672791" calcext:value-type="float">
            <text:p>0.531058617672791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57830271216098" calcext:value-type="float">
            <text:p>0.57830271216098</text:p>
          </table:table-cell>
          <table:table-cell office:value-type="float" office:value="0.553805774278215" calcext:value-type="float">
            <text:p>0.553805774278215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551181102362205" calcext:value-type="float">
            <text:p>0.551181102362205</text:p>
          </table:table-cell>
          <table:table-cell office:value-type="float" office:value="0.547681539807524" calcext:value-type="float">
            <text:p>0.547681539807524</text:p>
          </table:table-cell>
          <table:table-cell office:value-type="float" office:value="0.531058617672791" calcext:value-type="float">
            <text:p>0.531058617672791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57830271216098" calcext:value-type="float">
            <text:p>0.57830271216098</text:p>
          </table:table-cell>
          <table:table-cell office:value-type="float" office:value="0.553805774278215" calcext:value-type="float">
            <text:p>0.553805774278215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550306211723535" calcext:value-type="float">
            <text:p>0.550306211723535</text:p>
          </table:table-cell>
          <table:table-cell office:value-type="float" office:value="0.547681539807524" calcext:value-type="float">
            <text:p>0.547681539807524</text:p>
          </table:table-cell>
          <table:table-cell office:value-type="float" office:value="0.530183727034121" calcext:value-type="float">
            <text:p>0.530183727034121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57830271216098" calcext:value-type="float">
            <text:p>0.57830271216098</text:p>
          </table:table-cell>
          <table:table-cell office:value-type="float" office:value="0.552930883639545" calcext:value-type="float">
            <text:p>0.552930883639545</text:p>
          </table:table-cell>
          <table:table-cell office:value-type="float" office:value="0.554680664916885" calcext:value-type="float">
            <text:p>0.554680664916885</text:p>
          </table:table-cell>
          <table:table-cell office:value-type="float" office:value="0.549431321084864" calcext:value-type="float">
            <text:p>0.549431321084864</text:p>
          </table:table-cell>
          <table:table-cell office:value-type="float" office:value="0.546806649168854" calcext:value-type="float">
            <text:p>0.546806649168854</text:p>
          </table:table-cell>
          <table:table-cell office:value-type="float" office:value="0.529308836395451" calcext:value-type="float">
            <text:p>0.529308836395451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57742782152231" calcext:value-type="float">
            <text:p>0.57742782152231</text:p>
          </table:table-cell>
          <table:table-cell office:value-type="float" office:value="0.552055993000875" calcext:value-type="float">
            <text:p>0.552055993000875</text:p>
          </table:table-cell>
          <table:table-cell office:value-type="float" office:value="0.553805774278215" calcext:value-type="float">
            <text:p>0.553805774278215</text:p>
          </table:table-cell>
          <table:table-cell office:value-type="float" office:value="0.548556430446194" calcext:value-type="float">
            <text:p>0.548556430446194</text:p>
          </table:table-cell>
          <table:table-cell office:value-type="float" office:value="0.545056867891514" calcext:value-type="float">
            <text:p>0.545056867891514</text:p>
          </table:table-cell>
          <table:table-cell office:value-type="float" office:value="0.52843394575678" calcext:value-type="float">
            <text:p>0.52843394575678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575678040244969" calcext:value-type="float">
            <text:p>0.575678040244969</text:p>
          </table:table-cell>
          <table:table-cell office:value-type="float" office:value="0.550306211723535" calcext:value-type="float">
            <text:p>0.550306211723535</text:p>
          </table:table-cell>
          <table:table-cell office:value-type="float" office:value="0.552055993000875" calcext:value-type="float">
            <text:p>0.552055993000875</text:p>
          </table:table-cell>
          <table:table-cell office:value-type="float" office:value="0.546806649168854" calcext:value-type="float">
            <text:p>0.546806649168854</text:p>
          </table:table-cell>
          <table:table-cell office:value-type="float" office:value="0.543307086614173" calcext:value-type="float">
            <text:p>0.543307086614173</text:p>
          </table:table-cell>
          <table:table-cell office:value-type="float" office:value="0.52580927384077" calcext:value-type="float">
            <text:p>0.52580927384077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572178477690289" calcext:value-type="float">
            <text:p>0.572178477690289</text:p>
          </table:table-cell>
          <table:table-cell office:value-type="float" office:value="0.547681539807524" calcext:value-type="float">
            <text:p>0.547681539807524</text:p>
          </table:table-cell>
          <table:table-cell office:value-type="float" office:value="0.549431321084864" calcext:value-type="float">
            <text:p>0.549431321084864</text:p>
          </table:table-cell>
          <table:table-cell office:value-type="float" office:value="0.544181977252843" calcext:value-type="float">
            <text:p>0.544181977252843</text:p>
          </table:table-cell>
          <table:table-cell office:value-type="float" office:value="0.540682414698163" calcext:value-type="float">
            <text:p>0.540682414698163</text:p>
          </table:table-cell>
          <table:table-cell office:value-type="float" office:value="0.523184601924759" calcext:value-type="float">
            <text:p>0.523184601924759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568678915135608" calcext:value-type="float">
            <text:p>0.568678915135608</text:p>
          </table:table-cell>
          <table:table-cell office:value-type="float" office:value="0.544181977252843" calcext:value-type="float">
            <text:p>0.544181977252843</text:p>
          </table:table-cell>
          <table:table-cell office:value-type="float" office:value="0.545931758530184" calcext:value-type="float">
            <text:p>0.545931758530184</text:p>
          </table:table-cell>
          <table:table-cell office:value-type="float" office:value="0.541557305336833" calcext:value-type="float">
            <text:p>0.541557305336833</text:p>
          </table:table-cell>
          <table:table-cell office:value-type="float" office:value="0.536307961504812" calcext:value-type="float">
            <text:p>0.536307961504812</text:p>
          </table:table-cell>
          <table:table-cell office:value-type="float" office:value="0.519685039370079" calcext:value-type="float">
            <text:p>0.519685039370079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564304461942257" calcext:value-type="float">
            <text:p>0.564304461942257</text:p>
          </table:table-cell>
          <table:table-cell office:value-type="float" office:value="0.539807524059493" calcext:value-type="float">
            <text:p>0.539807524059493</text:p>
          </table:table-cell>
          <table:table-cell office:value-type="float" office:value="0.541557305336833" calcext:value-type="float">
            <text:p>0.541557305336833</text:p>
          </table:table-cell>
          <table:table-cell office:value-type="float" office:value="0.537182852143482" calcext:value-type="float">
            <text:p>0.537182852143482</text:p>
          </table:table-cell>
          <table:table-cell office:value-type="float" office:value="0.531933508311461" calcext:value-type="float">
            <text:p>0.531933508311461</text:p>
          </table:table-cell>
          <table:table-cell office:value-type="float" office:value="0.515310586176728" calcext:value-type="float">
            <text:p>0.515310586176728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559055118110236" calcext:value-type="float">
            <text:p>0.559055118110236</text:p>
          </table:table-cell>
          <table:table-cell office:value-type="float" office:value="0.534558180227472" calcext:value-type="float">
            <text:p>0.534558180227472</text:p>
          </table:table-cell>
          <table:table-cell office:value-type="float" office:value="0.535433070866142" calcext:value-type="float">
            <text:p>0.535433070866142</text:p>
          </table:table-cell>
          <table:table-cell office:value-type="float" office:value="0.531058617672791" calcext:value-type="float">
            <text:p>0.531058617672791</text:p>
          </table:table-cell>
          <table:table-cell office:value-type="float" office:value="0.52668416447944" calcext:value-type="float">
            <text:p>0.52668416447944</text:p>
          </table:table-cell>
          <table:table-cell office:value-type="float" office:value="0.510061242344707" calcext:value-type="float">
            <text:p>0.510061242344707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552930883639545" calcext:value-type="float">
            <text:p>0.552930883639545</text:p>
          </table:table-cell>
          <table:table-cell office:value-type="float" office:value="0.52755905511811" calcext:value-type="float">
            <text:p>0.52755905511811</text:p>
          </table:table-cell>
          <table:table-cell office:value-type="float" office:value="0.529308836395451" calcext:value-type="float">
            <text:p>0.529308836395451</text:p>
          </table:table-cell>
          <table:table-cell office:value-type="float" office:value="0.5249343832021" calcext:value-type="float">
            <text:p>0.5249343832021</text:p>
          </table:table-cell>
          <table:table-cell office:value-type="float" office:value="0.519685039370079" calcext:value-type="float">
            <text:p>0.519685039370079</text:p>
          </table:table-cell>
          <table:table-cell office:value-type="float" office:value="0.503937007874016" calcext:value-type="float">
            <text:p>0.503937007874016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545056867891514" calcext:value-type="float">
            <text:p>0.545056867891514</text:p>
          </table:table-cell>
          <table:table-cell office:value-type="float" office:value="0.520559930008749" calcext:value-type="float">
            <text:p>0.520559930008749</text:p>
          </table:table-cell>
          <table:table-cell office:value-type="float" office:value="0.522309711286089" calcext:value-type="float">
            <text:p>0.522309711286089</text:p>
          </table:table-cell>
          <table:table-cell office:value-type="float" office:value="0.517060367454068" calcext:value-type="float">
            <text:p>0.517060367454068</text:p>
          </table:table-cell>
          <table:table-cell office:value-type="float" office:value="0.512685914260717" calcext:value-type="float">
            <text:p>0.512685914260717</text:p>
          </table:table-cell>
          <table:table-cell office:value-type="float" office:value="0.496062992125984" calcext:value-type="float">
            <text:p>0.496062992125984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537182852143482" calcext:value-type="float">
            <text:p>0.537182852143482</text:p>
          </table:table-cell>
          <table:table-cell office:value-type="float" office:value="0.512685914260717" calcext:value-type="float">
            <text:p>0.512685914260717</text:p>
          </table:table-cell>
          <table:table-cell office:value-type="float" office:value="0.513560804899388" calcext:value-type="float">
            <text:p>0.513560804899388</text:p>
          </table:table-cell>
          <table:table-cell office:value-type="float" office:value="0.508311461067367" calcext:value-type="float">
            <text:p>0.508311461067367</text:p>
          </table:table-cell>
          <table:table-cell office:value-type="float" office:value="0.504811898512686" calcext:value-type="float">
            <text:p>0.504811898512686</text:p>
          </table:table-cell>
          <table:table-cell office:value-type="float" office:value="0.488188976377953" calcext:value-type="float">
            <text:p>0.488188976377953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52755905511811" calcext:value-type="float">
            <text:p>0.52755905511811</text:p>
          </table:table-cell>
          <table:table-cell office:value-type="float" office:value="0.503937007874016" calcext:value-type="float">
            <text:p>0.503937007874016</text:p>
          </table:table-cell>
          <table:table-cell office:value-type="float" office:value="0.504811898512686" calcext:value-type="float">
            <text:p>0.504811898512686</text:p>
          </table:table-cell>
          <table:table-cell office:value-type="float" office:value="0.499562554680665" calcext:value-type="float">
            <text:p>0.499562554680665</text:p>
          </table:table-cell>
          <table:table-cell office:value-type="float" office:value="0.496062992125984" calcext:value-type="float">
            <text:p>0.496062992125984</text:p>
          </table:table-cell>
          <table:table-cell office:value-type="float" office:value="0.480314960629921" calcext:value-type="float">
            <text:p>0.480314960629921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517935258092738" calcext:value-type="float">
            <text:p>0.517935258092738</text:p>
          </table:table-cell>
          <table:table-cell office:value-type="float" office:value="0.494313210848644" calcext:value-type="float">
            <text:p>0.494313210848644</text:p>
          </table:table-cell>
          <table:table-cell office:value-type="float" office:value="0.495188101487314" calcext:value-type="float">
            <text:p>0.495188101487314</text:p>
          </table:table-cell>
          <table:table-cell office:value-type="float" office:value="0.490813648293963" calcext:value-type="float">
            <text:p>0.490813648293963</text:p>
          </table:table-cell>
          <table:table-cell office:value-type="float" office:value="0.486439195100613" calcext:value-type="float">
            <text:p>0.486439195100613</text:p>
          </table:table-cell>
          <table:table-cell office:value-type="float" office:value="0.470691163604549" calcext:value-type="float">
            <text:p>0.470691163604549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507436570428696" calcext:value-type="float">
            <text:p>0.507436570428696</text:p>
          </table:table-cell>
          <table:table-cell office:value-type="float" office:value="0.482939632545932" calcext:value-type="float">
            <text:p>0.482939632545932</text:p>
          </table:table-cell>
          <table:table-cell office:value-type="float" office:value="0.483814523184602" calcext:value-type="float">
            <text:p>0.483814523184602</text:p>
          </table:table-cell>
          <table:table-cell office:value-type="float" office:value="0.480314960629921" calcext:value-type="float">
            <text:p>0.480314960629921</text:p>
          </table:table-cell>
          <table:table-cell office:value-type="float" office:value="0.475940507436571" calcext:value-type="float">
            <text:p>0.475940507436571</text:p>
          </table:table-cell>
          <table:table-cell office:value-type="float" office:value="0.460192475940507" calcext:value-type="float">
            <text:p>0.460192475940507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495188101487314" calcext:value-type="float">
            <text:p>0.495188101487314</text:p>
          </table:table-cell>
          <table:table-cell office:value-type="float" office:value="0.47156605424322" calcext:value-type="float">
            <text:p>0.47156605424322</text:p>
          </table:table-cell>
          <table:table-cell office:value-type="float" office:value="0.47244094488189" calcext:value-type="float">
            <text:p>0.47244094488189</text:p>
          </table:table-cell>
          <table:table-cell office:value-type="float" office:value="0.468941382327209" calcext:value-type="float">
            <text:p>0.468941382327209</text:p>
          </table:table-cell>
          <table:table-cell office:value-type="float" office:value="0.464566929133858" calcext:value-type="float">
            <text:p>0.464566929133858</text:p>
          </table:table-cell>
          <table:table-cell office:value-type="float" office:value="0.449693788276465" calcext:value-type="float">
            <text:p>0.449693788276465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482939632545932" calcext:value-type="float">
            <text:p>0.482939632545932</text:p>
          </table:table-cell>
          <table:table-cell office:value-type="float" office:value="0.459317585301837" calcext:value-type="float">
            <text:p>0.459317585301837</text:p>
          </table:table-cell>
          <table:table-cell office:value-type="float" office:value="0.460192475940507" calcext:value-type="float">
            <text:p>0.460192475940507</text:p>
          </table:table-cell>
          <table:table-cell office:value-type="float" office:value="0.457567804024497" calcext:value-type="float">
            <text:p>0.457567804024497</text:p>
          </table:table-cell>
          <table:table-cell office:value-type="float" office:value="0.452318460192476" calcext:value-type="float">
            <text:p>0.452318460192476</text:p>
          </table:table-cell>
          <table:table-cell office:value-type="float" office:value="0.437445319335083" calcext:value-type="float">
            <text:p>0.437445319335083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69816272965879" calcext:value-type="float">
            <text:p>0.469816272965879</text:p>
          </table:table-cell>
          <table:table-cell office:value-type="float" office:value="0.447069116360455" calcext:value-type="float">
            <text:p>0.447069116360455</text:p>
          </table:table-cell>
          <table:table-cell office:value-type="float" office:value="0.447944006999125" calcext:value-type="float">
            <text:p>0.447944006999125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440069991251094" calcext:value-type="float">
            <text:p>0.440069991251094</text:p>
          </table:table-cell>
          <table:table-cell office:value-type="float" office:value="0.426071741032371" calcext:value-type="float">
            <text:p>0.426071741032371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456692913385827" calcext:value-type="float">
            <text:p>0.456692913385827</text:p>
          </table:table-cell>
          <table:table-cell office:value-type="float" office:value="0.434820647419073" calcext:value-type="float">
            <text:p>0.434820647419073</text:p>
          </table:table-cell>
          <table:table-cell office:value-type="float" office:value="0.435695538057743" calcext:value-type="float">
            <text:p>0.435695538057743</text:p>
          </table:table-cell>
          <table:table-cell office:value-type="float" office:value="0.432195975503062" calcext:value-type="float">
            <text:p>0.432195975503062</text:p>
          </table:table-cell>
          <table:table-cell office:value-type="float" office:value="0.427821522309711" calcext:value-type="float">
            <text:p>0.427821522309711</text:p>
          </table:table-cell>
          <table:table-cell office:value-type="float" office:value="0.413823272090989" calcext:value-type="float">
            <text:p>0.413823272090989</text:p>
          </table:table-cell>
          <table:table-cell table:number-columns-repeated="1637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442694663167104" calcext:value-type="float">
            <text:p>0.442694663167104</text:p>
          </table:table-cell>
          <table:table-cell office:value-type="float" office:value="0.42169728783902" calcext:value-type="float">
            <text:p>0.42169728783902</text:p>
          </table:table-cell>
          <table:table-cell office:value-type="float" office:value="0.42257217847769" calcext:value-type="float">
            <text:p>0.42257217847769</text:p>
          </table:table-cell>
          <table:table-cell office:value-type="float" office:value="0.41994750656168" calcext:value-type="float">
            <text:p>0.41994750656168</text:p>
          </table:table-cell>
          <table:table-cell office:value-type="float" office:value="0.414698162729659" calcext:value-type="float">
            <text:p>0.414698162729659</text:p>
          </table:table-cell>
          <table:table-cell office:value-type="float" office:value="0.400699912510936" calcext:value-type="float">
            <text:p>0.400699912510936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429571303587052" calcext:value-type="float">
            <text:p>0.429571303587052</text:p>
          </table:table-cell>
          <table:table-cell office:value-type="float" office:value="0.408573928258968" calcext:value-type="float">
            <text:p>0.408573928258968</text:p>
          </table:table-cell>
          <table:table-cell office:value-type="float" office:value="0.409448818897638" calcext:value-type="float">
            <text:p>0.409448818897638</text:p>
          </table:table-cell>
          <table:table-cell office:value-type="float" office:value="0.406824146981627" calcext:value-type="float">
            <text:p>0.406824146981627</text:p>
          </table:table-cell>
          <table:table-cell office:value-type="float" office:value="0.402449693788277" calcext:value-type="float">
            <text:p>0.402449693788277</text:p>
          </table:table-cell>
          <table:table-cell office:value-type="float" office:value="0.388451443569554" calcext:value-type="float">
            <text:p>0.388451443569554</text:p>
          </table:table-cell>
          <table:table-cell table:number-columns-repeated="1637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417322834645669" calcext:value-type="float">
            <text:p>0.417322834645669</text:p>
          </table:table-cell>
          <table:table-cell office:value-type="float" office:value="0.395450568678915" calcext:value-type="float">
            <text:p>0.395450568678915</text:p>
          </table:table-cell>
          <table:table-cell office:value-type="float" office:value="0.397200349956256" calcext:value-type="float">
            <text:p>0.397200349956256</text:p>
          </table:table-cell>
          <table:table-cell office:value-type="float" office:value="0.394575678040245" calcext:value-type="float">
            <text:p>0.394575678040245</text:p>
          </table:table-cell>
          <table:table-cell office:value-type="float" office:value="0.390201224846894" calcext:value-type="float">
            <text:p>0.390201224846894</text:p>
          </table:table-cell>
          <table:table-cell office:value-type="float" office:value="0.376202974628172" calcext:value-type="float">
            <text:p>0.376202974628172</text:p>
          </table:table-cell>
          <table:table-cell table:number-columns-repeated="1637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404199475065617" calcext:value-type="float">
            <text:p>0.404199475065617</text:p>
          </table:table-cell>
          <table:table-cell office:value-type="float" office:value="0.383202099737533" calcext:value-type="float">
            <text:p>0.383202099737533</text:p>
          </table:table-cell>
          <table:table-cell office:value-type="float" office:value="0.384951881014873" calcext:value-type="float">
            <text:p>0.384951881014873</text:p>
          </table:table-cell>
          <table:table-cell office:value-type="float" office:value="0.381452318460193" calcext:value-type="float">
            <text:p>0.381452318460193</text:p>
          </table:table-cell>
          <table:table-cell office:value-type="float" office:value="0.377952755905512" calcext:value-type="float">
            <text:p>0.377952755905512</text:p>
          </table:table-cell>
          <table:table-cell office:value-type="float" office:value="0.363954505686789" calcext:value-type="float">
            <text:p>0.363954505686789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391951006124234" calcext:value-type="float">
            <text:p>0.391951006124234</text:p>
          </table:table-cell>
          <table:table-cell office:value-type="float" office:value="0.370953630796151" calcext:value-type="float">
            <text:p>0.370953630796151</text:p>
          </table:table-cell>
          <table:table-cell office:value-type="float" office:value="0.372703412073491" calcext:value-type="float">
            <text:p>0.372703412073491</text:p>
          </table:table-cell>
          <table:table-cell office:value-type="float" office:value="0.37007874015748" calcext:value-type="float">
            <text:p>0.37007874015748</text:p>
          </table:table-cell>
          <table:table-cell office:value-type="float" office:value="0.36570428696413" calcext:value-type="float">
            <text:p>0.36570428696413</text:p>
          </table:table-cell>
          <table:table-cell office:value-type="float" office:value="0.352580927384077" calcext:value-type="float">
            <text:p>0.352580927384077</text:p>
          </table:table-cell>
          <table:table-cell table:number-columns-repeated="1637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379702537182852" calcext:value-type="float">
            <text:p>0.379702537182852</text:p>
          </table:table-cell>
          <table:table-cell office:value-type="float" office:value="0.358705161854768" calcext:value-type="float">
            <text:p>0.358705161854768</text:p>
          </table:table-cell>
          <table:table-cell office:value-type="float" office:value="0.360454943132109" calcext:value-type="float">
            <text:p>0.360454943132109</text:p>
          </table:table-cell>
          <table:table-cell office:value-type="float" office:value="0.357830271216098" calcext:value-type="float">
            <text:p>0.357830271216098</text:p>
          </table:table-cell>
          <table:table-cell office:value-type="float" office:value="0.354330708661417" calcext:value-type="float">
            <text:p>0.354330708661417</text:p>
          </table:table-cell>
          <table:table-cell office:value-type="float" office:value="0.341207349081365" calcext:value-type="float">
            <text:p>0.341207349081365</text:p>
          </table:table-cell>
          <table:table-cell table:number-columns-repeated="1637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36745406824147" calcext:value-type="float">
            <text:p>0.36745406824147</text:p>
          </table:table-cell>
          <table:table-cell office:value-type="float" office:value="0.347331583552056" calcext:value-type="float">
            <text:p>0.347331583552056</text:p>
          </table:table-cell>
          <table:table-cell office:value-type="float" office:value="0.349081364829396" calcext:value-type="float">
            <text:p>0.349081364829396</text:p>
          </table:table-cell>
          <table:table-cell office:value-type="float" office:value="0.346456692913386" calcext:value-type="float">
            <text:p>0.346456692913386</text:p>
          </table:table-cell>
          <table:table-cell office:value-type="float" office:value="0.342082239720035" calcext:value-type="float">
            <text:p>0.342082239720035</text:p>
          </table:table-cell>
          <table:table-cell office:value-type="float" office:value="0.329833770778653" calcext:value-type="float">
            <text:p>0.329833770778653</text:p>
          </table:table-cell>
          <table:table-cell table:number-columns-repeated="1637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355205599300088" calcext:value-type="float">
            <text:p>0.355205599300088</text:p>
          </table:table-cell>
          <table:table-cell office:value-type="float" office:value="0.335083114610674" calcext:value-type="float">
            <text:p>0.335083114610674</text:p>
          </table:table-cell>
          <table:table-cell office:value-type="float" office:value="0.336832895888014" calcext:value-type="float">
            <text:p>0.336832895888014</text:p>
          </table:table-cell>
          <table:table-cell office:value-type="float" office:value="0.335083114610674" calcext:value-type="float">
            <text:p>0.335083114610674</text:p>
          </table:table-cell>
          <table:table-cell office:value-type="float" office:value="0.330708661417323" calcext:value-type="float">
            <text:p>0.330708661417323</text:p>
          </table:table-cell>
          <table:table-cell office:value-type="float" office:value="0.318460192475941" calcext:value-type="float">
            <text:p>0.318460192475941</text:p>
          </table:table-cell>
          <table:table-cell table:number-columns-repeated="1637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343832020997375" calcext:value-type="float">
            <text:p>0.343832020997375</text:p>
          </table:table-cell>
          <table:table-cell office:value-type="float" office:value="0.323709536307962" calcext:value-type="float">
            <text:p>0.323709536307962</text:p>
          </table:table-cell>
          <table:table-cell office:value-type="float" office:value="0.325459317585302" calcext:value-type="float">
            <text:p>0.325459317585302</text:p>
          </table:table-cell>
          <table:table-cell office:value-type="float" office:value="0.323709536307962" calcext:value-type="float">
            <text:p>0.323709536307962</text:p>
          </table:table-cell>
          <table:table-cell office:value-type="float" office:value="0.319335083114611" calcext:value-type="float">
            <text:p>0.319335083114611</text:p>
          </table:table-cell>
          <table:table-cell office:value-type="float" office:value="0.307086614173228" calcext:value-type="float">
            <text:p>0.307086614173228</text:p>
          </table:table-cell>
          <table:table-cell table:number-columns-repeated="1637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331583552055993" calcext:value-type="float">
            <text:p>0.331583552055993</text:p>
          </table:table-cell>
          <table:table-cell office:value-type="float" office:value="0.312335958005249" calcext:value-type="float">
            <text:p>0.312335958005249</text:p>
          </table:table-cell>
          <table:table-cell office:value-type="float" office:value="0.31321084864392" calcext:value-type="float">
            <text:p>0.31321084864392</text:p>
          </table:table-cell>
          <table:table-cell office:value-type="float" office:value="0.312335958005249" calcext:value-type="float">
            <text:p>0.312335958005249</text:p>
          </table:table-cell>
          <table:table-cell office:value-type="float" office:value="0.307961504811899" calcext:value-type="float">
            <text:p>0.307961504811899</text:p>
          </table:table-cell>
          <table:table-cell office:value-type="float" office:value="0.296587926509186" calcext:value-type="float">
            <text:p>0.296587926509186</text:p>
          </table:table-cell>
          <table:table-cell table:number-columns-repeated="1637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320209973753281" calcext:value-type="float">
            <text:p>0.320209973753281</text:p>
          </table:table-cell>
          <table:table-cell office:value-type="float" office:value="0.300087489063867" calcext:value-type="float">
            <text:p>0.300087489063867</text:p>
          </table:table-cell>
          <table:table-cell office:value-type="float" office:value="0.301837270341207" calcext:value-type="float">
            <text:p>0.301837270341207</text:p>
          </table:table-cell>
          <table:table-cell office:value-type="float" office:value="0.300962379702537" calcext:value-type="float">
            <text:p>0.300962379702537</text:p>
          </table:table-cell>
          <table:table-cell office:value-type="float" office:value="0.297462817147857" calcext:value-type="float">
            <text:p>0.297462817147857</text:p>
          </table:table-cell>
          <table:table-cell office:value-type="float" office:value="0.285214348206474" calcext:value-type="float">
            <text:p>0.285214348206474</text:p>
          </table:table-cell>
          <table:table-cell table:number-columns-repeated="1637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308836395450569" calcext:value-type="float">
            <text:p>0.308836395450569</text:p>
          </table:table-cell>
          <table:table-cell office:value-type="float" office:value="0.288713910761155" calcext:value-type="float">
            <text:p>0.288713910761155</text:p>
          </table:table-cell>
          <table:table-cell office:value-type="float" office:value="0.290463692038495" calcext:value-type="float">
            <text:p>0.290463692038495</text:p>
          </table:table-cell>
          <table:table-cell office:value-type="float" office:value="0.289588801399825" calcext:value-type="float">
            <text:p>0.289588801399825</text:p>
          </table:table-cell>
          <table:table-cell office:value-type="float" office:value="0.286089238845144" calcext:value-type="float">
            <text:p>0.286089238845144</text:p>
          </table:table-cell>
          <table:table-cell office:value-type="float" office:value="0.274715660542432" calcext:value-type="float">
            <text:p>0.274715660542432</text:p>
          </table:table-cell>
          <table:table-cell table:number-columns-repeated="1637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297462817147857" calcext:value-type="float">
            <text:p>0.297462817147857</text:p>
          </table:table-cell>
          <table:table-cell office:value-type="float" office:value="0.278215223097113" calcext:value-type="float">
            <text:p>0.278215223097113</text:p>
          </table:table-cell>
          <table:table-cell office:value-type="float" office:value="0.279965004374453" calcext:value-type="float">
            <text:p>0.279965004374453</text:p>
          </table:table-cell>
          <table:table-cell office:value-type="float" office:value="0.279090113735783" calcext:value-type="float">
            <text:p>0.279090113735783</text:p>
          </table:table-cell>
          <table:table-cell office:value-type="float" office:value="0.275590551181102" calcext:value-type="float">
            <text:p>0.275590551181102</text:p>
          </table:table-cell>
          <table:table-cell office:value-type="float" office:value="0.26421697287839" calcext:value-type="float">
            <text:p>0.26421697287839</text:p>
          </table:table-cell>
          <table:table-cell table:number-columns-repeated="1637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286964129483815" calcext:value-type="float">
            <text:p>0.286964129483815</text:p>
          </table:table-cell>
          <table:table-cell office:value-type="float" office:value="0.267716535433071" calcext:value-type="float">
            <text:p>0.267716535433071</text:p>
          </table:table-cell>
          <table:table-cell office:value-type="float" office:value="0.270341207349081" calcext:value-type="float">
            <text:p>0.270341207349081</text:p>
          </table:table-cell>
          <table:table-cell office:value-type="float" office:value="0.269466316710411" calcext:value-type="float">
            <text:p>0.269466316710411</text:p>
          </table:table-cell>
          <table:table-cell office:value-type="float" office:value="0.265966754155731" calcext:value-type="float">
            <text:p>0.265966754155731</text:p>
          </table:table-cell>
          <table:table-cell office:value-type="float" office:value="0.253718285214348" calcext:value-type="float">
            <text:p>0.253718285214348</text:p>
          </table:table-cell>
          <table:table-cell table:number-columns-repeated="1637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277340332458443" calcext:value-type="float">
            <text:p>0.277340332458443</text:p>
          </table:table-cell>
          <table:table-cell office:value-type="float" office:value="0.258092738407699" calcext:value-type="float">
            <text:p>0.258092738407699</text:p>
          </table:table-cell>
          <table:table-cell office:value-type="float" office:value="0.26071741032371" calcext:value-type="float">
            <text:p>0.26071741032371</text:p>
          </table:table-cell>
          <table:table-cell office:value-type="float" office:value="0.259842519685039" calcext:value-type="float">
            <text:p>0.259842519685039</text:p>
          </table:table-cell>
          <table:table-cell office:value-type="float" office:value="0.256342957130359" calcext:value-type="float">
            <text:p>0.256342957130359</text:p>
          </table:table-cell>
          <table:table-cell office:value-type="float" office:value="0.244969378827647" calcext:value-type="float">
            <text:p>0.244969378827647</text:p>
          </table:table-cell>
          <table:table-cell table:number-columns-repeated="1637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267716535433071" calcext:value-type="float">
            <text:p>0.267716535433071</text:p>
          </table:table-cell>
          <table:table-cell office:value-type="float" office:value="0.249343832020997" calcext:value-type="float">
            <text:p>0.249343832020997</text:p>
          </table:table-cell>
          <table:table-cell office:value-type="float" office:value="0.251968503937008" calcext:value-type="float">
            <text:p>0.251968503937008</text:p>
          </table:table-cell>
          <table:table-cell office:value-type="float" office:value="0.251093613298338" calcext:value-type="float">
            <text:p>0.251093613298338</text:p>
          </table:table-cell>
          <table:table-cell office:value-type="float" office:value="0.247594050743657" calcext:value-type="float">
            <text:p>0.247594050743657</text:p>
          </table:table-cell>
          <table:table-cell office:value-type="float" office:value="0.236220472440945" calcext:value-type="float">
            <text:p>0.236220472440945</text:p>
          </table:table-cell>
          <table:table-cell table:number-columns-repeated="1637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258967629046369" calcext:value-type="float">
            <text:p>0.258967629046369</text:p>
          </table:table-cell>
          <table:table-cell office:value-type="float" office:value="0.240594925634296" calcext:value-type="float">
            <text:p>0.240594925634296</text:p>
          </table:table-cell>
          <table:table-cell office:value-type="float" office:value="0.244094488188976" calcext:value-type="float">
            <text:p>0.244094488188976</text:p>
          </table:table-cell>
          <table:table-cell office:value-type="float" office:value="0.242344706911636" calcext:value-type="float">
            <text:p>0.242344706911636</text:p>
          </table:table-cell>
          <table:table-cell office:value-type="float" office:value="0.238845144356955" calcext:value-type="float">
            <text:p>0.238845144356955</text:p>
          </table:table-cell>
          <table:table-cell office:value-type="float" office:value="0.228346456692913" calcext:value-type="float">
            <text:p>0.228346456692913</text:p>
          </table:table-cell>
          <table:table-cell table:number-columns-repeated="1637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250218722659668" calcext:value-type="float">
            <text:p>0.250218722659668</text:p>
          </table:table-cell>
          <table:table-cell office:value-type="float" office:value="0.231846019247594" calcext:value-type="float">
            <text:p>0.231846019247594</text:p>
          </table:table-cell>
          <table:table-cell office:value-type="float" office:value="0.235345581802275" calcext:value-type="float">
            <text:p>0.235345581802275</text:p>
          </table:table-cell>
          <table:table-cell office:value-type="float" office:value="0.234470691163605" calcext:value-type="float">
            <text:p>0.234470691163605</text:p>
          </table:table-cell>
          <table:table-cell office:value-type="float" office:value="0.230096237970254" calcext:value-type="float">
            <text:p>0.230096237970254</text:p>
          </table:table-cell>
          <table:table-cell office:value-type="float" office:value="0.220472440944882" calcext:value-type="float">
            <text:p>0.220472440944882</text:p>
          </table:table-cell>
          <table:table-cell table:number-columns-repeated="1637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242344706911636" calcext:value-type="float">
            <text:p>0.242344706911636</text:p>
          </table:table-cell>
          <table:table-cell office:value-type="float" office:value="0.224846894138233" calcext:value-type="float">
            <text:p>0.224846894138233</text:p>
          </table:table-cell>
          <table:table-cell office:value-type="float" office:value="0.227471566054243" calcext:value-type="float">
            <text:p>0.227471566054243</text:p>
          </table:table-cell>
          <table:table-cell office:value-type="float" office:value="0.226596675415573" calcext:value-type="float">
            <text:p>0.226596675415573</text:p>
          </table:table-cell>
          <table:table-cell office:value-type="float" office:value="0.223097112860892" calcext:value-type="float">
            <text:p>0.223097112860892</text:p>
          </table:table-cell>
          <table:table-cell office:value-type="float" office:value="0.21259842519685" calcext:value-type="float">
            <text:p>0.21259842519685</text:p>
          </table:table-cell>
          <table:table-cell table:number-columns-repeated="1637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235345581802275" calcext:value-type="float">
            <text:p>0.235345581802275</text:p>
          </table:table-cell>
          <table:table-cell office:value-type="float" office:value="0.216972878390201" calcext:value-type="float">
            <text:p>0.216972878390201</text:p>
          </table:table-cell>
          <table:table-cell office:value-type="float" office:value="0.220472440944882" calcext:value-type="float">
            <text:p>0.220472440944882</text:p>
          </table:table-cell>
          <table:table-cell office:value-type="float" office:value="0.219597550306212" calcext:value-type="float">
            <text:p>0.219597550306212</text:p>
          </table:table-cell>
          <table:table-cell office:value-type="float" office:value="0.215223097112861" calcext:value-type="float">
            <text:p>0.215223097112861</text:p>
          </table:table-cell>
          <table:table-cell office:value-type="float" office:value="0.205599300087489" calcext:value-type="float">
            <text:p>0.205599300087489</text:p>
          </table:table-cell>
          <table:table-cell table:number-columns-repeated="1637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227471566054243" calcext:value-type="float">
            <text:p>0.227471566054243</text:p>
          </table:table-cell>
          <table:table-cell office:value-type="float" office:value="0.20997375328084" calcext:value-type="float">
            <text:p>0.20997375328084</text:p>
          </table:table-cell>
          <table:table-cell table:number-columns-repeated="2" office:value-type="float" office:value="0.21259842519685" calcext:value-type="float">
            <text:p>0.21259842519685</text:p>
          </table:table-cell>
          <table:table-cell office:value-type="float" office:value="0.2082239720035" calcext:value-type="float">
            <text:p>0.2082239720035</text:p>
          </table:table-cell>
          <table:table-cell office:value-type="float" office:value="0.198600174978128" calcext:value-type="float">
            <text:p>0.198600174978128</text:p>
          </table:table-cell>
          <table:table-cell table:number-columns-repeated="1637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220472440944882" calcext:value-type="float">
            <text:p>0.220472440944882</text:p>
          </table:table-cell>
          <table:table-cell office:value-type="float" office:value="0.202974628171479" calcext:value-type="float">
            <text:p>0.202974628171479</text:p>
          </table:table-cell>
          <table:table-cell table:number-columns-repeated="2" office:value-type="float" office:value="0.205599300087489" calcext:value-type="float">
            <text:p>0.205599300087489</text:p>
          </table:table-cell>
          <table:table-cell office:value-type="float" office:value="0.201224846894138" calcext:value-type="float">
            <text:p>0.201224846894138</text:p>
          </table:table-cell>
          <table:table-cell office:value-type="float" office:value="0.191601049868766" calcext:value-type="float">
            <text:p>0.191601049868766</text:p>
          </table:table-cell>
          <table:table-cell table:number-columns-repeated="1637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213473315835521" calcext:value-type="float">
            <text:p>0.213473315835521</text:p>
          </table:table-cell>
          <table:table-cell office:value-type="float" office:value="0.195100612423447" calcext:value-type="float">
            <text:p>0.195100612423447</text:p>
          </table:table-cell>
          <table:table-cell office:value-type="float" office:value="0.197725284339458" calcext:value-type="float">
            <text:p>0.197725284339458</text:p>
          </table:table-cell>
          <table:table-cell office:value-type="float" office:value="0.198600174978128" calcext:value-type="float">
            <text:p>0.198600174978128</text:p>
          </table:table-cell>
          <table:table-cell office:value-type="float" office:value="0.194225721784777" calcext:value-type="float">
            <text:p>0.194225721784777</text:p>
          </table:table-cell>
          <table:table-cell office:value-type="float" office:value="0.184601924759405" calcext:value-type="float">
            <text:p>0.184601924759405</text:p>
          </table:table-cell>
          <table:table-cell table:number-columns-repeated="1637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206474190726159" calcext:value-type="float">
            <text:p>0.206474190726159</text:p>
          </table:table-cell>
          <table:table-cell office:value-type="float" office:value="0.188976377952756" calcext:value-type="float">
            <text:p>0.188976377952756</text:p>
          </table:table-cell>
          <table:table-cell office:value-type="float" office:value="0.190726159230096" calcext:value-type="float">
            <text:p>0.190726159230096</text:p>
          </table:table-cell>
          <table:table-cell office:value-type="float" office:value="0.191601049868766" calcext:value-type="float">
            <text:p>0.191601049868766</text:p>
          </table:table-cell>
          <table:table-cell office:value-type="float" office:value="0.187226596675416" calcext:value-type="float">
            <text:p>0.187226596675416</text:p>
          </table:table-cell>
          <table:table-cell office:value-type="float" office:value="0.178477690288714" calcext:value-type="float">
            <text:p>0.178477690288714</text:p>
          </table:table-cell>
          <table:table-cell table:number-columns-repeated="1637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199475065616798" calcext:value-type="float">
            <text:p>0.199475065616798</text:p>
          </table:table-cell>
          <table:table-cell office:value-type="float" office:value="0.182852143482065" calcext:value-type="float">
            <text:p>0.182852143482065</text:p>
          </table:table-cell>
          <table:table-cell office:value-type="float" office:value="0.184601924759405" calcext:value-type="float">
            <text:p>0.184601924759405</text:p>
          </table:table-cell>
          <table:table-cell office:value-type="float" office:value="0.185476815398075" calcext:value-type="float">
            <text:p>0.185476815398075</text:p>
          </table:table-cell>
          <table:table-cell office:value-type="float" office:value="0.181102362204724" calcext:value-type="float">
            <text:p>0.181102362204724</text:p>
          </table:table-cell>
          <table:table-cell office:value-type="float" office:value="0.172353455818023" calcext:value-type="float">
            <text:p>0.172353455818023</text:p>
          </table:table-cell>
          <table:table-cell table:number-columns-repeated="1637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193350831146107" calcext:value-type="float">
            <text:p>0.193350831146107</text:p>
          </table:table-cell>
          <table:table-cell office:value-type="float" office:value="0.176727909011374" calcext:value-type="float">
            <text:p>0.176727909011374</text:p>
          </table:table-cell>
          <table:table-cell table:number-columns-repeated="2" office:value-type="float" office:value="0.179352580927384" calcext:value-type="float">
            <text:p>0.179352580927384</text:p>
          </table:table-cell>
          <table:table-cell office:value-type="float" office:value="0.174978127734033" calcext:value-type="float">
            <text:p>0.174978127734033</text:p>
          </table:table-cell>
          <table:table-cell office:value-type="float" office:value="0.166229221347332" calcext:value-type="float">
            <text:p>0.166229221347332</text:p>
          </table:table-cell>
          <table:table-cell table:number-columns-repeated="1637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188101487314086" calcext:value-type="float">
            <text:p>0.188101487314086</text:p>
          </table:table-cell>
          <table:table-cell office:value-type="float" office:value="0.171478565179353" calcext:value-type="float">
            <text:p>0.171478565179353</text:p>
          </table:table-cell>
          <table:table-cell table:number-columns-repeated="2" office:value-type="float" office:value="0.174103237095363" calcext:value-type="float">
            <text:p>0.174103237095363</text:p>
          </table:table-cell>
          <table:table-cell office:value-type="float" office:value="0.169728783902012" calcext:value-type="float">
            <text:p>0.169728783902012</text:p>
          </table:table-cell>
          <table:table-cell office:value-type="float" office:value="0.160979877515311" calcext:value-type="float">
            <text:p>0.160979877515311</text:p>
          </table:table-cell>
          <table:table-cell table:number-columns-repeated="1637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181977252843395" calcext:value-type="float">
            <text:p>0.181977252843395</text:p>
          </table:table-cell>
          <table:table-cell office:value-type="float" office:value="0.166229221347332" calcext:value-type="float">
            <text:p>0.166229221347332</text:p>
          </table:table-cell>
          <table:table-cell table:number-columns-repeated="2" office:value-type="float" office:value="0.168853893263342" calcext:value-type="float">
            <text:p>0.168853893263342</text:p>
          </table:table-cell>
          <table:table-cell office:value-type="float" office:value="0.164479440069991" calcext:value-type="float">
            <text:p>0.164479440069991</text:p>
          </table:table-cell>
          <table:table-cell office:value-type="float" office:value="0.15573053368329" calcext:value-type="float">
            <text:p>0.15573053368329</text:p>
          </table:table-cell>
          <table:table-cell table:number-columns-repeated="1637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177602799650044" calcext:value-type="float">
            <text:p>0.177602799650044</text:p>
          </table:table-cell>
          <table:table-cell office:value-type="float" office:value="0.160979877515311" calcext:value-type="float">
            <text:p>0.160979877515311</text:p>
          </table:table-cell>
          <table:table-cell table:number-columns-repeated="2" office:value-type="float" office:value="0.163604549431321" calcext:value-type="float">
            <text:p>0.163604549431321</text:p>
          </table:table-cell>
          <table:table-cell office:value-type="float" office:value="0.15923009623797" calcext:value-type="float">
            <text:p>0.15923009623797</text:p>
          </table:table-cell>
          <table:table-cell office:value-type="float" office:value="0.151356080489939" calcext:value-type="float">
            <text:p>0.151356080489939</text:p>
          </table:table-cell>
          <table:table-cell table:number-columns-repeated="1637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172353455818023" calcext:value-type="float">
            <text:p>0.172353455818023</text:p>
          </table:table-cell>
          <table:table-cell office:value-type="float" office:value="0.15573053368329" calcext:value-type="float">
            <text:p>0.15573053368329</text:p>
          </table:table-cell>
          <table:table-cell office:value-type="float" office:value="0.1583552055993" calcext:value-type="float">
            <text:p>0.1583552055993</text:p>
          </table:table-cell>
          <table:table-cell office:value-type="float" office:value="0.15923009623797" calcext:value-type="float">
            <text:p>0.15923009623797</text:p>
          </table:table-cell>
          <table:table-cell office:value-type="float" office:value="0.154855643044619" calcext:value-type="float">
            <text:p>0.154855643044619</text:p>
          </table:table-cell>
          <table:table-cell office:value-type="float" office:value="0.146981627296588" calcext:value-type="float">
            <text:p>0.146981627296588</text:p>
          </table:table-cell>
          <table:table-cell table:number-columns-repeated="1637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167979002624672" calcext:value-type="float">
            <text:p>0.167979002624672</text:p>
          </table:table-cell>
          <table:table-cell office:value-type="float" office:value="0.151356080489939" calcext:value-type="float">
            <text:p>0.151356080489939</text:p>
          </table:table-cell>
          <table:table-cell table:number-columns-repeated="2" office:value-type="float" office:value="0.153980752405949" calcext:value-type="float">
            <text:p>0.153980752405949</text:p>
          </table:table-cell>
          <table:table-cell office:value-type="float" office:value="0.149606299212598" calcext:value-type="float">
            <text:p>0.149606299212598</text:p>
          </table:table-cell>
          <table:table-cell office:value-type="float" office:value="0.141732283464567" calcext:value-type="float">
            <text:p>0.141732283464567</text:p>
          </table:table-cell>
          <table:table-cell table:number-columns-repeated="1637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163604549431321" calcext:value-type="float">
            <text:p>0.163604549431321</text:p>
          </table:table-cell>
          <table:table-cell office:value-type="float" office:value="0.146106736657918" calcext:value-type="float">
            <text:p>0.146106736657918</text:p>
          </table:table-cell>
          <table:table-cell office:value-type="float" office:value="0.148731408573928" calcext:value-type="float">
            <text:p>0.148731408573928</text:p>
          </table:table-cell>
          <table:table-cell office:value-type="float" office:value="0.149606299212598" calcext:value-type="float">
            <text:p>0.149606299212598</text:p>
          </table:table-cell>
          <table:table-cell office:value-type="float" office:value="0.145231846019248" calcext:value-type="float">
            <text:p>0.145231846019248</text:p>
          </table:table-cell>
          <table:table-cell office:value-type="float" office:value="0.137357830271216" calcext:value-type="float">
            <text:p>0.137357830271216</text:p>
          </table:table-cell>
          <table:table-cell table:number-columns-repeated="1637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1583552055993" calcext:value-type="float">
            <text:p>0.1583552055993</text:p>
          </table:table-cell>
          <table:table-cell office:value-type="float" office:value="0.141732283464567" calcext:value-type="float">
            <text:p>0.141732283464567</text:p>
          </table:table-cell>
          <table:table-cell table:number-columns-repeated="2" office:value-type="float" office:value="0.144356955380577" calcext:value-type="float">
            <text:p>0.144356955380577</text:p>
          </table:table-cell>
          <table:table-cell office:value-type="float" office:value="0.140857392825897" calcext:value-type="float">
            <text:p>0.140857392825897</text:p>
          </table:table-cell>
          <table:table-cell office:value-type="float" office:value="0.132983377077865" calcext:value-type="float">
            <text:p>0.132983377077865</text:p>
          </table:table-cell>
          <table:table-cell table:number-columns-repeated="1637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153980752405949" calcext:value-type="float">
            <text:p>0.153980752405949</text:p>
          </table:table-cell>
          <table:table-cell office:value-type="float" office:value="0.136482939632546" calcext:value-type="float">
            <text:p>0.136482939632546</text:p>
          </table:table-cell>
          <table:table-cell table:number-columns-repeated="2" office:value-type="float" office:value="0.139982502187227" calcext:value-type="float">
            <text:p>0.139982502187227</text:p>
          </table:table-cell>
          <table:table-cell office:value-type="float" office:value="0.136482939632546" calcext:value-type="float">
            <text:p>0.136482939632546</text:p>
          </table:table-cell>
          <table:table-cell office:value-type="float" office:value="0.128608923884514" calcext:value-type="float">
            <text:p>0.128608923884514</text:p>
          </table:table-cell>
          <table:table-cell table:number-columns-repeated="1637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149606299212598" calcext:value-type="float">
            <text:p>0.149606299212598</text:p>
          </table:table-cell>
          <table:table-cell office:value-type="float" office:value="0.132108486439195" calcext:value-type="float">
            <text:p>0.132108486439195</text:p>
          </table:table-cell>
          <table:table-cell table:number-columns-repeated="2" office:value-type="float" office:value="0.135608048993876" calcext:value-type="float">
            <text:p>0.135608048993876</text:p>
          </table:table-cell>
          <table:table-cell office:value-type="float" office:value="0.132108486439195" calcext:value-type="float">
            <text:p>0.132108486439195</text:p>
          </table:table-cell>
          <table:table-cell office:value-type="float" office:value="0.124234470691164" calcext:value-type="float">
            <text:p>0.124234470691164</text:p>
          </table:table-cell>
          <table:table-cell table:number-columns-repeated="1637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145231846019248" calcext:value-type="float">
            <text:p>0.145231846019248</text:p>
          </table:table-cell>
          <table:table-cell office:value-type="float" office:value="0.128608923884514" calcext:value-type="float">
            <text:p>0.128608923884514</text:p>
          </table:table-cell>
          <table:table-cell office:value-type="float" office:value="0.131233595800525" calcext:value-type="float">
            <text:p>0.131233595800525</text:p>
          </table:table-cell>
          <table:table-cell office:value-type="float" office:value="0.132108486439195" calcext:value-type="float">
            <text:p>0.132108486439195</text:p>
          </table:table-cell>
          <table:table-cell office:value-type="float" office:value="0.127734033245844" calcext:value-type="float">
            <text:p>0.127734033245844</text:p>
          </table:table-cell>
          <table:table-cell office:value-type="float" office:value="0.120734908136483" calcext:value-type="float">
            <text:p>0.120734908136483</text:p>
          </table:table-cell>
          <table:table-cell table:number-columns-repeated="1637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139982502187227" calcext:value-type="float">
            <text:p>0.139982502187227</text:p>
          </table:table-cell>
          <table:table-cell office:value-type="float" office:value="0.124234470691164" calcext:value-type="float">
            <text:p>0.124234470691164</text:p>
          </table:table-cell>
          <table:table-cell office:value-type="float" office:value="0.126859142607174" calcext:value-type="float">
            <text:p>0.126859142607174</text:p>
          </table:table-cell>
          <table:table-cell office:value-type="float" office:value="0.127734033245844" calcext:value-type="float">
            <text:p>0.127734033245844</text:p>
          </table:table-cell>
          <table:table-cell office:value-type="float" office:value="0.123359580052493" calcext:value-type="float">
            <text:p>0.123359580052493</text:p>
          </table:table-cell>
          <table:table-cell office:value-type="float" office:value="0.116360454943132" calcext:value-type="float">
            <text:p>0.116360454943132</text:p>
          </table:table-cell>
          <table:table-cell table:number-columns-repeated="1637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135608048993876" calcext:value-type="float">
            <text:p>0.135608048993876</text:p>
          </table:table-cell>
          <table:table-cell office:value-type="float" office:value="0.119860017497813" calcext:value-type="float">
            <text:p>0.119860017497813</text:p>
          </table:table-cell>
          <table:table-cell table:number-columns-repeated="2" office:value-type="float" office:value="0.123359580052493" calcext:value-type="float">
            <text:p>0.123359580052493</text:p>
          </table:table-cell>
          <table:table-cell office:value-type="float" office:value="0.119860017497813" calcext:value-type="float">
            <text:p>0.119860017497813</text:p>
          </table:table-cell>
          <table:table-cell office:value-type="float" office:value="0.112860892388451" calcext:value-type="float">
            <text:p>0.112860892388451</text:p>
          </table:table-cell>
          <table:table-cell table:number-columns-repeated="1637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132108486439195" calcext:value-type="float">
            <text:p>0.132108486439195</text:p>
          </table:table-cell>
          <table:table-cell office:value-type="float" office:value="0.116360454943132" calcext:value-type="float">
            <text:p>0.116360454943132</text:p>
          </table:table-cell>
          <table:table-cell office:value-type="float" office:value="0.118985126859143" calcext:value-type="float">
            <text:p>0.118985126859143</text:p>
          </table:table-cell>
          <table:table-cell office:value-type="float" office:value="0.119860017497813" calcext:value-type="float">
            <text:p>0.119860017497813</text:p>
          </table:table-cell>
          <table:table-cell office:value-type="float" office:value="0.116360454943132" calcext:value-type="float">
            <text:p>0.116360454943132</text:p>
          </table:table-cell>
          <table:table-cell office:value-type="float" office:value="0.109361329833771" calcext:value-type="float">
            <text:p>0.109361329833771</text:p>
          </table:table-cell>
          <table:table-cell table:number-columns-repeated="1637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127734033245844" calcext:value-type="float">
            <text:p>0.127734033245844</text:p>
          </table:table-cell>
          <table:table-cell office:value-type="float" office:value="0.112860892388451" calcext:value-type="float">
            <text:p>0.112860892388451</text:p>
          </table:table-cell>
          <table:table-cell office:value-type="float" office:value="0.115485564304462" calcext:value-type="float">
            <text:p>0.115485564304462</text:p>
          </table:table-cell>
          <table:table-cell office:value-type="float" office:value="0.116360454943132" calcext:value-type="float">
            <text:p>0.116360454943132</text:p>
          </table:table-cell>
          <table:table-cell office:value-type="float" office:value="0.112860892388451" calcext:value-type="float">
            <text:p>0.112860892388451</text:p>
          </table:table-cell>
          <table:table-cell office:value-type="float" office:value="0.10586176727909" calcext:value-type="float">
            <text:p>0.10586176727909</text:p>
          </table:table-cell>
          <table:table-cell table:number-columns-repeated="1637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124234470691164" calcext:value-type="float">
            <text:p>0.124234470691164</text:p>
          </table:table-cell>
          <table:table-cell office:value-type="float" office:value="0.109361329833771" calcext:value-type="float">
            <text:p>0.109361329833771</text:p>
          </table:table-cell>
          <table:table-cell office:value-type="float" office:value="0.111986001749781" calcext:value-type="float">
            <text:p>0.111986001749781</text:p>
          </table:table-cell>
          <table:table-cell office:value-type="float" office:value="0.112860892388451" calcext:value-type="float">
            <text:p>0.112860892388451</text:p>
          </table:table-cell>
          <table:table-cell office:value-type="float" office:value="0.109361329833771" calcext:value-type="float">
            <text:p>0.109361329833771</text:p>
          </table:table-cell>
          <table:table-cell office:value-type="float" office:value="0.102362204724409" calcext:value-type="float">
            <text:p>0.102362204724409</text:p>
          </table:table-cell>
          <table:table-cell table:number-columns-repeated="1637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120734908136483" calcext:value-type="float">
            <text:p>0.120734908136483</text:p>
          </table:table-cell>
          <table:table-cell office:value-type="float" office:value="0.10498687664042" calcext:value-type="float">
            <text:p>0.10498687664042</text:p>
          </table:table-cell>
          <table:table-cell office:value-type="float" office:value="0.108486439195101" calcext:value-type="float">
            <text:p>0.108486439195101</text:p>
          </table:table-cell>
          <table:table-cell office:value-type="float" office:value="0.109361329833771" calcext:value-type="float">
            <text:p>0.109361329833771</text:p>
          </table:table-cell>
          <table:table-cell office:value-type="float" office:value="0.10586176727909" calcext:value-type="float">
            <text:p>0.10586176727909</text:p>
          </table:table-cell>
          <table:table-cell office:value-type="float" office:value="0.0979877515310586" calcext:value-type="float">
            <text:p>0.0979877515310586</text:p>
          </table:table-cell>
          <table:table-cell table:number-columns-repeated="1637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117235345581802" calcext:value-type="float">
            <text:p>0.117235345581802</text:p>
          </table:table-cell>
          <table:table-cell office:value-type="float" office:value="0.101487314085739" calcext:value-type="float">
            <text:p>0.101487314085739</text:p>
          </table:table-cell>
          <table:table-cell office:value-type="float" office:value="0.10498687664042" calcext:value-type="float">
            <text:p>0.10498687664042</text:p>
          </table:table-cell>
          <table:table-cell office:value-type="float" office:value="0.10586176727909" calcext:value-type="float">
            <text:p>0.10586176727909</text:p>
          </table:table-cell>
          <table:table-cell office:value-type="float" office:value="0.102362204724409" calcext:value-type="float">
            <text:p>0.102362204724409</text:p>
          </table:table-cell>
          <table:table-cell office:value-type="float" office:value="0.0953630796150481" calcext:value-type="float">
            <text:p>0.0953630796150481</text:p>
          </table:table-cell>
          <table:table-cell table:number-columns-repeated="1637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113735783027122" calcext:value-type="float">
            <text:p>0.113735783027122</text:p>
          </table:table-cell>
          <table:table-cell office:value-type="float" office:value="0.0979877515310586" calcext:value-type="float">
            <text:p>0.0979877515310586</text:p>
          </table:table-cell>
          <table:table-cell office:value-type="float" office:value="0.101487314085739" calcext:value-type="float">
            <text:p>0.101487314085739</text:p>
          </table:table-cell>
          <table:table-cell office:value-type="float" office:value="0.102362204724409" calcext:value-type="float">
            <text:p>0.102362204724409</text:p>
          </table:table-cell>
          <table:table-cell office:value-type="float" office:value="0.0988626421697288" calcext:value-type="float">
            <text:p>0.0988626421697288</text:p>
          </table:table-cell>
          <table:table-cell office:value-type="float" office:value="0.0918635170603675" calcext:value-type="float">
            <text:p>0.0918635170603675</text:p>
          </table:table-cell>
          <table:table-cell table:number-columns-repeated="1637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110236220472441" calcext:value-type="float">
            <text:p>0.110236220472441</text:p>
          </table:table-cell>
          <table:table-cell office:value-type="float" office:value="0.0953630796150481" calcext:value-type="float">
            <text:p>0.0953630796150481</text:p>
          </table:table-cell>
          <table:table-cell office:value-type="float" office:value="0.0979877515310586" calcext:value-type="float">
            <text:p>0.0979877515310586</text:p>
          </table:table-cell>
          <table:table-cell office:value-type="float" office:value="0.0988626421697288" calcext:value-type="float">
            <text:p>0.0988626421697288</text:p>
          </table:table-cell>
          <table:table-cell office:value-type="float" office:value="0.0953630796150481" calcext:value-type="float">
            <text:p>0.0953630796150481</text:p>
          </table:table-cell>
          <table:table-cell office:value-type="float" office:value="0.089238845144357" calcext:value-type="float">
            <text:p>0.089238845144357</text:p>
          </table:table-cell>
          <table:table-cell table:number-columns-repeated="1637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10673665791776" calcext:value-type="float">
            <text:p>0.10673665791776</text:p>
          </table:table-cell>
          <table:table-cell office:value-type="float" office:value="0.0918635170603675" calcext:value-type="float">
            <text:p>0.0918635170603675</text:p>
          </table:table-cell>
          <table:table-cell office:value-type="float" office:value="0.0953630796150481" calcext:value-type="float">
            <text:p>0.0953630796150481</text:p>
          </table:table-cell>
          <table:table-cell office:value-type="float" office:value="0.0962379702537183" calcext:value-type="float">
            <text:p>0.0962379702537183</text:p>
          </table:table-cell>
          <table:table-cell office:value-type="float" office:value="0.0927384076990376" calcext:value-type="float">
            <text:p>0.0927384076990376</text:p>
          </table:table-cell>
          <table:table-cell office:value-type="float" office:value="0.0857392825896763" calcext:value-type="float">
            <text:p>0.0857392825896763</text:p>
          </table:table-cell>
          <table:table-cell table:number-columns-repeated="1637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10323709536308" calcext:value-type="float">
            <text:p>0.10323709536308</text:p>
          </table:table-cell>
          <table:table-cell office:value-type="float" office:value="0.0883639545056868" calcext:value-type="float">
            <text:p>0.0883639545056868</text:p>
          </table:table-cell>
          <table:table-cell office:value-type="float" office:value="0.0918635170603675" calcext:value-type="float">
            <text:p>0.0918635170603675</text:p>
          </table:table-cell>
          <table:table-cell office:value-type="float" office:value="0.0936132983377078" calcext:value-type="float">
            <text:p>0.0936132983377078</text:p>
          </table:table-cell>
          <table:table-cell office:value-type="float" office:value="0.0883639545056868" calcext:value-type="float">
            <text:p>0.0883639545056868</text:p>
          </table:table-cell>
          <table:table-cell office:value-type="float" office:value="0.0822397200349956" calcext:value-type="float">
            <text:p>0.0822397200349956</text:p>
          </table:table-cell>
          <table:table-cell table:number-columns-repeated="1637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988626421697288" calcext:value-type="float">
            <text:p>0.0988626421697288</text:p>
          </table:table-cell>
          <table:table-cell office:value-type="float" office:value="0.083989501312336" calcext:value-type="float">
            <text:p>0.083989501312336</text:p>
          </table:table-cell>
          <table:table-cell office:value-type="float" office:value="0.0874890638670166" calcext:value-type="float">
            <text:p>0.0874890638670166</text:p>
          </table:table-cell>
          <table:table-cell office:value-type="float" office:value="0.0901137357830271" calcext:value-type="float">
            <text:p>0.0901137357830271</text:p>
          </table:table-cell>
          <table:table-cell office:value-type="float" office:value="0.0848643919510061" calcext:value-type="float">
            <text:p>0.0848643919510061</text:p>
          </table:table-cell>
          <table:table-cell office:value-type="float" office:value="0.078740157480315" calcext:value-type="float">
            <text:p>0.078740157480315</text:p>
          </table:table-cell>
          <table:table-cell table:number-columns-repeated="1637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953630796150481" calcext:value-type="float">
            <text:p>0.0953630796150481</text:p>
          </table:table-cell>
          <table:table-cell office:value-type="float" office:value="0.0804899387576553" calcext:value-type="float">
            <text:p>0.0804899387576553</text:p>
          </table:table-cell>
          <table:table-cell office:value-type="float" office:value="0.0831146106736658" calcext:value-type="float">
            <text:p>0.0831146106736658</text:p>
          </table:table-cell>
          <table:table-cell office:value-type="float" office:value="0.0857392825896763" calcext:value-type="float">
            <text:p>0.0857392825896763</text:p>
          </table:table-cell>
          <table:table-cell office:value-type="float" office:value="0.0813648293963255" calcext:value-type="float">
            <text:p>0.0813648293963255</text:p>
          </table:table-cell>
          <table:table-cell office:value-type="float" office:value="0.0752405949256343" calcext:value-type="float">
            <text:p>0.0752405949256343</text:p>
          </table:table-cell>
          <table:table-cell table:number-columns-repeated="1637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909886264216973" calcext:value-type="float">
            <text:p>0.0909886264216973</text:p>
          </table:table-cell>
          <table:table-cell office:value-type="float" office:value="0.0761154855643045" calcext:value-type="float">
            <text:p>0.0761154855643045</text:p>
          </table:table-cell>
          <table:table-cell office:value-type="float" office:value="0.0796150481189851" calcext:value-type="float">
            <text:p>0.0796150481189851</text:p>
          </table:table-cell>
          <table:table-cell office:value-type="float" office:value="0.0813648293963255" calcext:value-type="float">
            <text:p>0.0813648293963255</text:p>
          </table:table-cell>
          <table:table-cell office:value-type="float" office:value="0.0769903762029746" calcext:value-type="float">
            <text:p>0.0769903762029746</text:p>
          </table:table-cell>
          <table:table-cell office:value-type="float" office:value="0.0708661417322835" calcext:value-type="float">
            <text:p>0.0708661417322835</text:p>
          </table:table-cell>
          <table:table-cell table:number-columns-repeated="1637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874890638670166" calcext:value-type="float">
            <text:p>0.0874890638670166</text:p>
          </table:table-cell>
          <table:table-cell office:value-type="float" office:value="0.0726159230096238" calcext:value-type="float">
            <text:p>0.0726159230096238</text:p>
          </table:table-cell>
          <table:table-cell office:value-type="float" office:value="0.0761154855643045" calcext:value-type="float">
            <text:p>0.0761154855643045</text:p>
          </table:table-cell>
          <table:table-cell office:value-type="float" office:value="0.0778652668416448" calcext:value-type="float">
            <text:p>0.0778652668416448</text:p>
          </table:table-cell>
          <table:table-cell office:value-type="float" office:value="0.073490813648294" calcext:value-type="float">
            <text:p>0.073490813648294</text:p>
          </table:table-cell>
          <table:table-cell office:value-type="float" office:value="0.0673665791776028" calcext:value-type="float">
            <text:p>0.0673665791776028</text:p>
          </table:table-cell>
          <table:table-cell table:number-columns-repeated="1637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848643919510061" calcext:value-type="float">
            <text:p>0.0848643919510061</text:p>
          </table:table-cell>
          <table:table-cell office:value-type="float" office:value="0.0691163604549431" calcext:value-type="float">
            <text:p>0.0691163604549431</text:p>
          </table:table-cell>
          <table:table-cell office:value-type="float" office:value="0.0726159230096238" calcext:value-type="float">
            <text:p>0.0726159230096238</text:p>
          </table:table-cell>
          <table:table-cell office:value-type="float" office:value="0.0743657042869641" calcext:value-type="float">
            <text:p>0.0743657042869641</text:p>
          </table:table-cell>
          <table:table-cell office:value-type="float" office:value="0.0699912510936133" calcext:value-type="float">
            <text:p>0.0699912510936133</text:p>
          </table:table-cell>
          <table:table-cell office:value-type="float" office:value="0.0647419072615923" calcext:value-type="float">
            <text:p>0.0647419072615923</text:p>
          </table:table-cell>
          <table:table-cell table:number-columns-repeated="1637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822397200349956" calcext:value-type="float">
            <text:p>0.0822397200349956</text:p>
          </table:table-cell>
          <table:table-cell office:value-type="float" office:value="0.0664916885389326" calcext:value-type="float">
            <text:p>0.0664916885389326</text:p>
          </table:table-cell>
          <table:table-cell office:value-type="float" office:value="0.0699912510936133" calcext:value-type="float">
            <text:p>0.0699912510936133</text:p>
          </table:table-cell>
          <table:table-cell office:value-type="float" office:value="0.0708661417322835" calcext:value-type="float">
            <text:p>0.0708661417322835</text:p>
          </table:table-cell>
          <table:table-cell office:value-type="float" office:value="0.0673665791776028" calcext:value-type="float">
            <text:p>0.0673665791776028</text:p>
          </table:table-cell>
          <table:table-cell office:value-type="float" office:value="0.0612423447069116" calcext:value-type="float">
            <text:p>0.0612423447069116</text:p>
          </table:table-cell>
          <table:table-cell table:number-columns-repeated="1637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796150481189851" calcext:value-type="float">
            <text:p>0.0796150481189851</text:p>
          </table:table-cell>
          <table:table-cell office:value-type="float" office:value="0.0638670166229221" calcext:value-type="float">
            <text:p>0.0638670166229221</text:p>
          </table:table-cell>
          <table:table-cell office:value-type="float" office:value="0.0673665791776028" calcext:value-type="float">
            <text:p>0.0673665791776028</text:p>
          </table:table-cell>
          <table:table-cell office:value-type="float" office:value="0.068241469816273" calcext:value-type="float">
            <text:p>0.068241469816273</text:p>
          </table:table-cell>
          <table:table-cell office:value-type="float" office:value="0.0656167979002625" calcext:value-type="float">
            <text:p>0.0656167979002625</text:p>
          </table:table-cell>
          <table:table-cell office:value-type="float" office:value="0.0594925634295713" calcext:value-type="float">
            <text:p>0.0594925634295713</text:p>
          </table:table-cell>
          <table:table-cell table:number-columns-repeated="1637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769903762029746" calcext:value-type="float">
            <text:p>0.0769903762029746</text:p>
          </table:table-cell>
          <table:table-cell office:value-type="float" office:value="0.0612423447069116" calcext:value-type="float">
            <text:p>0.0612423447069116</text:p>
          </table:table-cell>
          <table:table-cell office:value-type="float" office:value="0.0647419072615923" calcext:value-type="float">
            <text:p>0.0647419072615923</text:p>
          </table:table-cell>
          <table:table-cell office:value-type="float" office:value="0.0656167979002625" calcext:value-type="float">
            <text:p>0.0656167979002625</text:p>
          </table:table-cell>
          <table:table-cell office:value-type="float" office:value="0.062992125984252" calcext:value-type="float">
            <text:p>0.062992125984252</text:p>
          </table:table-cell>
          <table:table-cell office:value-type="float" office:value="0.0568678915135608" calcext:value-type="float">
            <text:p>0.0568678915135608</text:p>
          </table:table-cell>
          <table:table-cell table:number-columns-repeated="1637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743657042869641" calcext:value-type="float">
            <text:p>0.0743657042869641</text:p>
          </table:table-cell>
          <table:table-cell office:value-type="float" office:value="0.0586176727909011" calcext:value-type="float">
            <text:p>0.0586176727909011</text:p>
          </table:table-cell>
          <table:table-cell office:value-type="float" office:value="0.062992125984252" calcext:value-type="float">
            <text:p>0.062992125984252</text:p>
          </table:table-cell>
          <table:table-cell office:value-type="float" office:value="0.0638670166229221" calcext:value-type="float">
            <text:p>0.0638670166229221</text:p>
          </table:table-cell>
          <table:table-cell office:value-type="float" office:value="0.0603674540682415" calcext:value-type="float">
            <text:p>0.0603674540682415</text:p>
          </table:table-cell>
          <table:table-cell office:value-type="float" office:value="0.0542432195975503" calcext:value-type="float">
            <text:p>0.0542432195975503</text:p>
          </table:table-cell>
          <table:table-cell table:number-columns-repeated="1637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717410323709536" calcext:value-type="float">
            <text:p>0.0717410323709536</text:p>
          </table:table-cell>
          <table:table-cell office:value-type="float" office:value="0.0559930008748906" calcext:value-type="float">
            <text:p>0.0559930008748906</text:p>
          </table:table-cell>
          <table:table-cell office:value-type="float" office:value="0.0603674540682415" calcext:value-type="float">
            <text:p>0.0603674540682415</text:p>
          </table:table-cell>
          <table:table-cell office:value-type="float" office:value="0.0621172353455818" calcext:value-type="float">
            <text:p>0.0621172353455818</text:p>
          </table:table-cell>
          <table:table-cell office:value-type="float" office:value="0.057742782152231" calcext:value-type="float">
            <text:p>0.057742782152231</text:p>
          </table:table-cell>
          <table:table-cell office:value-type="float" office:value="0.0516185476815398" calcext:value-type="float">
            <text:p>0.0516185476815398</text:p>
          </table:table-cell>
          <table:table-cell table:number-columns-repeated="1637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691163604549431" calcext:value-type="float">
            <text:p>0.0691163604549431</text:p>
          </table:table-cell>
          <table:table-cell office:value-type="float" office:value="0.0533683289588801" calcext:value-type="float">
            <text:p>0.0533683289588801</text:p>
          </table:table-cell>
          <table:table-cell office:value-type="float" office:value="0.057742782152231" calcext:value-type="float">
            <text:p>0.057742782152231</text:p>
          </table:table-cell>
          <table:table-cell office:value-type="float" office:value="0.0594925634295713" calcext:value-type="float">
            <text:p>0.0594925634295713</text:p>
          </table:table-cell>
          <table:table-cell office:value-type="float" office:value="0.0551181102362205" calcext:value-type="float">
            <text:p>0.0551181102362205</text:p>
          </table:table-cell>
          <table:table-cell office:value-type="float" office:value="0.0498687664041995" calcext:value-type="float">
            <text:p>0.0498687664041995</text:p>
          </table:table-cell>
          <table:table-cell table:number-columns-repeated="1637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656167979002625" calcext:value-type="float">
            <text:p>0.0656167979002625</text:p>
          </table:table-cell>
          <table:table-cell office:value-type="float" office:value="0.0516185476815398" calcext:value-type="float">
            <text:p>0.0516185476815398</text:p>
          </table:table-cell>
          <table:table-cell office:value-type="float" office:value="0.0551181102362205" calcext:value-type="float">
            <text:p>0.0551181102362205</text:p>
          </table:table-cell>
          <table:table-cell office:value-type="float" office:value="0.057742782152231" calcext:value-type="float">
            <text:p>0.057742782152231</text:p>
          </table:table-cell>
          <table:table-cell office:value-type="float" office:value="0.0533683289588801" calcext:value-type="float">
            <text:p>0.0533683289588801</text:p>
          </table:table-cell>
          <table:table-cell office:value-type="float" office:value="0.047244094488189" calcext:value-type="float">
            <text:p>0.047244094488189</text:p>
          </table:table-cell>
          <table:table-cell table:number-columns-repeated="1637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62992125984252" calcext:value-type="float">
            <text:p>0.062992125984252</text:p>
          </table:table-cell>
          <table:table-cell office:value-type="float" office:value="0.0489938757655293" calcext:value-type="float">
            <text:p>0.0489938757655293</text:p>
          </table:table-cell>
          <table:table-cell office:value-type="float" office:value="0.05249343832021" calcext:value-type="float">
            <text:p>0.05249343832021</text:p>
          </table:table-cell>
          <table:table-cell office:value-type="float" office:value="0.0551181102362205" calcext:value-type="float">
            <text:p>0.0551181102362205</text:p>
          </table:table-cell>
          <table:table-cell office:value-type="float" office:value="0.0507436570428696" calcext:value-type="float">
            <text:p>0.0507436570428696</text:p>
          </table:table-cell>
          <table:table-cell office:value-type="float" office:value="0.0454943132108486" calcext:value-type="float">
            <text:p>0.0454943132108486</text:p>
          </table:table-cell>
          <table:table-cell table:number-columns-repeated="1637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612423447069116" calcext:value-type="float">
            <text:p>0.0612423447069116</text:p>
          </table:table-cell>
          <table:table-cell office:value-type="float" office:value="0.047244094488189" calcext:value-type="float">
            <text:p>0.047244094488189</text:p>
          </table:table-cell>
          <table:table-cell office:value-type="float" office:value="0.0507436570428696" calcext:value-type="float">
            <text:p>0.0507436570428696</text:p>
          </table:table-cell>
          <table:table-cell office:value-type="float" office:value="0.0533683289588801" calcext:value-type="float">
            <text:p>0.0533683289588801</text:p>
          </table:table-cell>
          <table:table-cell office:value-type="float" office:value="0.0481189851268591" calcext:value-type="float">
            <text:p>0.0481189851268591</text:p>
          </table:table-cell>
          <table:table-cell office:value-type="float" office:value="0.0437445319335083" calcext:value-type="float">
            <text:p>0.0437445319335083</text:p>
          </table:table-cell>
          <table:table-cell table:number-columns-repeated="1637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594925634295713" calcext:value-type="float">
            <text:p>0.0594925634295713</text:p>
          </table:table-cell>
          <table:table-cell office:value-type="float" office:value="0.0454943132108486" calcext:value-type="float">
            <text:p>0.0454943132108486</text:p>
          </table:table-cell>
          <table:table-cell office:value-type="float" office:value="0.0489938757655293" calcext:value-type="float">
            <text:p>0.0489938757655293</text:p>
          </table:table-cell>
          <table:table-cell office:value-type="float" office:value="0.0516185476815398" calcext:value-type="float">
            <text:p>0.0516185476815398</text:p>
          </table:table-cell>
          <table:table-cell office:value-type="float" office:value="0.0463692038495188" calcext:value-type="float">
            <text:p>0.0463692038495188</text:p>
          </table:table-cell>
          <table:table-cell office:value-type="float" office:value="0.041994750656168" calcext:value-type="float">
            <text:p>0.041994750656168</text:p>
          </table:table-cell>
          <table:table-cell table:number-columns-repeated="1637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586176727909011" calcext:value-type="float">
            <text:p>0.0586176727909011</text:p>
          </table:table-cell>
          <table:table-cell office:value-type="float" office:value="0.0437445319335083" calcext:value-type="float">
            <text:p>0.0437445319335083</text:p>
          </table:table-cell>
          <table:table-cell office:value-type="float" office:value="0.047244094488189" calcext:value-type="float">
            <text:p>0.047244094488189</text:p>
          </table:table-cell>
          <table:table-cell office:value-type="float" office:value="0.0498687664041995" calcext:value-type="float">
            <text:p>0.0498687664041995</text:p>
          </table:table-cell>
          <table:table-cell office:value-type="float" office:value="0.0454943132108486" calcext:value-type="float">
            <text:p>0.0454943132108486</text:p>
          </table:table-cell>
          <table:table-cell office:value-type="float" office:value="0.0411198600174978" calcext:value-type="float">
            <text:p>0.0411198600174978</text:p>
          </table:table-cell>
          <table:table-cell table:number-columns-repeated="1637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568678915135608" calcext:value-type="float">
            <text:p>0.0568678915135608</text:p>
          </table:table-cell>
          <table:table-cell office:value-type="float" office:value="0.041994750656168" calcext:value-type="float">
            <text:p>0.041994750656168</text:p>
          </table:table-cell>
          <table:table-cell office:value-type="float" office:value="0.0454943132108486" calcext:value-type="float">
            <text:p>0.0454943132108486</text:p>
          </table:table-cell>
          <table:table-cell office:value-type="float" office:value="0.0481189851268591" calcext:value-type="float">
            <text:p>0.0481189851268591</text:p>
          </table:table-cell>
          <table:table-cell office:value-type="float" office:value="0.0437445319335083" calcext:value-type="float">
            <text:p>0.0437445319335083</text:p>
          </table:table-cell>
          <table:table-cell office:value-type="float" office:value="0.0393700787401575" calcext:value-type="float">
            <text:p>0.0393700787401575</text:p>
          </table:table-cell>
          <table:table-cell table:number-columns-repeated="1637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551181102362205" calcext:value-type="float">
            <text:p>0.0551181102362205</text:p>
          </table:table-cell>
          <table:table-cell office:value-type="float" office:value="0.0402449693788277" calcext:value-type="float">
            <text:p>0.0402449693788277</text:p>
          </table:table-cell>
          <table:table-cell office:value-type="float" office:value="0.0446194225721785" calcext:value-type="float">
            <text:p>0.0446194225721785</text:p>
          </table:table-cell>
          <table:table-cell office:value-type="float" office:value="0.0463692038495188" calcext:value-type="float">
            <text:p>0.0463692038495188</text:p>
          </table:table-cell>
          <table:table-cell office:value-type="float" office:value="0.041994750656168" calcext:value-type="float">
            <text:p>0.041994750656168</text:p>
          </table:table-cell>
          <table:table-cell office:value-type="float" office:value="0.0376202974628171" calcext:value-type="float">
            <text:p>0.0376202974628171</text:p>
          </table:table-cell>
          <table:table-cell table:number-columns-repeated="1637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533683289588801" calcext:value-type="float">
            <text:p>0.0533683289588801</text:p>
          </table:table-cell>
          <table:table-cell office:value-type="float" office:value="0.0384951881014873" calcext:value-type="float">
            <text:p>0.0384951881014873</text:p>
          </table:table-cell>
          <table:table-cell office:value-type="float" office:value="0.0428696412948382" calcext:value-type="float">
            <text:p>0.0428696412948382</text:p>
          </table:table-cell>
          <table:table-cell office:value-type="float" office:value="0.0446194225721785" calcext:value-type="float">
            <text:p>0.0446194225721785</text:p>
          </table:table-cell>
          <table:table-cell office:value-type="float" office:value="0.0411198600174978" calcext:value-type="float">
            <text:p>0.0411198600174978</text:p>
          </table:table-cell>
          <table:table-cell office:value-type="float" office:value="0.0358705161854768" calcext:value-type="float">
            <text:p>0.0358705161854768</text:p>
          </table:table-cell>
          <table:table-cell table:number-columns-repeated="1637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516185476815398" calcext:value-type="float">
            <text:p>0.0516185476815398</text:p>
          </table:table-cell>
          <table:table-cell office:value-type="float" office:value="0.0376202974628171" calcext:value-type="float">
            <text:p>0.0376202974628171</text:p>
          </table:table-cell>
          <table:table-cell office:value-type="float" office:value="0.0411198600174978" calcext:value-type="float">
            <text:p>0.0411198600174978</text:p>
          </table:table-cell>
          <table:table-cell office:value-type="float" office:value="0.0437445319335083" calcext:value-type="float">
            <text:p>0.0437445319335083</text:p>
          </table:table-cell>
          <table:table-cell office:value-type="float" office:value="0.0393700787401575" calcext:value-type="float">
            <text:p>0.0393700787401575</text:p>
          </table:table-cell>
          <table:table-cell office:value-type="float" office:value="0.0341207349081365" calcext:value-type="float">
            <text:p>0.0341207349081365</text:p>
          </table:table-cell>
          <table:table-cell table:number-columns-repeated="1637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507436570428696" calcext:value-type="float">
            <text:p>0.0507436570428696</text:p>
          </table:table-cell>
          <table:table-cell office:value-type="float" office:value="0.0358705161854768" calcext:value-type="float">
            <text:p>0.0358705161854768</text:p>
          </table:table-cell>
          <table:table-cell office:value-type="float" office:value="0.0402449693788277" calcext:value-type="float">
            <text:p>0.0402449693788277</text:p>
          </table:table-cell>
          <table:table-cell office:value-type="float" office:value="0.0428696412948382" calcext:value-type="float">
            <text:p>0.0428696412948382</text:p>
          </table:table-cell>
          <table:table-cell office:value-type="float" office:value="0.0384951881014873" calcext:value-type="float">
            <text:p>0.0384951881014873</text:p>
          </table:table-cell>
          <table:table-cell office:value-type="float" office:value="0.0332458442694663" calcext:value-type="float">
            <text:p>0.0332458442694663</text:p>
          </table:table-cell>
          <table:table-cell table:number-columns-repeated="1637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498687664041995" calcext:value-type="float">
            <text:p>0.0498687664041995</text:p>
          </table:table-cell>
          <table:table-cell office:value-type="float" office:value="0.0349956255468067" calcext:value-type="float">
            <text:p>0.0349956255468067</text:p>
          </table:table-cell>
          <table:table-cell office:value-type="float" office:value="0.0393700787401575" calcext:value-type="float">
            <text:p>0.0393700787401575</text:p>
          </table:table-cell>
          <table:table-cell office:value-type="float" office:value="0.0411198600174978" calcext:value-type="float">
            <text:p>0.0411198600174978</text:p>
          </table:table-cell>
          <table:table-cell office:value-type="float" office:value="0.0376202974628171" calcext:value-type="float">
            <text:p>0.0376202974628171</text:p>
          </table:table-cell>
          <table:table-cell office:value-type="float" office:value="0.031496062992126" calcext:value-type="float">
            <text:p>0.031496062992126</text:p>
          </table:table-cell>
          <table:table-cell table:number-columns-repeated="1637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481189851268591" calcext:value-type="float">
            <text:p>0.0481189851268591</text:p>
          </table:table-cell>
          <table:table-cell office:value-type="float" office:value="0.0341207349081365" calcext:value-type="float">
            <text:p>0.0341207349081365</text:p>
          </table:table-cell>
          <table:table-cell office:value-type="float" office:value="0.0384951881014873" calcext:value-type="float">
            <text:p>0.0384951881014873</text:p>
          </table:table-cell>
          <table:table-cell office:value-type="float" office:value="0.0402449693788277" calcext:value-type="float">
            <text:p>0.0402449693788277</text:p>
          </table:table-cell>
          <table:table-cell office:value-type="float" office:value="0.0358705161854768" calcext:value-type="float">
            <text:p>0.0358705161854768</text:p>
          </table:table-cell>
          <table:table-cell office:value-type="float" office:value="0.0306211723534558" calcext:value-type="float">
            <text:p>0.0306211723534558</text:p>
          </table:table-cell>
          <table:table-cell table:number-columns-repeated="1637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47244094488189" calcext:value-type="float">
            <text:p>0.047244094488189</text:p>
          </table:table-cell>
          <table:table-cell office:value-type="float" office:value="0.0332458442694663" calcext:value-type="float">
            <text:p>0.0332458442694663</text:p>
          </table:table-cell>
          <table:table-cell office:value-type="float" office:value="0.036745406824147" calcext:value-type="float">
            <text:p>0.036745406824147</text:p>
          </table:table-cell>
          <table:table-cell office:value-type="float" office:value="0.0393700787401575" calcext:value-type="float">
            <text:p>0.0393700787401575</text:p>
          </table:table-cell>
          <table:table-cell office:value-type="float" office:value="0.0349956255468067" calcext:value-type="float">
            <text:p>0.0349956255468067</text:p>
          </table:table-cell>
          <table:table-cell office:value-type="float" office:value="0.0297462817147857" calcext:value-type="float">
            <text:p>0.0297462817147857</text:p>
          </table:table-cell>
          <table:table-cell table:number-columns-repeated="1637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463692038495188" calcext:value-type="float">
            <text:p>0.0463692038495188</text:p>
          </table:table-cell>
          <table:table-cell office:value-type="float" office:value="0.0323709536307962" calcext:value-type="float">
            <text:p>0.0323709536307962</text:p>
          </table:table-cell>
          <table:table-cell office:value-type="float" office:value="0.0358705161854768" calcext:value-type="float">
            <text:p>0.0358705161854768</text:p>
          </table:table-cell>
          <table:table-cell office:value-type="float" office:value="0.0384951881014873" calcext:value-type="float">
            <text:p>0.0384951881014873</text:p>
          </table:table-cell>
          <table:table-cell office:value-type="float" office:value="0.0341207349081365" calcext:value-type="float">
            <text:p>0.0341207349081365</text:p>
          </table:table-cell>
          <table:table-cell office:value-type="float" office:value="0.0288713910761155" calcext:value-type="float">
            <text:p>0.0288713910761155</text:p>
          </table:table-cell>
          <table:table-cell table:number-columns-repeated="1637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454943132108486" calcext:value-type="float">
            <text:p>0.0454943132108486</text:p>
          </table:table-cell>
          <table:table-cell office:value-type="float" office:value="0.0306211723534558" calcext:value-type="float">
            <text:p>0.0306211723534558</text:p>
          </table:table-cell>
          <table:table-cell office:value-type="float" office:value="0.0349956255468067" calcext:value-type="float">
            <text:p>0.0349956255468067</text:p>
          </table:table-cell>
          <table:table-cell office:value-type="float" office:value="0.0376202974628171" calcext:value-type="float">
            <text:p>0.0376202974628171</text:p>
          </table:table-cell>
          <table:table-cell office:value-type="float" office:value="0.0332458442694663" calcext:value-type="float">
            <text:p>0.0332458442694663</text:p>
          </table:table-cell>
          <table:table-cell office:value-type="float" office:value="0.0279965004374453" calcext:value-type="float">
            <text:p>0.0279965004374453</text:p>
          </table:table-cell>
          <table:table-cell table:number-columns-repeated="1637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446194225721785" calcext:value-type="float">
            <text:p>0.0446194225721785</text:p>
          </table:table-cell>
          <table:table-cell office:value-type="float" office:value="0.0306211723534558" calcext:value-type="float">
            <text:p>0.0306211723534558</text:p>
          </table:table-cell>
          <table:table-cell office:value-type="float" office:value="0.0341207349081365" calcext:value-type="float">
            <text:p>0.0341207349081365</text:p>
          </table:table-cell>
          <table:table-cell office:value-type="float" office:value="0.036745406824147" calcext:value-type="float">
            <text:p>0.036745406824147</text:p>
          </table:table-cell>
          <table:table-cell office:value-type="float" office:value="0.0323709536307962" calcext:value-type="float">
            <text:p>0.0323709536307962</text:p>
          </table:table-cell>
          <table:table-cell office:value-type="float" office:value="0.0271216097987752" calcext:value-type="float">
            <text:p>0.0271216097987752</text:p>
          </table:table-cell>
          <table:table-cell table:number-columns-repeated="1637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437445319335083" calcext:value-type="float">
            <text:p>0.0437445319335083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332458442694663" calcext:value-type="float">
            <text:p>0.0332458442694663</text:p>
          </table:table-cell>
          <table:table-cell office:value-type="float" office:value="0.036745406824147" calcext:value-type="float">
            <text:p>0.036745406824147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26246719160105" calcext:value-type="float">
            <text:p>0.026246719160105</text:p>
          </table:table-cell>
          <table:table-cell table:number-columns-repeated="1637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428696412948382" calcext:value-type="float">
            <text:p>0.0428696412948382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323709536307962" calcext:value-type="float">
            <text:p>0.0323709536307962</text:p>
          </table:table-cell>
          <table:table-cell office:value-type="float" office:value="0.0358705161854768" calcext:value-type="float">
            <text:p>0.0358705161854768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26246719160105" calcext:value-type="float">
            <text:p>0.026246719160105</text:p>
          </table:table-cell>
          <table:table-cell table:number-columns-repeated="1637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41994750656168" calcext:value-type="float">
            <text:p>0.041994750656168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349956255468067" calcext:value-type="float">
            <text:p>0.0349956255468067</text:p>
          </table:table-cell>
          <table:table-cell office:value-type="float" office:value="0.0306211723534558" calcext:value-type="float">
            <text:p>0.0306211723534558</text:p>
          </table:table-cell>
          <table:table-cell office:value-type="float" office:value="0.0253718285214348" calcext:value-type="float">
            <text:p>0.0253718285214348</text:p>
          </table:table-cell>
          <table:table-cell table:number-columns-repeated="1637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411198600174978" calcext:value-type="float">
            <text:p>0.0411198600174978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341207349081365" calcext:value-type="float">
            <text:p>0.0341207349081365</text:p>
          </table:table-cell>
          <table:table-cell office:value-type="float" office:value="0.0306211723534558" calcext:value-type="float">
            <text:p>0.0306211723534558</text:p>
          </table:table-cell>
          <table:table-cell office:value-type="float" office:value="0.0244969378827647" calcext:value-type="float">
            <text:p>0.0244969378827647</text:p>
          </table:table-cell>
          <table:table-cell table:number-columns-repeated="1637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411198600174978" calcext:value-type="float">
            <text:p>0.0411198600174978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306211723534558" calcext:value-type="float">
            <text:p>0.0306211723534558</text:p>
          </table:table-cell>
          <table:table-cell office:value-type="float" office:value="0.0341207349081365" calcext:value-type="float">
            <text:p>0.0341207349081365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236220472440945" calcext:value-type="float">
            <text:p>0.0236220472440945</text:p>
          </table:table-cell>
          <table:table-cell table:number-columns-repeated="1637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402449693788277" calcext:value-type="float">
            <text:p>0.0402449693788277</text:p>
          </table:table-cell>
          <table:table-cell office:value-type="float" office:value="0.026246719160105" calcext:value-type="float">
            <text:p>0.026246719160105</text:p>
          </table:table-cell>
          <table:table-cell office:value-type="float" office:value="0.0306211723534558" calcext:value-type="float">
            <text:p>0.0306211723534558</text:p>
          </table:table-cell>
          <table:table-cell office:value-type="float" office:value="0.0341207349081365" calcext:value-type="float">
            <text:p>0.0341207349081365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236220472440945" calcext:value-type="float">
            <text:p>0.0236220472440945</text:p>
          </table:table-cell>
          <table:table-cell table:number-columns-repeated="1637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402449693788277" calcext:value-type="float">
            <text:p>0.0402449693788277</text:p>
          </table:table-cell>
          <table:table-cell office:value-type="float" office:value="0.026246719160105" calcext:value-type="float">
            <text:p>0.026246719160105</text:p>
          </table:table-cell>
          <table:table-cell office:value-type="float" office:value="0.0306211723534558" calcext:value-type="float">
            <text:p>0.0306211723534558</text:p>
          </table:table-cell>
          <table:table-cell office:value-type="float" office:value="0.0332458442694663" calcext:value-type="float">
            <text:p>0.0332458442694663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236220472440945" calcext:value-type="float">
            <text:p>0.0236220472440945</text:p>
          </table:table-cell>
          <table:table-cell table:number-columns-repeated="1637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402449693788277" calcext:value-type="float">
            <text:p>0.0402449693788277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332458442694663" calcext:value-type="float">
            <text:p>0.0332458442694663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236220472440945" calcext:value-type="float">
            <text:p>0.0236220472440945</text:p>
          </table:table-cell>
          <table:table-cell table:number-columns-repeated="1637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393700787401575" calcext:value-type="float">
            <text:p>0.0393700787401575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323709536307962" calcext:value-type="float">
            <text:p>0.0323709536307962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227471566054243" calcext:value-type="float">
            <text:p>0.0227471566054243</text:p>
          </table:table-cell>
          <table:table-cell table:number-columns-repeated="1637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393700787401575" calcext:value-type="float">
            <text:p>0.0393700787401575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323709536307962" calcext:value-type="float">
            <text:p>0.0323709536307962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227471566054243" calcext:value-type="float">
            <text:p>0.0227471566054243</text:p>
          </table:table-cell>
          <table:table-cell table:number-columns-repeated="1637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393700787401575" calcext:value-type="float">
            <text:p>0.0393700787401575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227471566054243" calcext:value-type="float">
            <text:p>0.0227471566054243</text:p>
          </table:table-cell>
          <table:table-cell table:number-columns-repeated="1637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393700787401575" calcext:value-type="float">
            <text:p>0.0393700787401575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227471566054243" calcext:value-type="float">
            <text:p>0.0227471566054243</text:p>
          </table:table-cell>
          <table:table-cell table:number-columns-repeated="1637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384951881014873" calcext:value-type="float">
            <text:p>0.0384951881014873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323709536307962" calcext:value-type="float">
            <text:p>0.0323709536307962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236220472440945" calcext:value-type="float">
            <text:p>0.0236220472440945</text:p>
          </table:table-cell>
          <table:table-cell table:number-columns-repeated="1637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384951881014873" calcext:value-type="float">
            <text:p>0.0384951881014873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323709536307962" calcext:value-type="float">
            <text:p>0.0323709536307962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236220472440945" calcext:value-type="float">
            <text:p>0.0236220472440945</text:p>
          </table:table-cell>
          <table:table-cell table:number-columns-repeated="1637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384951881014873" calcext:value-type="float">
            <text:p>0.0384951881014873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323709536307962" calcext:value-type="float">
            <text:p>0.0323709536307962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236220472440945" calcext:value-type="float">
            <text:p>0.0236220472440945</text:p>
          </table:table-cell>
          <table:table-cell table:number-columns-repeated="1637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384951881014873" calcext:value-type="float">
            <text:p>0.0384951881014873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323709536307962" calcext:value-type="float">
            <text:p>0.0323709536307962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236220472440945" calcext:value-type="float">
            <text:p>0.0236220472440945</text:p>
          </table:table-cell>
          <table:table-cell table:number-columns-repeated="1637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384951881014873" calcext:value-type="float">
            <text:p>0.0384951881014873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323709536307962" calcext:value-type="float">
            <text:p>0.0323709536307962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227471566054243" calcext:value-type="float">
            <text:p>0.0227471566054243</text:p>
          </table:table-cell>
          <table:table-cell table:number-columns-repeated="1637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384951881014873" calcext:value-type="float">
            <text:p>0.0384951881014873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323709536307962" calcext:value-type="float">
            <text:p>0.0323709536307962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227471566054243" calcext:value-type="float">
            <text:p>0.0227471566054243</text:p>
          </table:table-cell>
          <table:table-cell table:number-columns-repeated="1637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384951881014873" calcext:value-type="float">
            <text:p>0.0384951881014873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227471566054243" calcext:value-type="float">
            <text:p>0.0227471566054243</text:p>
          </table:table-cell>
          <table:table-cell table:number-columns-repeated="1637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384951881014873" calcext:value-type="float">
            <text:p>0.0384951881014873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227471566054243" calcext:value-type="float">
            <text:p>0.0227471566054243</text:p>
          </table:table-cell>
          <table:table-cell table:number-columns-repeated="1637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384951881014873" calcext:value-type="float">
            <text:p>0.0384951881014873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227471566054243" calcext:value-type="float">
            <text:p>0.0227471566054243</text:p>
          </table:table-cell>
          <table:table-cell table:number-columns-repeated="1637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376202974628171" calcext:value-type="float">
            <text:p>0.0376202974628171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218722659667542" calcext:value-type="float">
            <text:p>0.0218722659667542</text:p>
          </table:table-cell>
          <table:table-cell table:number-columns-repeated="1637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376202974628171" calcext:value-type="float">
            <text:p>0.0376202974628171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218722659667542" calcext:value-type="float">
            <text:p>0.0218722659667542</text:p>
          </table:table-cell>
          <table:table-cell table:number-columns-repeated="1637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376202974628171" calcext:value-type="float">
            <text:p>0.0376202974628171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218722659667542" calcext:value-type="float">
            <text:p>0.0218722659667542</text:p>
          </table:table-cell>
          <table:table-cell table:number-columns-repeated="1637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376202974628171" calcext:value-type="float">
            <text:p>0.0376202974628171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218722659667542" calcext:value-type="float">
            <text:p>0.0218722659667542</text:p>
          </table:table-cell>
          <table:table-cell table:number-columns-repeated="1637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384951881014873" calcext:value-type="float">
            <text:p>0.0384951881014873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218722659667542" calcext:value-type="float">
            <text:p>0.0218722659667542</text:p>
          </table:table-cell>
          <table:table-cell table:number-columns-repeated="1637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384951881014873" calcext:value-type="float">
            <text:p>0.0384951881014873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218722659667542" calcext:value-type="float">
            <text:p>0.0218722659667542</text:p>
          </table:table-cell>
          <table:table-cell table:number-columns-repeated="1637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384951881014873" calcext:value-type="float">
            <text:p>0.0384951881014873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218722659667542" calcext:value-type="float">
            <text:p>0.0218722659667542</text:p>
          </table:table-cell>
          <table:table-cell table:number-columns-repeated="1637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384951881014873" calcext:value-type="float">
            <text:p>0.0384951881014873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306211723534558" calcext:value-type="float">
            <text:p>0.0306211723534558</text:p>
          </table:table-cell>
          <table:table-cell office:value-type="float" office:value="0.026246719160105" calcext:value-type="float">
            <text:p>0.026246719160105</text:p>
          </table:table-cell>
          <table:table-cell office:value-type="float" office:value="0.020997375328084" calcext:value-type="float">
            <text:p>0.020997375328084</text:p>
          </table:table-cell>
          <table:table-cell table:number-columns-repeated="1637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376202974628171" calcext:value-type="float">
            <text:p>0.0376202974628171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306211723534558" calcext:value-type="float">
            <text:p>0.0306211723534558</text:p>
          </table:table-cell>
          <table:table-cell office:value-type="float" office:value="0.026246719160105" calcext:value-type="float">
            <text:p>0.026246719160105</text:p>
          </table:table-cell>
          <table:table-cell office:value-type="float" office:value="0.020997375328084" calcext:value-type="float">
            <text:p>0.020997375328084</text:p>
          </table:table-cell>
          <table:table-cell table:number-columns-repeated="1637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376202974628171" calcext:value-type="float">
            <text:p>0.0376202974628171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306211723534558" calcext:value-type="float">
            <text:p>0.0306211723534558</text:p>
          </table:table-cell>
          <table:table-cell office:value-type="float" office:value="0.026246719160105" calcext:value-type="float">
            <text:p>0.026246719160105</text:p>
          </table:table-cell>
          <table:table-cell office:value-type="float" office:value="0.020997375328084" calcext:value-type="float">
            <text:p>0.020997375328084</text:p>
          </table:table-cell>
          <table:table-cell table:number-columns-repeated="1637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36745406824147" calcext:value-type="float">
            <text:p>0.036745406824147</text:p>
          </table:table-cell>
          <table:table-cell office:value-type="float" office:value="0.0227471566054243" calcext:value-type="float">
            <text:p>0.0227471566054243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306211723534558" calcext:value-type="float">
            <text:p>0.0306211723534558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20997375328084" calcext:value-type="float">
            <text:p>0.020997375328084</text:p>
          </table:table-cell>
          <table:table-cell table:number-columns-repeated="1637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358705161854768" calcext:value-type="float">
            <text:p>0.0358705161854768</text:p>
          </table:table-cell>
          <table:table-cell office:value-type="float" office:value="0.0218722659667542" calcext:value-type="float">
            <text:p>0.0218722659667542</text:p>
          </table:table-cell>
          <table:table-cell office:value-type="float" office:value="0.026246719160105" calcext:value-type="float">
            <text:p>0.026246719160105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01224846894138" calcext:value-type="float">
            <text:p>0.0201224846894138</text:p>
          </table:table-cell>
          <table:table-cell table:number-columns-repeated="1637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349956255468067" calcext:value-type="float">
            <text:p>0.0349956255468067</text:p>
          </table:table-cell>
          <table:table-cell office:value-type="float" office:value="0.0218722659667542" calcext:value-type="float">
            <text:p>0.0218722659667542</text:p>
          </table:table-cell>
          <table:table-cell office:value-type="float" office:value="0.026246719160105" calcext:value-type="float">
            <text:p>0.026246719160105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01224846894138" calcext:value-type="float">
            <text:p>0.0201224846894138</text:p>
          </table:table-cell>
          <table:table-cell table:number-columns-repeated="1637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349956255468067" calcext:value-type="float">
            <text:p>0.0349956255468067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192475940507437" calcext:value-type="float">
            <text:p>0.0192475940507437</text:p>
          </table:table-cell>
          <table:table-cell table:number-columns-repeated="1637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341207349081365" calcext:value-type="float">
            <text:p>0.0341207349081365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192475940507437" calcext:value-type="float">
            <text:p>0.0192475940507437</text:p>
          </table:table-cell>
          <table:table-cell table:number-columns-repeated="1637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332458442694663" calcext:value-type="float">
            <text:p>0.0332458442694663</text:p>
          </table:table-cell>
          <table:table-cell office:value-type="float" office:value="0.0201224846894138" calcext:value-type="float">
            <text:p>0.0201224846894138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183727034120735" calcext:value-type="float">
            <text:p>0.0183727034120735</text:p>
          </table:table-cell>
          <table:table-cell table:number-columns-repeated="1637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332458442694663" calcext:value-type="float">
            <text:p>0.0332458442694663</text:p>
          </table:table-cell>
          <table:table-cell office:value-type="float" office:value="0.0201224846894138" calcext:value-type="float">
            <text:p>0.0201224846894138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227471566054243" calcext:value-type="float">
            <text:p>0.0227471566054243</text:p>
          </table:table-cell>
          <table:table-cell office:value-type="float" office:value="0.0174978127734033" calcext:value-type="float">
            <text:p>0.0174978127734033</text:p>
          </table:table-cell>
          <table:table-cell table:number-columns-repeated="1637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323709536307962" calcext:value-type="float">
            <text:p>0.0323709536307962</text:p>
          </table:table-cell>
          <table:table-cell office:value-type="float" office:value="0.0192475940507437" calcext:value-type="float">
            <text:p>0.0192475940507437</text:p>
          </table:table-cell>
          <table:table-cell office:value-type="float" office:value="0.0227471566054243" calcext:value-type="float">
            <text:p>0.0227471566054243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218722659667542" calcext:value-type="float">
            <text:p>0.0218722659667542</text:p>
          </table:table-cell>
          <table:table-cell office:value-type="float" office:value="0.0174978127734033" calcext:value-type="float">
            <text:p>0.0174978127734033</text:p>
          </table:table-cell>
          <table:table-cell table:number-columns-repeated="1637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323709536307962" calcext:value-type="float">
            <text:p>0.0323709536307962</text:p>
          </table:table-cell>
          <table:table-cell office:value-type="float" office:value="0.0192475940507437" calcext:value-type="float">
            <text:p>0.0192475940507437</text:p>
          </table:table-cell>
          <table:table-cell office:value-type="float" office:value="0.0227471566054243" calcext:value-type="float">
            <text:p>0.0227471566054243</text:p>
          </table:table-cell>
          <table:table-cell office:value-type="float" office:value="0.026246719160105" calcext:value-type="float">
            <text:p>0.026246719160105</text:p>
          </table:table-cell>
          <table:table-cell office:value-type="float" office:value="0.0218722659667542" calcext:value-type="float">
            <text:p>0.0218722659667542</text:p>
          </table:table-cell>
          <table:table-cell office:value-type="float" office:value="0.0166229221347332" calcext:value-type="float">
            <text:p>0.0166229221347332</text:p>
          </table:table-cell>
          <table:table-cell table:number-columns-repeated="1637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323709536307962" calcext:value-type="float">
            <text:p>0.0323709536307962</text:p>
          </table:table-cell>
          <table:table-cell office:value-type="float" office:value="0.0183727034120735" calcext:value-type="float">
            <text:p>0.0183727034120735</text:p>
          </table:table-cell>
          <table:table-cell office:value-type="float" office:value="0.0227471566054243" calcext:value-type="float">
            <text:p>0.0227471566054243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166229221347332" calcext:value-type="float">
            <text:p>0.0166229221347332</text:p>
          </table:table-cell>
          <table:table-cell table:number-columns-repeated="1637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183727034120735" calcext:value-type="float">
            <text:p>0.0183727034120735</text:p>
          </table:table-cell>
          <table:table-cell office:value-type="float" office:value="0.0218722659667542" calcext:value-type="float">
            <text:p>0.0218722659667542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166229221347332" calcext:value-type="float">
            <text:p>0.0166229221347332</text:p>
          </table:table-cell>
          <table:table-cell table:number-columns-repeated="1637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306211723534558" calcext:value-type="float">
            <text:p>0.0306211723534558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218722659667542" calcext:value-type="float">
            <text:p>0.0218722659667542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15748031496063" calcext:value-type="float">
            <text:p>0.015748031496063</text:p>
          </table:table-cell>
          <table:table-cell table:number-columns-repeated="1637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306211723534558" calcext:value-type="float">
            <text:p>0.0306211723534558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201224846894138" calcext:value-type="float">
            <text:p>0.0201224846894138</text:p>
          </table:table-cell>
          <table:table-cell office:value-type="float" office:value="0.015748031496063" calcext:value-type="float">
            <text:p>0.015748031496063</text:p>
          </table:table-cell>
          <table:table-cell table:number-columns-repeated="1637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201224846894138" calcext:value-type="float">
            <text:p>0.0201224846894138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201224846894138" calcext:value-type="float">
            <text:p>0.0201224846894138</text:p>
          </table:table-cell>
          <table:table-cell office:value-type="float" office:value="0.0148731408573928" calcext:value-type="float">
            <text:p>0.0148731408573928</text:p>
          </table:table-cell>
          <table:table-cell table:number-columns-repeated="1637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192475940507437" calcext:value-type="float">
            <text:p>0.0192475940507437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192475940507437" calcext:value-type="float">
            <text:p>0.0192475940507437</text:p>
          </table:table-cell>
          <table:table-cell office:value-type="float" office:value="0.0139982502187227" calcext:value-type="float">
            <text:p>0.0139982502187227</text:p>
          </table:table-cell>
          <table:table-cell table:number-columns-repeated="1637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192475940507437" calcext:value-type="float">
            <text:p>0.0192475940507437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183727034120735" calcext:value-type="float">
            <text:p>0.0183727034120735</text:p>
          </table:table-cell>
          <table:table-cell office:value-type="float" office:value="0.0139982502187227" calcext:value-type="float">
            <text:p>0.0139982502187227</text:p>
          </table:table-cell>
          <table:table-cell table:number-columns-repeated="1637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148731408573928" calcext:value-type="float">
            <text:p>0.0148731408573928</text:p>
          </table:table-cell>
          <table:table-cell office:value-type="float" office:value="0.0183727034120735" calcext:value-type="float">
            <text:p>0.0183727034120735</text:p>
          </table:table-cell>
          <table:table-cell office:value-type="float" office:value="0.0227471566054243" calcext:value-type="float">
            <text:p>0.0227471566054243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131233595800525" calcext:value-type="float">
            <text:p>0.0131233595800525</text:p>
          </table:table-cell>
          <table:table-cell table:number-columns-repeated="1637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148731408573928" calcext:value-type="float">
            <text:p>0.0148731408573928</text:p>
          </table:table-cell>
          <table:table-cell office:value-type="float" office:value="0.0183727034120735" calcext:value-type="float">
            <text:p>0.0183727034120735</text:p>
          </table:table-cell>
          <table:table-cell office:value-type="float" office:value="0.0218722659667542" calcext:value-type="float">
            <text:p>0.0218722659667542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131233595800525" calcext:value-type="float">
            <text:p>0.0131233595800525</text:p>
          </table:table-cell>
          <table:table-cell table:number-columns-repeated="1637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148731408573928" calcext:value-type="float">
            <text:p>0.0148731408573928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218722659667542" calcext:value-type="float">
            <text:p>0.0218722659667542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122484689413823" calcext:value-type="float">
            <text:p>0.0122484689413823</text:p>
          </table:table-cell>
          <table:table-cell table:number-columns-repeated="1637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26246719160105" calcext:value-type="float">
            <text:p>0.026246719160105</text:p>
          </table:table-cell>
          <table:table-cell office:value-type="float" office:value="0.0148731408573928" calcext:value-type="float">
            <text:p>0.0148731408573928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122484689413823" calcext:value-type="float">
            <text:p>0.0122484689413823</text:p>
          </table:table-cell>
          <table:table-cell table:number-columns-repeated="1637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26246719160105" calcext:value-type="float">
            <text:p>0.026246719160105</text:p>
          </table:table-cell>
          <table:table-cell office:value-type="float" office:value="0.0139982502187227" calcext:value-type="float">
            <text:p>0.0139982502187227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122484689413823" calcext:value-type="float">
            <text:p>0.0122484689413823</text:p>
          </table:table-cell>
          <table:table-cell table:number-columns-repeated="1637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139982502187227" calcext:value-type="float">
            <text:p>0.0139982502187227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113735783027122" calcext:value-type="float">
            <text:p>0.0113735783027122</text:p>
          </table:table-cell>
          <table:table-cell table:number-columns-repeated="1637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122484689413823" calcext:value-type="float">
            <text:p>0.0122484689413823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148731408573928" calcext:value-type="float">
            <text:p>0.0148731408573928</text:p>
          </table:table-cell>
          <table:table-cell office:value-type="float" office:value="0.010498687664042" calcext:value-type="float">
            <text:p>0.010498687664042</text:p>
          </table:table-cell>
          <table:table-cell table:number-columns-repeated="1637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0.0148731408573928" calcext:value-type="float">
            <text:p>0.0148731408573928</text:p>
          </table:table-cell>
          <table:table-cell office:value-type="float" office:value="0.0201224846894138" calcext:value-type="float">
            <text:p>0.0201224846894138</text:p>
          </table:table-cell>
          <table:table-cell office:value-type="float" office:value="0.0139982502187227" calcext:value-type="float">
            <text:p>0.0139982502187227</text:p>
          </table:table-cell>
          <table:table-cell office:value-type="float" office:value="0.00962379702537183" calcext:value-type="float">
            <text:p>0.00962379702537183</text:p>
          </table:table-cell>
          <table:table-cell table:number-columns-repeated="1637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227471566054243" calcext:value-type="float">
            <text:p>0.0227471566054243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0.0139982502187227" calcext:value-type="float">
            <text:p>0.0139982502187227</text:p>
          </table:table-cell>
          <table:table-cell office:value-type="float" office:value="0.0192475940507437" calcext:value-type="float">
            <text:p>0.0192475940507437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0874890638670166" calcext:value-type="float">
            <text:p>0.00874890638670166</text:p>
          </table:table-cell>
          <table:table-cell table:number-columns-repeated="1637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227471566054243" calcext:value-type="float">
            <text:p>0.0227471566054243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139982502187227" calcext:value-type="float">
            <text:p>0.0139982502187227</text:p>
          </table:table-cell>
          <table:table-cell office:value-type="float" office:value="0.0192475940507437" calcext:value-type="float">
            <text:p>0.0192475940507437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0874890638670166" calcext:value-type="float">
            <text:p>0.00874890638670166</text:p>
          </table:table-cell>
          <table:table-cell table:number-columns-repeated="1637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227471566054243" calcext:value-type="float">
            <text:p>0.0227471566054243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183727034120735" calcext:value-type="float">
            <text:p>0.0183727034120735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0874890638670166" calcext:value-type="float">
            <text:p>0.00874890638670166</text:p>
          </table:table-cell>
          <table:table-cell table:number-columns-repeated="1637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227471566054243" calcext:value-type="float">
            <text:p>0.0227471566054243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183727034120735" calcext:value-type="float">
            <text:p>0.0183727034120735</text:p>
          </table:table-cell>
          <table:table-cell office:value-type="float" office:value="0.0122484689413823" calcext:value-type="float">
            <text:p>0.0122484689413823</text:p>
          </table:table-cell>
          <table:table-cell office:value-type="float" office:value="0.0078740157480315" calcext:value-type="float">
            <text:p>0.0078740157480315</text:p>
          </table:table-cell>
          <table:table-cell table:number-columns-repeated="1637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218722659667542" calcext:value-type="float">
            <text:p>0.0218722659667542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122484689413823" calcext:value-type="float">
            <text:p>0.0122484689413823</text:p>
          </table:table-cell>
          <table:table-cell office:value-type="float" office:value="0.0078740157480315" calcext:value-type="float">
            <text:p>0.0078740157480315</text:p>
          </table:table-cell>
          <table:table-cell table:number-columns-repeated="1637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218722659667542" calcext:value-type="float">
            <text:p>0.0218722659667542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122484689413823" calcext:value-type="float">
            <text:p>0.0122484689413823</text:p>
          </table:table-cell>
          <table:table-cell office:value-type="float" office:value="0.0078740157480315" calcext:value-type="float">
            <text:p>0.0078740157480315</text:p>
          </table:table-cell>
          <table:table-cell table:number-columns-repeated="1637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122484689413823" calcext:value-type="float">
            <text:p>0.0122484689413823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0.00699912510936133" calcext:value-type="float">
            <text:p>0.00699912510936133</text:p>
          </table:table-cell>
          <table:table-cell table:number-columns-repeated="1637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201224846894138" calcext:value-type="float">
            <text:p>0.0201224846894138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0.00612423447069116" calcext:value-type="float">
            <text:p>0.00612423447069116</text:p>
          </table:table-cell>
          <table:table-cell table:number-columns-repeated="1637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201224846894138" calcext:value-type="float">
            <text:p>0.0201224846894138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05249343832021" calcext:value-type="float">
            <text:p>0.005249343832021</text:p>
          </table:table-cell>
          <table:table-cell table:number-columns-repeated="1637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192475940507437" calcext:value-type="float">
            <text:p>0.0192475940507437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05249343832021" calcext:value-type="float">
            <text:p>0.005249343832021</text:p>
          </table:table-cell>
          <table:table-cell table:number-columns-repeated="1637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183727034120735" calcext:value-type="float">
            <text:p>0.0183727034120735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148731408573928" calcext:value-type="float">
            <text:p>0.0148731408573928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0437445319335083" calcext:value-type="float">
            <text:p>0.00437445319335083</text:p>
          </table:table-cell>
          <table:table-cell table:number-columns-repeated="1637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139982502187227" calcext:value-type="float">
            <text:p>0.0139982502187227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0437445319335083" calcext:value-type="float">
            <text:p>0.00437445319335083</text:p>
          </table:table-cell>
          <table:table-cell table:number-columns-repeated="1637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0349956255468067" calcext:value-type="float">
            <text:p>0.00349956255468067</text:p>
          </table:table-cell>
          <table:table-cell table:number-columns-repeated="1637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0349956255468067" calcext:value-type="float">
            <text:p>0.00349956255468067</text:p>
          </table:table-cell>
          <table:table-cell table:number-columns-repeated="1637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122484689413823" calcext:value-type="float">
            <text:p>0.0122484689413823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026246719160105" calcext:value-type="float">
            <text:p>0.0026246719160105</text:p>
          </table:table-cell>
          <table:table-cell table:number-columns-repeated="1637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122484689413823" calcext:value-type="float">
            <text:p>0.0122484689413823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0174978127734033" calcext:value-type="float">
            <text:p>0.00174978127734033</text:p>
          </table:table-cell>
          <table:table-cell table:number-columns-repeated="1637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148731408573928" calcext:value-type="float">
            <text:p>0.0148731408573928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0.0122484689413823" calcext:value-type="float">
            <text:p>0.0122484689413823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0.00174978127734033" calcext:value-type="float">
            <text:p>0.00174978127734033</text:p>
          </table:table-cell>
          <table:table-cell table:number-columns-repeated="1637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139982502187227" calcext:value-type="float">
            <text:p>0.0139982502187227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0.0122484689413823" calcext:value-type="float">
            <text:p>0.0122484689413823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0.000874890638670166" calcext:value-type="float">
            <text:p>0.000874890638670166</text:p>
          </table:table-cell>
          <table:table-cell table:number-columns-repeated="1637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139982502187227" calcext:value-type="float">
            <text:p>0.0139982502187227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0.000874890638670166" calcext:value-type="float">
            <text:p>0.000874890638670166</text:p>
          </table:table-cell>
          <table:table-cell table:number-columns-repeated="1637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-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-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-0.000874890638670166" calcext:value-type="float">
            <text:p>-0.000874890638670166</text:p>
          </table:table-cell>
          <table:table-cell table:number-columns-repeated="1637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00874890638670166" calcext:value-type="float">
            <text:p>-0.000874890638670166</text:p>
          </table:table-cell>
          <table:table-cell table:number-columns-repeated="1637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122484689413823" calcext:value-type="float">
            <text:p>0.0122484689413823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00874890638670166" calcext:value-type="float">
            <text:p>-0.000874890638670166</text:p>
          </table:table-cell>
          <table:table-cell table:number-columns-repeated="1637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-0.000874890638670166" calcext:value-type="float">
            <text:p>-0.000874890638670166</text:p>
          </table:table-cell>
          <table:table-cell table:number-columns-repeated="1637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-0.00174978127734033" calcext:value-type="float">
            <text:p>-0.00174978127734033</text:p>
          </table:table-cell>
          <table:table-cell table:number-columns-repeated="1637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-0" calcext:value-type="float">
            <text:p>0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-0.0026246719160105" calcext:value-type="float">
            <text:p>-0.0026246719160105</text:p>
          </table:table-cell>
          <table:table-cell table:number-columns-repeated="1637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-0.000874890638670166" calcext:value-type="float">
            <text:p>-0.000874890638670166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026246719160105" calcext:value-type="float">
            <text:p>-0.0026246719160105</text:p>
          </table:table-cell>
          <table:table-cell table:number-columns-repeated="1637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-0.000874890638670166" calcext:value-type="float">
            <text:p>-0.000874890638670166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0349956255468067" calcext:value-type="float">
            <text:p>-0.00349956255468067</text:p>
          </table:table-cell>
          <table:table-cell table:number-columns-repeated="1637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-0.00174978127734033" calcext:value-type="float">
            <text:p>-0.00174978127734033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0349956255468067" calcext:value-type="float">
            <text:p>-0.00349956255468067</text:p>
          </table:table-cell>
          <table:table-cell table:number-columns-repeated="1637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-0.00174978127734033" calcext:value-type="float">
            <text:p>-0.00174978127734033</text:p>
          </table:table-cell>
          <table:table-cell office:value-type="float" office:value="0" calcext:value-type="float">
            <text:p>0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-0" calcext:value-type="float">
            <text:p>0</text:p>
          </table:table-cell>
          <table:table-cell office:value-type="float" office:value="-0.00437445319335083" calcext:value-type="float">
            <text:p>-0.00437445319335083</text:p>
          </table:table-cell>
          <table:table-cell table:number-columns-repeated="1637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-0" calcext:value-type="float">
            <text:p>0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-0.000874890638670166" calcext:value-type="float">
            <text:p>-0.000874890638670166</text:p>
          </table:table-cell>
          <table:table-cell office:value-type="float" office:value="-0.00437445319335083" calcext:value-type="float">
            <text:p>-0.00437445319335083</text:p>
          </table:table-cell>
          <table:table-cell table:number-columns-repeated="1637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-0.000874890638670166" calcext:value-type="float">
            <text:p>-0.000874890638670166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-0.000874890638670166" calcext:value-type="float">
            <text:p>-0.000874890638670166</text:p>
          </table:table-cell>
          <table:table-cell office:value-type="float" office:value="-0.00437445319335083" calcext:value-type="float">
            <text:p>-0.00437445319335083</text:p>
          </table:table-cell>
          <table:table-cell table:number-columns-repeated="1637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-0.000874890638670166" calcext:value-type="float">
            <text:p>-0.000874890638670166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-0.000874890638670166" calcext:value-type="float">
            <text:p>-0.000874890638670166</text:p>
          </table:table-cell>
          <table:table-cell office:value-type="float" office:value="-0.005249343832021" calcext:value-type="float">
            <text:p>-0.005249343832021</text:p>
          </table:table-cell>
          <table:table-cell table:number-columns-repeated="1637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-0.000874890638670166" calcext:value-type="float">
            <text:p>-0.000874890638670166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-0.00174978127734033" calcext:value-type="float">
            <text:p>-0.00174978127734033</text:p>
          </table:table-cell>
          <table:table-cell office:value-type="float" office:value="-0.005249343832021" calcext:value-type="float">
            <text:p>-0.005249343832021</text:p>
          </table:table-cell>
          <table:table-cell table:number-columns-repeated="1637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-0.000874890638670166" calcext:value-type="float">
            <text:p>-0.000874890638670166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-0.00174978127734033" calcext:value-type="float">
            <text:p>-0.00174978127734033</text:p>
          </table:table-cell>
          <table:table-cell office:value-type="float" office:value="-0.005249343832021" calcext:value-type="float">
            <text:p>-0.005249343832021</text:p>
          </table:table-cell>
          <table:table-cell table:number-columns-repeated="1637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-0.000874890638670166" calcext:value-type="float">
            <text:p>-0.000874890638670166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-0.00174978127734033" calcext:value-type="float">
            <text:p>-0.00174978127734033</text:p>
          </table:table-cell>
          <table:table-cell office:value-type="float" office:value="-0.005249343832021" calcext:value-type="float">
            <text:p>-0.005249343832021</text:p>
          </table:table-cell>
          <table:table-cell table:number-columns-repeated="1637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-0.00174978127734033" calcext:value-type="float">
            <text:p>-0.00174978127734033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-0.00174978127734033" calcext:value-type="float">
            <text:p>-0.00174978127734033</text:p>
          </table:table-cell>
          <table:table-cell office:value-type="float" office:value="-0.005249343832021" calcext:value-type="float">
            <text:p>-0.005249343832021</text:p>
          </table:table-cell>
          <table:table-cell table:number-columns-repeated="1637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-0.00174978127734033" calcext:value-type="float">
            <text:p>-0.00174978127734033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-0.00174978127734033" calcext:value-type="float">
            <text:p>-0.00174978127734033</text:p>
          </table:table-cell>
          <table:table-cell office:value-type="float" office:value="-0.005249343832021" calcext:value-type="float">
            <text:p>-0.005249343832021</text:p>
          </table:table-cell>
          <table:table-cell table:number-columns-repeated="1637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-0.00437445319335083" calcext:value-type="float">
            <text:p>-0.00437445319335083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-0.00612423447069116" calcext:value-type="float">
            <text:p>-0.00612423447069116</text:p>
          </table:table-cell>
          <table:table-cell table:number-columns-repeated="1637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-0.00437445319335083" calcext:value-type="float">
            <text:p>-0.00437445319335083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-0.00699912510936133" calcext:value-type="float">
            <text:p>-0.00699912510936133</text:p>
          </table:table-cell>
          <table:table-cell table:number-columns-repeated="1637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-0.005249343832021" calcext:value-type="float">
            <text:p>-0.005249343832021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-0.00699912510936133" calcext:value-type="float">
            <text:p>-0.00699912510936133</text:p>
          </table:table-cell>
          <table:table-cell table:number-columns-repeated="1637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-0.005249343832021" calcext:value-type="float">
            <text:p>-0.005249343832021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-0.0078740157480315" calcext:value-type="float">
            <text:p>-0.0078740157480315</text:p>
          </table:table-cell>
          <table:table-cell table:number-columns-repeated="1637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-0.005249343832021" calcext:value-type="float">
            <text:p>-0.005249343832021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-0.0078740157480315" calcext:value-type="float">
            <text:p>-0.0078740157480315</text:p>
          </table:table-cell>
          <table:table-cell table:number-columns-repeated="1637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-0.005249343832021" calcext:value-type="float">
            <text:p>-0.005249343832021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-0.0078740157480315" calcext:value-type="float">
            <text:p>-0.0078740157480315</text:p>
          </table:table-cell>
          <table:table-cell table:number-columns-repeated="1637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-0.005249343832021" calcext:value-type="float">
            <text:p>-0.005249343832021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-0.00437445319335083" calcext:value-type="float">
            <text:p>-0.00437445319335083</text:p>
          </table:table-cell>
          <table:table-cell office:value-type="float" office:value="-0.0078740157480315" calcext:value-type="float">
            <text:p>-0.0078740157480315</text:p>
          </table:table-cell>
          <table:table-cell table:number-columns-repeated="1637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0612423447069116" calcext:value-type="float">
            <text:p>-0.00612423447069116</text:p>
          </table:table-cell>
          <table:table-cell office:value-type="float" office:value="-0.00437445319335083" calcext:value-type="float">
            <text:p>-0.00437445319335083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-0.00437445319335083" calcext:value-type="float">
            <text:p>-0.00437445319335083</text:p>
          </table:table-cell>
          <table:table-cell office:value-type="float" office:value="-0.0078740157480315" calcext:value-type="float">
            <text:p>-0.0078740157480315</text:p>
          </table:table-cell>
          <table:table-cell table:number-columns-repeated="1637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0612423447069116" calcext:value-type="float">
            <text:p>-0.00612423447069116</text:p>
          </table:table-cell>
          <table:table-cell office:value-type="float" office:value="-0.00437445319335083" calcext:value-type="float">
            <text:p>-0.00437445319335083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-0.00437445319335083" calcext:value-type="float">
            <text:p>-0.00437445319335083</text:p>
          </table:table-cell>
          <table:table-cell office:value-type="float" office:value="-0.0078740157480315" calcext:value-type="float">
            <text:p>-0.0078740157480315</text:p>
          </table:table-cell>
          <table:table-cell table:number-columns-repeated="1637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05249343832021" calcext:value-type="float">
            <text:p>-0.005249343832021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0437445319335083" calcext:value-type="float">
            <text:p>-0.00437445319335083</text:p>
          </table:table-cell>
          <table:table-cell office:value-type="float" office:value="-0.0078740157480315" calcext:value-type="float">
            <text:p>-0.0078740157480315</text:p>
          </table:table-cell>
          <table:table-cell table:number-columns-repeated="1637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-0.005249343832021" calcext:value-type="float">
            <text:p>-0.005249343832021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0437445319335083" calcext:value-type="float">
            <text:p>-0.00437445319335083</text:p>
          </table:table-cell>
          <table:table-cell office:value-type="float" office:value="-0.0078740157480315" calcext:value-type="float">
            <text:p>-0.0078740157480315</text:p>
          </table:table-cell>
          <table:table-cell table:number-columns-repeated="1637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-0.005249343832021" calcext:value-type="float">
            <text:p>-0.005249343832021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0437445319335083" calcext:value-type="float">
            <text:p>-0.00437445319335083</text:p>
          </table:table-cell>
          <table:table-cell office:value-type="float" office:value="-0.0078740157480315" calcext:value-type="float">
            <text:p>-0.0078740157480315</text:p>
          </table:table-cell>
          <table:table-cell table:number-columns-repeated="1637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-0.005249343832021" calcext:value-type="float">
            <text:p>-0.005249343832021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0437445319335083" calcext:value-type="float">
            <text:p>-0.00437445319335083</text:p>
          </table:table-cell>
          <table:table-cell office:value-type="float" office:value="-0.0078740157480315" calcext:value-type="float">
            <text:p>-0.0078740157480315</text:p>
          </table:table-cell>
          <table:table-cell table:number-columns-repeated="1637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-0.005249343832021" calcext:value-type="float">
            <text:p>-0.005249343832021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0437445319335083" calcext:value-type="float">
            <text:p>-0.00437445319335083</text:p>
          </table:table-cell>
          <table:table-cell office:value-type="float" office:value="-0.00699912510936133" calcext:value-type="float">
            <text:p>-0.00699912510936133</text:p>
          </table:table-cell>
          <table:table-cell table:number-columns-repeated="1637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-0.005249343832021" calcext:value-type="float">
            <text:p>-0.005249343832021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-0.00699912510936133" calcext:value-type="float">
            <text:p>-0.00699912510936133</text:p>
          </table:table-cell>
          <table:table-cell table:number-columns-repeated="1637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-0.00437445319335083" calcext:value-type="float">
            <text:p>-0.00437445319335083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-0.00612423447069116" calcext:value-type="float">
            <text:p>-0.00612423447069116</text:p>
          </table:table-cell>
          <table:table-cell table:number-columns-repeated="1637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-0.00612423447069116" calcext:value-type="float">
            <text:p>-0.00612423447069116</text:p>
          </table:table-cell>
          <table:table-cell table:number-columns-repeated="1637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-0.00612423447069116" calcext:value-type="float">
            <text:p>-0.00612423447069116</text:p>
          </table:table-cell>
          <table:table-cell table:number-columns-repeated="1637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-0.00349956255468067" calcext:value-type="float">
            <text:p>-0.00349956255468067</text:p>
          </table:table-cell>
          <table:table-cell office:value-type="float" office:value="-0.00174978127734033" calcext:value-type="float">
            <text:p>-0.00174978127734033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-0.00612423447069116" calcext:value-type="float">
            <text:p>-0.00612423447069116</text:p>
          </table:table-cell>
          <table:table-cell table:number-columns-repeated="1637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-0.00174978127734033" calcext:value-type="float">
            <text:p>-0.00174978127734033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-0.00612423447069116" calcext:value-type="float">
            <text:p>-0.00612423447069116</text:p>
          </table:table-cell>
          <table:table-cell table:number-columns-repeated="1637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-0.000874890638670166" calcext:value-type="float">
            <text:p>-0.000874890638670166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-0.00174978127734033" calcext:value-type="float">
            <text:p>-0.00174978127734033</text:p>
          </table:table-cell>
          <table:table-cell office:value-type="float" office:value="-0.005249343832021" calcext:value-type="float">
            <text:p>-0.005249343832021</text:p>
          </table:table-cell>
          <table:table-cell table:number-columns-repeated="1637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-0.0026246719160105" calcext:value-type="float">
            <text:p>-0.0026246719160105</text:p>
          </table:table-cell>
          <table:table-cell office:value-type="float" office:value="-0" calcext:value-type="float">
            <text:p>0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-0.000874890638670166" calcext:value-type="float">
            <text:p>-0.000874890638670166</text:p>
          </table:table-cell>
          <table:table-cell office:value-type="float" office:value="-0.005249343832021" calcext:value-type="float">
            <text:p>-0.005249343832021</text:p>
          </table:table-cell>
          <table:table-cell table:number-columns-repeated="1637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-0.00174978127734033" calcext:value-type="float">
            <text:p>-0.00174978127734033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-0" calcext:value-type="float">
            <text:p>0</text:p>
          </table:table-cell>
          <table:table-cell office:value-type="float" office:value="-0.00437445319335083" calcext:value-type="float">
            <text:p>-0.00437445319335083</text:p>
          </table:table-cell>
          <table:table-cell table:number-columns-repeated="1637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-0.000874890638670166" calcext:value-type="float">
            <text:p>-0.000874890638670166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" calcext:value-type="float">
            <text:p>0</text:p>
          </table:table-cell>
          <table:table-cell office:value-type="float" office:value="-0.00349956255468067" calcext:value-type="float">
            <text:p>-0.00349956255468067</text:p>
          </table:table-cell>
          <table:table-cell table:number-columns-repeated="1637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-0.000874890638670166" calcext:value-type="float">
            <text:p>-0.000874890638670166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-0.0026246719160105" calcext:value-type="float">
            <text:p>-0.0026246719160105</text:p>
          </table:table-cell>
          <table:table-cell table:number-columns-repeated="1637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-0" calcext:value-type="float">
            <text:p>0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-0.00174978127734033" calcext:value-type="float">
            <text:p>-0.00174978127734033</text:p>
          </table:table-cell>
          <table:table-cell table:number-columns-repeated="1637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" calcext:value-type="float">
            <text:p>0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-0.000874890638670166" calcext:value-type="float">
            <text:p>-0.000874890638670166</text:p>
          </table:table-cell>
          <table:table-cell table:number-columns-repeated="1637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0.000874890638670166" calcext:value-type="float">
            <text:p>0.000874890638670166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-0.000874890638670166" calcext:value-type="float">
            <text:p>-0.000874890638670166</text:p>
          </table:table-cell>
          <table:table-cell table:number-columns-repeated="1637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0.00174978127734033" calcext:value-type="float">
            <text:p>0.00174978127734033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-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22484689413823" calcext:value-type="float">
            <text:p>0.0122484689413823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0.0122484689413823" calcext:value-type="float">
            <text:p>0.0122484689413823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0349956255468067" calcext:value-type="float">
            <text:p>0.00349956255468067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0.000874890638670166" calcext:value-type="float">
            <text:p>0.000874890638670166</text:p>
          </table:table-cell>
          <table:table-cell table:number-columns-repeated="1637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139982502187227" calcext:value-type="float">
            <text:p>0.0139982502187227</text:p>
          </table:table-cell>
          <table:table-cell office:value-type="float" office:value="0.00437445319335083" calcext:value-type="float">
            <text:p>0.00437445319335083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0.0139982502187227" calcext:value-type="float">
            <text:p>0.0139982502187227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0.00174978127734033" calcext:value-type="float">
            <text:p>0.00174978127734033</text:p>
          </table:table-cell>
          <table:table-cell table:number-columns-repeated="1637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148731408573928" calcext:value-type="float">
            <text:p>0.0148731408573928</text:p>
          </table:table-cell>
          <table:table-cell office:value-type="float" office:value="0.005249343832021" calcext:value-type="float">
            <text:p>0.005249343832021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139982502187227" calcext:value-type="float">
            <text:p>0.0139982502187227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026246719160105" calcext:value-type="float">
            <text:p>0.0026246719160105</text:p>
          </table:table-cell>
          <table:table-cell table:number-columns-repeated="1637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148731408573928" calcext:value-type="float">
            <text:p>0.0148731408573928</text:p>
          </table:table-cell>
          <table:table-cell office:value-type="float" office:value="0.00612423447069116" calcext:value-type="float">
            <text:p>0.00612423447069116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148731408573928" calcext:value-type="float">
            <text:p>0.0148731408573928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0349956255468067" calcext:value-type="float">
            <text:p>0.00349956255468067</text:p>
          </table:table-cell>
          <table:table-cell table:number-columns-repeated="1637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0437445319335083" calcext:value-type="float">
            <text:p>0.00437445319335083</text:p>
          </table:table-cell>
          <table:table-cell table:number-columns-repeated="1637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0437445319335083" calcext:value-type="float">
            <text:p>0.00437445319335083</text:p>
          </table:table-cell>
          <table:table-cell table:number-columns-repeated="1637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05249343832021" calcext:value-type="float">
            <text:p>0.005249343832021</text:p>
          </table:table-cell>
          <table:table-cell table:number-columns-repeated="1637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05249343832021" calcext:value-type="float">
            <text:p>0.005249343832021</text:p>
          </table:table-cell>
          <table:table-cell table:number-columns-repeated="1637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05249343832021" calcext:value-type="float">
            <text:p>0.005249343832021</text:p>
          </table:table-cell>
          <table:table-cell table:number-columns-repeated="1637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05249343832021" calcext:value-type="float">
            <text:p>0.005249343832021</text:p>
          </table:table-cell>
          <table:table-cell table:number-columns-repeated="1637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05249343832021" calcext:value-type="float">
            <text:p>0.005249343832021</text:p>
          </table:table-cell>
          <table:table-cell table:number-columns-repeated="1637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0612423447069116" calcext:value-type="float">
            <text:p>0.00612423447069116</text:p>
          </table:table-cell>
          <table:table-cell table:number-columns-repeated="1637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0612423447069116" calcext:value-type="float">
            <text:p>0.00612423447069116</text:p>
          </table:table-cell>
          <table:table-cell table:number-columns-repeated="1637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0612423447069116" calcext:value-type="float">
            <text:p>0.00612423447069116</text:p>
          </table:table-cell>
          <table:table-cell table:number-columns-repeated="1637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0612423447069116" calcext:value-type="float">
            <text:p>0.00612423447069116</text:p>
          </table:table-cell>
          <table:table-cell table:number-columns-repeated="1637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699912510936133" calcext:value-type="float">
            <text:p>0.00699912510936133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0699912510936133" calcext:value-type="float">
            <text:p>0.00699912510936133</text:p>
          </table:table-cell>
          <table:table-cell table:number-columns-repeated="1637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0699912510936133" calcext:value-type="float">
            <text:p>0.00699912510936133</text:p>
          </table:table-cell>
          <table:table-cell table:number-columns-repeated="1637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0699912510936133" calcext:value-type="float">
            <text:p>0.00699912510936133</text:p>
          </table:table-cell>
          <table:table-cell table:number-columns-repeated="1637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0699912510936133" calcext:value-type="float">
            <text:p>0.00699912510936133</text:p>
          </table:table-cell>
          <table:table-cell table:number-columns-repeated="1637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078740157480315" calcext:value-type="float">
            <text:p>0.0078740157480315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078740157480315" calcext:value-type="float">
            <text:p>0.0078740157480315</text:p>
          </table:table-cell>
          <table:table-cell table:number-columns-repeated="1637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078740157480315" calcext:value-type="float">
            <text:p>0.0078740157480315</text:p>
          </table:table-cell>
          <table:table-cell table:number-columns-repeated="1637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183727034120735" calcext:value-type="float">
            <text:p>0.0183727034120735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122484689413823" calcext:value-type="float">
            <text:p>0.0122484689413823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0.00874890638670166" calcext:value-type="float">
            <text:p>0.00874890638670166</text:p>
          </table:table-cell>
          <table:table-cell table:number-columns-repeated="1637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192475940507437" calcext:value-type="float">
            <text:p>0.0192475940507437</text:p>
          </table:table-cell>
          <table:table-cell office:value-type="float" office:value="0.00874890638670166" calcext:value-type="float">
            <text:p>0.00874890638670166</text:p>
          </table:table-cell>
          <table:table-cell office:value-type="float" office:value="0.0122484689413823" calcext:value-type="float">
            <text:p>0.0122484689413823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122484689413823" calcext:value-type="float">
            <text:p>0.0122484689413823</text:p>
          </table:table-cell>
          <table:table-cell office:value-type="float" office:value="0.00962379702537183" calcext:value-type="float">
            <text:p>0.00962379702537183</text:p>
          </table:table-cell>
          <table:table-cell table:number-columns-repeated="1637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201224846894138" calcext:value-type="float">
            <text:p>0.0201224846894138</text:p>
          </table:table-cell>
          <table:table-cell office:value-type="float" office:value="0.00962379702537183" calcext:value-type="float">
            <text:p>0.00962379702537183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183727034120735" calcext:value-type="float">
            <text:p>0.0183727034120735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10498687664042" calcext:value-type="float">
            <text:p>0.010498687664042</text:p>
          </table:table-cell>
          <table:table-cell table:number-columns-repeated="1637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201224846894138" calcext:value-type="float">
            <text:p>0.0201224846894138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139982502187227" calcext:value-type="float">
            <text:p>0.0139982502187227</text:p>
          </table:table-cell>
          <table:table-cell office:value-type="float" office:value="0.0192475940507437" calcext:value-type="float">
            <text:p>0.0192475940507437</text:p>
          </table:table-cell>
          <table:table-cell office:value-type="float" office:value="0.0139982502187227" calcext:value-type="float">
            <text:p>0.0139982502187227</text:p>
          </table:table-cell>
          <table:table-cell office:value-type="float" office:value="0.0113735783027122" calcext:value-type="float">
            <text:p>0.0113735783027122</text:p>
          </table:table-cell>
          <table:table-cell table:number-columns-repeated="1637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148731408573928" calcext:value-type="float">
            <text:p>0.0148731408573928</text:p>
          </table:table-cell>
          <table:table-cell office:value-type="float" office:value="0.0201224846894138" calcext:value-type="float">
            <text:p>0.0201224846894138</text:p>
          </table:table-cell>
          <table:table-cell office:value-type="float" office:value="0.0148731408573928" calcext:value-type="float">
            <text:p>0.0148731408573928</text:p>
          </table:table-cell>
          <table:table-cell office:value-type="float" office:value="0.0122484689413823" calcext:value-type="float">
            <text:p>0.0122484689413823</text:p>
          </table:table-cell>
          <table:table-cell table:number-columns-repeated="1637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218722659667542" calcext:value-type="float">
            <text:p>0.0218722659667542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122484689413823" calcext:value-type="float">
            <text:p>0.0122484689413823</text:p>
          </table:table-cell>
          <table:table-cell table:number-columns-repeated="1637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227471566054243" calcext:value-type="float">
            <text:p>0.0227471566054243</text:p>
          </table:table-cell>
          <table:table-cell office:value-type="float" office:value="0.0113735783027122" calcext:value-type="float">
            <text:p>0.0113735783027122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218722659667542" calcext:value-type="float">
            <text:p>0.0218722659667542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131233595800525" calcext:value-type="float">
            <text:p>0.0131233595800525</text:p>
          </table:table-cell>
          <table:table-cell table:number-columns-repeated="1637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227471566054243" calcext:value-type="float">
            <text:p>0.0227471566054243</text:p>
          </table:table-cell>
          <table:table-cell office:value-type="float" office:value="0.0122484689413823" calcext:value-type="float">
            <text:p>0.0122484689413823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227471566054243" calcext:value-type="float">
            <text:p>0.0227471566054243</text:p>
          </table:table-cell>
          <table:table-cell office:value-type="float" office:value="0.0183727034120735" calcext:value-type="float">
            <text:p>0.0183727034120735</text:p>
          </table:table-cell>
          <table:table-cell office:value-type="float" office:value="0.0139982502187227" calcext:value-type="float">
            <text:p>0.0139982502187227</text:p>
          </table:table-cell>
          <table:table-cell table:number-columns-repeated="1637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192475940507437" calcext:value-type="float">
            <text:p>0.0192475940507437</text:p>
          </table:table-cell>
          <table:table-cell office:value-type="float" office:value="0.0148731408573928" calcext:value-type="float">
            <text:p>0.0148731408573928</text:p>
          </table:table-cell>
          <table:table-cell table:number-columns-repeated="1637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131233595800525" calcext:value-type="float">
            <text:p>0.0131233595800525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192475940507437" calcext:value-type="float">
            <text:p>0.0192475940507437</text:p>
          </table:table-cell>
          <table:table-cell office:value-type="float" office:value="0.015748031496063" calcext:value-type="float">
            <text:p>0.015748031496063</text:p>
          </table:table-cell>
          <table:table-cell table:number-columns-repeated="1637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139982502187227" calcext:value-type="float">
            <text:p>0.0139982502187227</text:p>
          </table:table-cell>
          <table:table-cell office:value-type="float" office:value="0.0183727034120735" calcext:value-type="float">
            <text:p>0.0183727034120735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192475940507437" calcext:value-type="float">
            <text:p>0.0192475940507437</text:p>
          </table:table-cell>
          <table:table-cell office:value-type="float" office:value="0.0166229221347332" calcext:value-type="float">
            <text:p>0.0166229221347332</text:p>
          </table:table-cell>
          <table:table-cell table:number-columns-repeated="1637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139982502187227" calcext:value-type="float">
            <text:p>0.0139982502187227</text:p>
          </table:table-cell>
          <table:table-cell office:value-type="float" office:value="0.0192475940507437" calcext:value-type="float">
            <text:p>0.0192475940507437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201224846894138" calcext:value-type="float">
            <text:p>0.0201224846894138</text:p>
          </table:table-cell>
          <table:table-cell office:value-type="float" office:value="0.0166229221347332" calcext:value-type="float">
            <text:p>0.0166229221347332</text:p>
          </table:table-cell>
          <table:table-cell table:number-columns-repeated="1637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26246719160105" calcext:value-type="float">
            <text:p>0.026246719160105</text:p>
          </table:table-cell>
          <table:table-cell office:value-type="float" office:value="0.0139982502187227" calcext:value-type="float">
            <text:p>0.0139982502187227</text:p>
          </table:table-cell>
          <table:table-cell office:value-type="float" office:value="0.0201224846894138" calcext:value-type="float">
            <text:p>0.0201224846894138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174978127734033" calcext:value-type="float">
            <text:p>0.0174978127734033</text:p>
          </table:table-cell>
          <table:table-cell table:number-columns-repeated="1637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148731408573928" calcext:value-type="float">
            <text:p>0.0148731408573928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174978127734033" calcext:value-type="float">
            <text:p>0.0174978127734033</text:p>
          </table:table-cell>
          <table:table-cell table:number-columns-repeated="1637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148731408573928" calcext:value-type="float">
            <text:p>0.0148731408573928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183727034120735" calcext:value-type="float">
            <text:p>0.0183727034120735</text:p>
          </table:table-cell>
          <table:table-cell table:number-columns-repeated="1637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148731408573928" calcext:value-type="float">
            <text:p>0.0148731408573928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183727034120735" calcext:value-type="float">
            <text:p>0.0183727034120735</text:p>
          </table:table-cell>
          <table:table-cell table:number-columns-repeated="1637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218722659667542" calcext:value-type="float">
            <text:p>0.0218722659667542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183727034120735" calcext:value-type="float">
            <text:p>0.0183727034120735</text:p>
          </table:table-cell>
          <table:table-cell table:number-columns-repeated="1637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218722659667542" calcext:value-type="float">
            <text:p>0.0218722659667542</text:p>
          </table:table-cell>
          <table:table-cell office:value-type="float" office:value="0.026246719160105" calcext:value-type="float">
            <text:p>0.026246719160105</text:p>
          </table:table-cell>
          <table:table-cell office:value-type="float" office:value="0.0218722659667542" calcext:value-type="float">
            <text:p>0.0218722659667542</text:p>
          </table:table-cell>
          <table:table-cell office:value-type="float" office:value="0.0192475940507437" calcext:value-type="float">
            <text:p>0.0192475940507437</text:p>
          </table:table-cell>
          <table:table-cell table:number-columns-repeated="1637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166229221347332" calcext:value-type="float">
            <text:p>0.0166229221347332</text:p>
          </table:table-cell>
          <table:table-cell office:value-type="float" office:value="0.0227471566054243" calcext:value-type="float">
            <text:p>0.0227471566054243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227471566054243" calcext:value-type="float">
            <text:p>0.0227471566054243</text:p>
          </table:table-cell>
          <table:table-cell office:value-type="float" office:value="0.0201224846894138" calcext:value-type="float">
            <text:p>0.0201224846894138</text:p>
          </table:table-cell>
          <table:table-cell table:number-columns-repeated="1637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306211723534558" calcext:value-type="float">
            <text:p>0.0306211723534558</text:p>
          </table:table-cell>
          <table:table-cell office:value-type="float" office:value="0.0174978127734033" calcext:value-type="float">
            <text:p>0.0174978127734033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20997375328084" calcext:value-type="float">
            <text:p>0.020997375328084</text:p>
          </table:table-cell>
          <table:table-cell table:number-columns-repeated="1637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192475940507437" calcext:value-type="float">
            <text:p>0.0192475940507437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20997375328084" calcext:value-type="float">
            <text:p>0.020997375328084</text:p>
          </table:table-cell>
          <table:table-cell table:number-columns-repeated="1637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323709536307962" calcext:value-type="float">
            <text:p>0.0323709536307962</text:p>
          </table:table-cell>
          <table:table-cell office:value-type="float" office:value="0.0192475940507437" calcext:value-type="float">
            <text:p>0.0192475940507437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218722659667542" calcext:value-type="float">
            <text:p>0.0218722659667542</text:p>
          </table:table-cell>
          <table:table-cell table:number-columns-repeated="1637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323709536307962" calcext:value-type="float">
            <text:p>0.0323709536307962</text:p>
          </table:table-cell>
          <table:table-cell office:value-type="float" office:value="0.0201224846894138" calcext:value-type="float">
            <text:p>0.0201224846894138</text:p>
          </table:table-cell>
          <table:table-cell office:value-type="float" office:value="0.026246719160105" calcext:value-type="float">
            <text:p>0.026246719160105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26246719160105" calcext:value-type="float">
            <text:p>0.026246719160105</text:p>
          </table:table-cell>
          <table:table-cell office:value-type="float" office:value="0.0227471566054243" calcext:value-type="float">
            <text:p>0.0227471566054243</text:p>
          </table:table-cell>
          <table:table-cell table:number-columns-repeated="1637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332458442694663" calcext:value-type="float">
            <text:p>0.0332458442694663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26246719160105" calcext:value-type="float">
            <text:p>0.026246719160105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236220472440945" calcext:value-type="float">
            <text:p>0.0236220472440945</text:p>
          </table:table-cell>
          <table:table-cell table:number-columns-repeated="1637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341207349081365" calcext:value-type="float">
            <text:p>0.0341207349081365</text:p>
          </table:table-cell>
          <table:table-cell office:value-type="float" office:value="0.020997375328084" calcext:value-type="float">
            <text:p>0.020997375328084</text:p>
          </table:table-cell>
          <table:table-cell office:value-type="float" office:value="0.0271216097987752" calcext:value-type="float">
            <text:p>0.0271216097987752</text:p>
          </table:table-cell>
          <table:table-cell office:value-type="float" office:value="0.0306211723534558" calcext:value-type="float">
            <text:p>0.0306211723534558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244969378827647" calcext:value-type="float">
            <text:p>0.0244969378827647</text:p>
          </table:table-cell>
          <table:table-cell table:number-columns-repeated="1637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349956255468067" calcext:value-type="float">
            <text:p>0.0349956255468067</text:p>
          </table:table-cell>
          <table:table-cell office:value-type="float" office:value="0.0227471566054243" calcext:value-type="float">
            <text:p>0.0227471566054243</text:p>
          </table:table-cell>
          <table:table-cell office:value-type="float" office:value="0.0279965004374453" calcext:value-type="float">
            <text:p>0.0279965004374453</text:p>
          </table:table-cell>
          <table:table-cell office:value-type="float" office:value="0.0323709536307962" calcext:value-type="float">
            <text:p>0.0323709536307962</text:p>
          </table:table-cell>
          <table:table-cell office:value-type="float" office:value="0.0288713910761155" calcext:value-type="float">
            <text:p>0.0288713910761155</text:p>
          </table:table-cell>
          <table:table-cell office:value-type="float" office:value="0.026246719160105" calcext:value-type="float">
            <text:p>0.026246719160105</text:p>
          </table:table-cell>
          <table:table-cell table:number-columns-repeated="1637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58705161854768" calcext:value-type="float">
            <text:p>0.0358705161854768</text:p>
          </table:table-cell>
          <table:table-cell office:value-type="float" office:value="0.0236220472440945" calcext:value-type="float">
            <text:p>0.0236220472440945</text:p>
          </table:table-cell>
          <table:table-cell office:value-type="float" office:value="0.0297462817147857" calcext:value-type="float">
            <text:p>0.0297462817147857</text:p>
          </table:table-cell>
          <table:table-cell office:value-type="float" office:value="0.0341207349081365" calcext:value-type="float">
            <text:p>0.0341207349081365</text:p>
          </table:table-cell>
          <table:table-cell office:value-type="float" office:value="0.0306211723534558" calcext:value-type="float">
            <text:p>0.0306211723534558</text:p>
          </table:table-cell>
          <table:table-cell office:value-type="float" office:value="0.0271216097987752" calcext:value-type="float">
            <text:p>0.0271216097987752</text:p>
          </table:table-cell>
          <table:table-cell table:number-columns-repeated="1637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36745406824147" calcext:value-type="float">
            <text:p>0.036745406824147</text:p>
          </table:table-cell>
          <table:table-cell office:value-type="float" office:value="0.0244969378827647" calcext:value-type="float">
            <text:p>0.0244969378827647</text:p>
          </table:table-cell>
          <table:table-cell office:value-type="float" office:value="0.0306211723534558" calcext:value-type="float">
            <text:p>0.0306211723534558</text:p>
          </table:table-cell>
          <table:table-cell office:value-type="float" office:value="0.0349956255468067" calcext:value-type="float">
            <text:p>0.0349956255468067</text:p>
          </table:table-cell>
          <table:table-cell office:value-type="float" office:value="0.0323709536307962" calcext:value-type="float">
            <text:p>0.0323709536307962</text:p>
          </table:table-cell>
          <table:table-cell office:value-type="float" office:value="0.0279965004374453" calcext:value-type="float">
            <text:p>0.0279965004374453</text:p>
          </table:table-cell>
          <table:table-cell table:number-columns-repeated="1637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376202974628171" calcext:value-type="float">
            <text:p>0.0376202974628171</text:p>
          </table:table-cell>
          <table:table-cell office:value-type="float" office:value="0.0253718285214348" calcext:value-type="float">
            <text:p>0.0253718285214348</text:p>
          </table:table-cell>
          <table:table-cell office:value-type="float" office:value="0.031496062992126" calcext:value-type="float">
            <text:p>0.031496062992126</text:p>
          </table:table-cell>
          <table:table-cell office:value-type="float" office:value="0.036745406824147" calcext:value-type="float">
            <text:p>0.036745406824147</text:p>
          </table:table-cell>
          <table:table-cell office:value-type="float" office:value="0.0332458442694663" calcext:value-type="float">
            <text:p>0.0332458442694663</text:p>
          </table:table-cell>
          <table:table-cell office:value-type="float" office:value="0.0279965004374453" calcext:value-type="float">
            <text:p>0.0279965004374453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avelength_20_and_20_Absorbance" style:display-name="PageStyle_Wavelength and Absorban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21:30:36</meta:creation-date>
    <dc:date>2025-06-18T17:48:34.196324965</dc:date>
    <meta:generator>LibreOffice/24.2.7.2$Linux_X86_64 LibreOffice_project/420$Build-2</meta:generator>
    <meta:editing-duration>PT6M34S</meta:editing-duration>
    <meta:editing-cycles>1</meta:editing-cycles>
    <meta:document-statistic meta:table-count="1" meta:cell-count="3157" meta:object-count="0"/>
    <meta:user-defined meta:name="AppVersion">12.0000</meta:user-defined>
  </office:meta>
</office:document-meta>
</file>